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in1" table:style-name="ta1" table:print-ranges="min1.AL39:min1.AL39">
        <table:shapes>
          <draw:frame draw:z-index="0" draw:style-name="gr1" draw:text-style-name="P1" svg:width="6.2988in" svg:height="3.5429in" svg:x="25.5744in" svg:y="0.5102in">
            <draw:object draw:notify-on-update-of-ranges="min1.C6:min1.C24 min1.B6:min1.B24 min1.G6:min1.G24 min1.F6:min1.F24 min1.K6:min1.K24 min1.J6:min1.J24 min1.O6:min1.O24 min1.N6:min1.N24 min1.S6:min1.S24 min1.R6:min1.R24 min1.W6:min1.W24 min1.V6:min1.V24 min1.AA6:min1.AA24 min1.Z6:min1.Z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5.7744in" svg:y="4.2606in">
            <draw:object draw:notify-on-update-of-ranges="min1.C26:min1.C44 min1.B26:min1.B44 min1.G26:min1.G44 min1.F26:min1.F44 min1.K26:min1.K44 min1.J26:min1.J44 min1.O26:min1.O44 min1.N26:min1.N44 min1.S26:min1.S44 min1.R26:min1.R44 min1.W26:min1.W44 min1.V26:min1.V44 min1.AA26:min1.AA44 min1.Z26:min1.Z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6.7063in" svg:y="8.2764in">
            <draw:object draw:notify-on-update-of-ranges="min1.C46:min1.C64 min1.B46:min1.B64 min1.G46:min1.G64 min1.F46:min1.F64 min1.K46:min1.K64 min1.J46:min1.J64 min1.O46:min1.O64 min1.N46:min1.N64 min1.S46:min1.S64 min1.R46:min1.R64 min1.W46:min1.W64 min1.V46:min1.V64 min1.AA46:min1.AA64 min1.Z46:min1.Z6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16"/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TDDD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Min = 1</text:p>
          </table:table-cell>
          <table:table-cell table:number-columns-repeated="3"/>
          <table:table-cell office:value-type="string" calcext:value-type="string">
            <text:p>Min = 1</text:p>
          </table:table-cell>
          <table:table-cell table:number-columns-repeated="3"/>
          <table:table-cell office:value-type="string" calcext:value-type="string">
            <text:p>Min = 1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Max = 6</text:p>
          </table:table-cell>
          <table:table-cell table:number-columns-repeated="3"/>
          <table:table-cell office:value-type="string" calcext:value-type="string">
            <text:p>Max = 7</text:p>
          </table:table-cell>
          <table:table-cell table:number-columns-repeated="3"/>
          <table:table-cell office:value-type="string" calcext:value-type="string">
            <text:p>Max = 8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6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float" office:value="206.864890357174" calcext:value-type="float">
            <text:p>206.8648903572</text:p>
          </table:table-cell>
          <table:table-cell office:value-type="float" office:value="0.426276792239088" calcext:value-type="float">
            <text:p>0.42627679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8.36982638366" calcext:value-type="float">
            <text:p>208.3698263837</text:p>
          </table:table-cell>
          <table:table-cell office:value-type="float" office:value="0.42651369108836" calcext:value-type="float">
            <text:p>0.42651369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9.133393763601" calcext:value-type="float">
            <text:p>209.1333937636</text:p>
          </table:table-cell>
          <table:table-cell office:value-type="float" office:value="0.425798981385099" calcext:value-type="float">
            <text:p>0.4257989814</text:p>
          </table:table-cell>
        </table:table-row>
        <table:table-row table:style-name="ro1">
          <table:table-cell table:number-columns-repeated="16"/>
          <table:table-cell office:value-type="float" office:value="150" calcext:value-type="float">
            <text:p>150</text:p>
          </table:table-cell>
          <table:table-cell office:value-type="float" office:value="331.832878410792" calcext:value-type="float">
            <text:p>331.8328784108</text:p>
          </table:table-cell>
          <table:table-cell office:value-type="float" office:value="0.374780008547302" calcext:value-type="float">
            <text:p>0.37478000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4.918482884488" calcext:value-type="float">
            <text:p>334.9184828845</text:p>
          </table:table-cell>
          <table:table-cell office:value-type="float" office:value="0.380493098534006" calcext:value-type="float">
            <text:p>0.38049309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6.267313549991" calcext:value-type="float">
            <text:p>336.26731355</text:p>
          </table:table-cell>
          <table:table-cell office:value-type="float" office:value="0.380295730042662" calcext:value-type="float">
            <text:p>0.38029573</text:p>
          </table:table-cell>
        </table:table-row>
        <table:table-row table:style-name="ro1">
          <table:table-cell table:number-columns-repeated="16"/>
          <table:table-cell office:value-type="float" office:value="200" calcext:value-type="float">
            <text:p>200</text:p>
          </table:table-cell>
          <table:table-cell office:value-type="float" office:value="421.428846534806" calcext:value-type="float">
            <text:p>421.4288465348</text:p>
          </table:table-cell>
          <table:table-cell office:value-type="float" office:value="0.358206424434732" calcext:value-type="float">
            <text:p>0.35820642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6.473673410827" calcext:value-type="float">
            <text:p>426.4736734108</text:p>
          </table:table-cell>
          <table:table-cell office:value-type="float" office:value="0.357083519796023" calcext:value-type="float">
            <text:p>0.35708351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9.020660482366" calcext:value-type="float">
            <text:p>429.0206604824</text:p>
          </table:table-cell>
          <table:table-cell office:value-type="float" office:value="0.356834593784073" calcext:value-type="float">
            <text:p>0.3568345938</text:p>
          </table:table-cell>
        </table:table-row>
        <table:table-row table:style-name="ro1">
          <table:table-cell table:number-columns-repeated="16"/>
          <table:table-cell office:value-type="float" office:value="250" calcext:value-type="float">
            <text:p>250</text:p>
          </table:table-cell>
          <table:table-cell office:value-type="float" office:value="579.386496678656" calcext:value-type="float">
            <text:p>579.3864966787</text:p>
          </table:table-cell>
          <table:table-cell office:value-type="float" office:value="0.336660330304513" calcext:value-type="float">
            <text:p>0.336660330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94.638960167642" calcext:value-type="float">
            <text:p>594.6389601676</text:p>
          </table:table-cell>
          <table:table-cell office:value-type="float" office:value="0.347248176194554" calcext:value-type="float">
            <text:p>0.347248176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05.26309272171" calcext:value-type="float">
            <text:p>605.2630927217</text:p>
          </table:table-cell>
          <table:table-cell office:value-type="float" office:value="0.346507183050914" calcext:value-type="float">
            <text:p>0.3465071831</text:p>
          </table:table-cell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office:value-type="float" office:value="703.388529520687" calcext:value-type="float">
            <text:p>703.3885295207</text:p>
          </table:table-cell>
          <table:table-cell office:value-type="float" office:value="0.290659305879264" calcext:value-type="float">
            <text:p>0.290659305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18.049054434548" calcext:value-type="float">
            <text:p>718.0490544345</text:p>
          </table:table-cell>
          <table:table-cell office:value-type="float" office:value="0.290182134289679" calcext:value-type="float">
            <text:p>0.29018213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27.230404590985" calcext:value-type="float">
            <text:p>727.230404591</text:p>
          </table:table-cell>
          <table:table-cell office:value-type="float" office:value="0.290143765205599" calcext:value-type="float">
            <text:p>0.2901437652</text:p>
          </table:table-cell>
        </table:table-row>
        <table:table-row table:style-name="ro1">
          <table:table-cell table:number-columns-repeated="16"/>
          <table:table-cell office:value-type="float" office:value="350" calcext:value-type="float">
            <text:p>350</text:p>
          </table:table-cell>
          <table:table-cell office:value-type="float" office:value="827.367714304818" calcext:value-type="float">
            <text:p>827.3677143048</text:p>
          </table:table-cell>
          <table:table-cell office:value-type="float" office:value="0.282980104177519" calcext:value-type="float">
            <text:p>0.282980104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48.844944866274" calcext:value-type="float">
            <text:p>848.8449448663</text:p>
          </table:table-cell>
          <table:table-cell office:value-type="float" office:value="0.279164723721671" calcext:value-type="float">
            <text:p>0.279164723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55.343114177104" calcext:value-type="float">
            <text:p>855.3431141771</text:p>
          </table:table-cell>
          <table:table-cell office:value-type="float" office:value="0.278164639725587" calcext:value-type="float">
            <text:p>0.2781646397</text:p>
          </table:table-cell>
        </table:table-row>
        <table:table-row table:style-name="ro1">
          <table:table-cell table:number-columns-repeated="16"/>
          <table:table-cell office:value-type="float" office:value="400" calcext:value-type="float">
            <text:p>400</text:p>
          </table:table-cell>
          <table:table-cell office:value-type="float" office:value="985.864567291857" calcext:value-type="float">
            <text:p>985.8645672919</text:p>
          </table:table-cell>
          <table:table-cell office:value-type="float" office:value="0.279646968494163" calcext:value-type="float">
            <text:p>0.27964696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11.14986555294" calcext:value-type="float">
            <text:p>1011.1498655529</text:p>
          </table:table-cell>
          <table:table-cell office:value-type="float" office:value="0.278920084210928" calcext:value-type="float">
            <text:p>0.278920084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29.0426149461" calcext:value-type="float">
            <text:p>1029.0426149461</text:p>
          </table:table-cell>
          <table:table-cell office:value-type="float" office:value="0.278316362754528" calcext:value-type="float">
            <text:p>0.2783163628</text:p>
          </table:table-cell>
        </table:table-row>
        <table:table-row table:style-name="ro1">
          <table:table-cell table:number-columns-repeated="16"/>
          <table:table-cell office:value-type="float" office:value="450" calcext:value-type="float">
            <text:p>450</text:p>
          </table:table-cell>
          <table:table-cell office:value-type="float" office:value="969.175874029735" calcext:value-type="float">
            <text:p>969.1758740297</text:p>
          </table:table-cell>
          <table:table-cell office:value-type="float" office:value="0.274422990230703" calcext:value-type="float">
            <text:p>0.274422990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82.738964769074" calcext:value-type="float">
            <text:p>982.7389647691</text:p>
          </table:table-cell>
          <table:table-cell office:value-type="float" office:value="0.272417041821914" calcext:value-type="float">
            <text:p>0.272417041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90.499751216655" calcext:value-type="float">
            <text:p>990.4997512167</text:p>
          </table:table-cell>
          <table:table-cell office:value-type="float" office:value="0.271790364161908" calcext:value-type="float">
            <text:p>0.2717903642</text:p>
          </table:table-cell>
        </table:table-row>
        <table:table-row table:style-name="ro1">
          <table:table-cell table:number-columns-repeated="16"/>
          <table:table-cell office:value-type="float" office:value="500" calcext:value-type="float">
            <text:p>500</text:p>
          </table:table-cell>
          <table:table-cell office:value-type="float" office:value="1168.79820187967" calcext:value-type="float">
            <text:p>1168.7982018797</text:p>
          </table:table-cell>
          <table:table-cell office:value-type="float" office:value="0.290045065307254" calcext:value-type="float">
            <text:p>0.29004506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82.44597535471" calcext:value-type="float">
            <text:p>1182.4459753547</text:p>
          </table:table-cell>
          <table:table-cell office:value-type="float" office:value="0.289463295850299" calcext:value-type="float">
            <text:p>0.289463295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3.293466151" calcext:value-type="float">
            <text:p>1203.293466151</text:p>
          </table:table-cell>
          <table:table-cell office:value-type="float" office:value="0.288818689785225" calcext:value-type="float">
            <text:p>0.2888186898</text:p>
          </table:table-cell>
        </table:table-row>
        <table:table-row table:style-name="ro1">
          <table:table-cell table:number-columns-repeated="16"/>
          <table:table-cell office:value-type="float" office:value="550" calcext:value-type="float">
            <text:p>550</text:p>
          </table:table-cell>
          <table:table-cell office:value-type="float" office:value="1239.97839964855" calcext:value-type="float">
            <text:p>1239.9783996486</text:p>
          </table:table-cell>
          <table:table-cell office:value-type="float" office:value="0.27066934645888" calcext:value-type="float">
            <text:p>0.270669346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69.50961486689" calcext:value-type="float">
            <text:p>1269.5096148669</text:p>
          </table:table-cell>
          <table:table-cell office:value-type="float" office:value="0.26976103722632" calcext:value-type="float">
            <text:p>0.269761037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79.58171143709" calcext:value-type="float">
            <text:p>1279.5817114371</text:p>
          </table:table-cell>
          <table:table-cell office:value-type="float" office:value="0.269322391347846" calcext:value-type="float">
            <text:p>0.2693223913</text:p>
          </table:table-cell>
        </table:table-row>
        <table:table-row table:style-name="ro1">
          <table:table-cell table:number-columns-repeated="16"/>
          <table:table-cell office:value-type="float" office:value="600" calcext:value-type="float">
            <text:p>600</text:p>
          </table:table-cell>
          <table:table-cell office:value-type="float" office:value="1531.16375895281" calcext:value-type="float">
            <text:p>1531.1637589528</text:p>
          </table:table-cell>
          <table:table-cell office:value-type="float" office:value="0.231894950460701" calcext:value-type="float">
            <text:p>0.231894950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80.52674701604" calcext:value-type="float">
            <text:p>1580.526747016</text:p>
          </table:table-cell>
          <table:table-cell office:value-type="float" office:value="0.231339136369091" calcext:value-type="float">
            <text:p>0.23133913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94.69620213052" calcext:value-type="float">
            <text:p>1594.6962021305</text:p>
          </table:table-cell>
          <table:table-cell office:value-type="float" office:value="0.231440583101001" calcext:value-type="float">
            <text:p>0.2314405831</text:p>
          </table:table-cell>
        </table:table-row>
        <table:table-row table:style-name="ro1">
          <table:table-cell table:number-columns-repeated="16"/>
          <table:table-cell office:value-type="float" office:value="650" calcext:value-type="float">
            <text:p>650</text:p>
          </table:table-cell>
          <table:table-cell office:value-type="float" office:value="1480.06348145474" calcext:value-type="float">
            <text:p>1480.0634814548</text:p>
          </table:table-cell>
          <table:table-cell office:value-type="float" office:value="0.236161974690846" calcext:value-type="float">
            <text:p>0.236161974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98.72763752136" calcext:value-type="float">
            <text:p>1498.7276375214</text:p>
          </table:table-cell>
          <table:table-cell office:value-type="float" office:value="0.235312062981884" calcext:value-type="float">
            <text:p>0.23531206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526.54600156125" calcext:value-type="float">
            <text:p>1526.5460015613</text:p>
          </table:table-cell>
          <table:table-cell office:value-type="float" office:value="0.234400828940887" calcext:value-type="float">
            <text:p>0.2344008289</text:p>
          </table:table-cell>
        </table:table-row>
        <table:table-row table:style-name="ro1">
          <table:table-cell table:number-columns-repeated="16"/>
          <table:table-cell office:value-type="float" office:value="700" calcext:value-type="float">
            <text:p>700</text:p>
          </table:table-cell>
          <table:table-cell office:value-type="float" office:value="1703.04304564485" calcext:value-type="float">
            <text:p>1703.0430456449</text:p>
          </table:table-cell>
          <table:table-cell office:value-type="float" office:value="0.214082321473789" calcext:value-type="float">
            <text:p>0.214082321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60.4638986312" calcext:value-type="float">
            <text:p>1760.4638986312</text:p>
          </table:table-cell>
          <table:table-cell office:value-type="float" office:value="0.210789056445384" calcext:value-type="float">
            <text:p>0.210789056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78.66700648091" calcext:value-type="float">
            <text:p>1778.6670064809</text:p>
          </table:table-cell>
          <table:table-cell office:value-type="float" office:value="0.210280993775282" calcext:value-type="float">
            <text:p>0.2102809938</text:p>
          </table:table-cell>
        </table:table-row>
        <table:table-row table:style-name="ro1">
          <table:table-cell table:number-columns-repeated="16"/>
          <table:table-cell office:value-type="float" office:value="750" calcext:value-type="float">
            <text:p>750</text:p>
          </table:table-cell>
          <table:table-cell office:value-type="float" office:value="1825.99717414667" calcext:value-type="float">
            <text:p>1825.9971741467</text:p>
          </table:table-cell>
          <table:table-cell office:value-type="float" office:value="0.217448920713472" calcext:value-type="float">
            <text:p>0.217448920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869.1725257738" calcext:value-type="float">
            <text:p>1869.1725257738</text:p>
          </table:table-cell>
          <table:table-cell office:value-type="float" office:value="0.215866126643445" calcext:value-type="float">
            <text:p>0.215866126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914.7964491364" calcext:value-type="float">
            <text:p>1914.7964491364</text:p>
          </table:table-cell>
          <table:table-cell office:value-type="float" office:value="0.208815520977296" calcext:value-type="float">
            <text:p>0.208815521</text:p>
          </table:table-cell>
        </table:table-row>
        <table:table-row table:style-name="ro1">
          <table:table-cell table:number-columns-repeated="16"/>
          <table:table-cell office:value-type="float" office:value="800" calcext:value-type="float">
            <text:p>800</text:p>
          </table:table-cell>
          <table:table-cell office:value-type="float" office:value="2134.32758947539" calcext:value-type="float">
            <text:p>2134.3275894754</text:p>
          </table:table-cell>
          <table:table-cell office:value-type="float" office:value="0.20808162035456" calcext:value-type="float">
            <text:p>0.208081620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25.79668376212" calcext:value-type="float">
            <text:p>2225.7966837621</text:p>
          </table:table-cell>
          <table:table-cell office:value-type="float" office:value="0.203936109599182" calcext:value-type="float">
            <text:p>0.203936109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5.88700358758" calcext:value-type="float">
            <text:p>2245.8870035876</text:p>
          </table:table-cell>
          <table:table-cell office:value-type="float" office:value="0.203660591672763" calcext:value-type="float">
            <text:p>0.2036605917</text:p>
          </table:table-cell>
        </table:table-row>
        <table:table-row table:style-name="ro1">
          <table:table-cell table:number-columns-repeated="16"/>
          <table:table-cell office:value-type="float" office:value="850" calcext:value-type="float">
            <text:p>850</text:p>
          </table:table-cell>
          <table:table-cell office:value-type="float" office:value="1917.15777843504" calcext:value-type="float">
            <text:p>1917.1577784351</text:p>
          </table:table-cell>
          <table:table-cell office:value-type="float" office:value="0.243325697512603" calcext:value-type="float">
            <text:p>0.243325697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49.53553746148" calcext:value-type="float">
            <text:p>1949.5355374615</text:p>
          </table:table-cell>
          <table:table-cell office:value-type="float" office:value="0.243269714781346" calcext:value-type="float">
            <text:p>0.243269714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71.34737585678" calcext:value-type="float">
            <text:p>1971.3473758568</text:p>
          </table:table-cell>
          <table:table-cell office:value-type="float" office:value="0.242958675260944" calcext:value-type="float">
            <text:p>0.2429586753</text:p>
          </table:table-cell>
        </table:table-row>
        <table:table-row table:style-name="ro1">
          <table:table-cell table:number-columns-repeated="16"/>
          <table:table-cell office:value-type="float" office:value="900" calcext:value-type="float">
            <text:p>900</text:p>
          </table:table-cell>
          <table:table-cell office:value-type="float" office:value="2385.84572038299" calcext:value-type="float">
            <text:p>2385.845720383</text:p>
          </table:table-cell>
          <table:table-cell office:value-type="float" office:value="0.199875538428009" calcext:value-type="float">
            <text:p>0.199875538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71.15832114518" calcext:value-type="float">
            <text:p>2471.1583211452</text:p>
          </table:table-cell>
          <table:table-cell office:value-type="float" office:value="0.198478338692315" calcext:value-type="float">
            <text:p>0.198478338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518.5838919735" calcext:value-type="float">
            <text:p>2518.5838919735</text:p>
          </table:table-cell>
          <table:table-cell office:value-type="float" office:value="0.196952461680086" calcext:value-type="float">
            <text:p>0.1969524617</text:p>
          </table:table-cell>
        </table:table-row>
        <table:table-row table:style-name="ro1">
          <table:table-cell table:number-columns-repeated="16"/>
          <table:table-cell office:value-type="float" office:value="950" calcext:value-type="float">
            <text:p>950</text:p>
          </table:table-cell>
          <table:table-cell office:value-type="float" office:value="2129.11529944203" calcext:value-type="float">
            <text:p>2129.115299442</text:p>
          </table:table-cell>
          <table:table-cell office:value-type="float" office:value="0.239816485249587" calcext:value-type="float">
            <text:p>0.239816485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63.21358944962" calcext:value-type="float">
            <text:p>2163.2135894496</text:p>
          </table:table-cell>
          <table:table-cell office:value-type="float" office:value="0.239922144441934" calcext:value-type="float">
            <text:p>0.239922144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84.99561260892" calcext:value-type="float">
            <text:p>2184.9956126089</text:p>
          </table:table-cell>
          <table:table-cell office:value-type="float" office:value="0.23955174060027" calcext:value-type="float">
            <text:p>0.2395517406</text:p>
          </table:table-cell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float" office:value="2569.52943048495" calcext:value-type="float">
            <text:p>2569.529430485</text:p>
          </table:table-cell>
          <table:table-cell office:value-type="float" office:value="0.188844711863069" calcext:value-type="float">
            <text:p>0.188844711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1.74717289605" calcext:value-type="float">
            <text:p>2641.7471728961</text:p>
          </table:table-cell>
          <table:table-cell office:value-type="float" office:value="0.187695683774913" calcext:value-type="float">
            <text:p>0.187695683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58.04808057768" calcext:value-type="float">
            <text:p>2758.0480805777</text:p>
          </table:table-cell>
          <table:table-cell office:value-type="float" office:value="0.185650604178461" calcext:value-type="float">
            <text:p>0.185650604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float" office:value="206.864890357174" calcext:value-type="float">
            <text:p>206.8648903572</text:p>
          </table:table-cell>
          <table:table-cell office:value-type="float" office:value="0.388020623463149" calcext:value-type="float">
            <text:p>0.38802062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8.36982638366" calcext:value-type="float">
            <text:p>208.3698263837</text:p>
          </table:table-cell>
          <table:table-cell office:value-type="float" office:value="0.3881461636916" calcext:value-type="float">
            <text:p>0.38814616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9.133393763601" calcext:value-type="float">
            <text:p>209.1333937636</text:p>
          </table:table-cell>
          <table:table-cell office:value-type="float" office:value="0.387683384988678" calcext:value-type="float">
            <text:p>0.387683385</text:p>
          </table:table-cell>
        </table:table-row>
        <table:table-row table:style-name="ro1">
          <table:table-cell table:number-columns-repeated="16"/>
          <table:table-cell office:value-type="float" office:value="150" calcext:value-type="float">
            <text:p>150</text:p>
          </table:table-cell>
          <table:table-cell office:value-type="float" office:value="331.832878410792" calcext:value-type="float">
            <text:p>331.8328784108</text:p>
          </table:table-cell>
          <table:table-cell office:value-type="float" office:value="0.337501275572476" calcext:value-type="float">
            <text:p>0.33750127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4.918482884488" calcext:value-type="float">
            <text:p>334.9184828845</text:p>
          </table:table-cell>
          <table:table-cell office:value-type="float" office:value="0.342861613363965" calcext:value-type="float">
            <text:p>0.34286161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6.267313549991" calcext:value-type="float">
            <text:p>336.26731355</text:p>
          </table:table-cell>
          <table:table-cell office:value-type="float" office:value="0.342641712897435" calcext:value-type="float">
            <text:p>0.3426417129</text:p>
          </table:table-cell>
        </table:table-row>
        <table:table-row table:style-name="ro1">
          <table:table-cell table:number-columns-repeated="16"/>
          <table:table-cell office:value-type="float" office:value="200" calcext:value-type="float">
            <text:p>200</text:p>
          </table:table-cell>
          <table:table-cell office:value-type="float" office:value="421.428846534806" calcext:value-type="float">
            <text:p>421.4288465348</text:p>
          </table:table-cell>
          <table:table-cell office:value-type="float" office:value="0.316934729817376" calcext:value-type="float">
            <text:p>0.31693472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6.473673410827" calcext:value-type="float">
            <text:p>426.4736734108</text:p>
          </table:table-cell>
          <table:table-cell office:value-type="float" office:value="0.317438468823598" calcext:value-type="float">
            <text:p>0.31743846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9.020660482366" calcext:value-type="float">
            <text:p>429.0206604824</text:p>
          </table:table-cell>
          <table:table-cell office:value-type="float" office:value="0.317161617029653" calcext:value-type="float">
            <text:p>0.317161617</text:p>
          </table:table-cell>
        </table:table-row>
        <table:table-row table:style-name="ro1">
          <table:table-cell table:number-columns-repeated="16"/>
          <table:table-cell office:value-type="float" office:value="250" calcext:value-type="float">
            <text:p>250</text:p>
          </table:table-cell>
          <table:table-cell office:value-type="float" office:value="579.386496678656" calcext:value-type="float">
            <text:p>579.3864966787</text:p>
          </table:table-cell>
          <table:table-cell office:value-type="float" office:value="0.300803471120567" calcext:value-type="float">
            <text:p>0.30080347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94.638960167642" calcext:value-type="float">
            <text:p>594.6389601676</text:p>
          </table:table-cell>
          <table:table-cell office:value-type="float" office:value="0.311279650687766" calcext:value-type="float">
            <text:p>0.31127965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05.26309272171" calcext:value-type="float">
            <text:p>605.2630927217</text:p>
          </table:table-cell>
          <table:table-cell office:value-type="float" office:value="0.310717001513628" calcext:value-type="float">
            <text:p>0.3107170015</text:p>
          </table:table-cell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office:value-type="float" office:value="703.388529520687" calcext:value-type="float">
            <text:p>703.3885295207</text:p>
          </table:table-cell>
          <table:table-cell office:value-type="float" office:value="0.264835447267517" calcext:value-type="float">
            <text:p>0.264835447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18.049054434548" calcext:value-type="float">
            <text:p>718.0490544345</text:p>
          </table:table-cell>
          <table:table-cell office:value-type="float" office:value="0.26487901906408" calcext:value-type="float">
            <text:p>0.26487901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27.230404590985" calcext:value-type="float">
            <text:p>727.230404591</text:p>
          </table:table-cell>
          <table:table-cell office:value-type="float" office:value="0.264902289648637" calcext:value-type="float">
            <text:p>0.2649022896</text:p>
          </table:table-cell>
        </table:table-row>
        <table:table-row table:style-name="ro1">
          <table:table-cell table:number-columns-repeated="16"/>
          <table:table-cell office:value-type="float" office:value="350" calcext:value-type="float">
            <text:p>350</text:p>
          </table:table-cell>
          <table:table-cell office:value-type="float" office:value="827.367714304818" calcext:value-type="float">
            <text:p>827.3677143048</text:p>
          </table:table-cell>
          <table:table-cell office:value-type="float" office:value="0.250873076295783" calcext:value-type="float">
            <text:p>0.250873076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48.844944866274" calcext:value-type="float">
            <text:p>848.8449448663</text:p>
          </table:table-cell>
          <table:table-cell office:value-type="float" office:value="0.247970600607882" calcext:value-type="float">
            <text:p>0.247970600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55.343114177104" calcext:value-type="float">
            <text:p>855.3431141771</text:p>
          </table:table-cell>
          <table:table-cell office:value-type="float" office:value="0.247283697492471" calcext:value-type="float">
            <text:p>0.2472836975</text:p>
          </table:table-cell>
        </table:table-row>
        <table:table-row table:style-name="ro1">
          <table:table-cell table:number-columns-repeated="16"/>
          <table:table-cell office:value-type="float" office:value="400" calcext:value-type="float">
            <text:p>400</text:p>
          </table:table-cell>
          <table:table-cell office:value-type="float" office:value="985.864567291857" calcext:value-type="float">
            <text:p>985.8645672919</text:p>
          </table:table-cell>
          <table:table-cell office:value-type="float" office:value="0.251625295632849" calcext:value-type="float">
            <text:p>0.251625295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11.14986555294" calcext:value-type="float">
            <text:p>1011.1498655529</text:p>
          </table:table-cell>
          <table:table-cell office:value-type="float" office:value="0.251073024799117" calcext:value-type="float">
            <text:p>0.251073024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29.0426149461" calcext:value-type="float">
            <text:p>1029.0426149461</text:p>
          </table:table-cell>
          <table:table-cell office:value-type="float" office:value="0.25051367414023" calcext:value-type="float">
            <text:p>0.2505136741</text:p>
          </table:table-cell>
        </table:table-row>
        <table:table-row table:style-name="ro1">
          <table:table-cell table:number-columns-repeated="16"/>
          <table:table-cell office:value-type="float" office:value="450" calcext:value-type="float">
            <text:p>450</text:p>
          </table:table-cell>
          <table:table-cell office:value-type="float" office:value="969.175874029735" calcext:value-type="float">
            <text:p>969.1758740297</text:p>
          </table:table-cell>
          <table:table-cell office:value-type="float" office:value="0.245293107766556" calcext:value-type="float">
            <text:p>0.245293107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82.738964769074" calcext:value-type="float">
            <text:p>982.7389647691</text:p>
          </table:table-cell>
          <table:table-cell office:value-type="float" office:value="0.244020184797955" calcext:value-type="float">
            <text:p>0.244020184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90.499751216655" calcext:value-type="float">
            <text:p>990.4997512167</text:p>
          </table:table-cell>
          <table:table-cell office:value-type="float" office:value="0.243564636913319" calcext:value-type="float">
            <text:p>0.2435646369</text:p>
          </table:table-cell>
        </table:table-row>
        <table:table-row table:style-name="ro1">
          <table:table-cell table:number-columns-repeated="16"/>
          <table:table-cell office:value-type="float" office:value="500" calcext:value-type="float">
            <text:p>500</text:p>
          </table:table-cell>
          <table:table-cell office:value-type="float" office:value="1168.79820187967" calcext:value-type="float">
            <text:p>1168.7982018797</text:p>
          </table:table-cell>
          <table:table-cell office:value-type="float" office:value="0.264180737057378" calcext:value-type="float">
            <text:p>0.264180737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82.44597535471" calcext:value-type="float">
            <text:p>1182.4459753547</text:p>
          </table:table-cell>
          <table:table-cell office:value-type="float" office:value="0.26397753785807" calcext:value-type="float">
            <text:p>0.26397753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3.293466151" calcext:value-type="float">
            <text:p>1203.293466151</text:p>
          </table:table-cell>
          <table:table-cell office:value-type="float" office:value="0.263494120178699" calcext:value-type="float">
            <text:p>0.2634941202</text:p>
          </table:table-cell>
        </table:table-row>
        <table:table-row table:style-name="ro1">
          <table:table-cell table:number-columns-repeated="16"/>
          <table:table-cell office:value-type="float" office:value="550" calcext:value-type="float">
            <text:p>550</text:p>
          </table:table-cell>
          <table:table-cell office:value-type="float" office:value="1239.97839964855" calcext:value-type="float">
            <text:p>1239.9783996486</text:p>
          </table:table-cell>
          <table:table-cell office:value-type="float" office:value="0.24728260911274" calcext:value-type="float">
            <text:p>0.247282609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69.50961486689" calcext:value-type="float">
            <text:p>1269.5096148669</text:p>
          </table:table-cell>
          <table:table-cell office:value-type="float" office:value="0.246202765106759" calcext:value-type="float">
            <text:p>0.246202765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79.58171143709" calcext:value-type="float">
            <text:p>1279.5817114371</text:p>
          </table:table-cell>
          <table:table-cell office:value-type="float" office:value="0.246362822325635" calcext:value-type="float">
            <text:p>0.2463628223</text:p>
          </table:table-cell>
        </table:table-row>
        <table:table-row table:style-name="ro1">
          <table:table-cell table:number-columns-repeated="16"/>
          <table:table-cell office:value-type="float" office:value="600" calcext:value-type="float">
            <text:p>600</text:p>
          </table:table-cell>
          <table:table-cell office:value-type="float" office:value="1531.16375895281" calcext:value-type="float">
            <text:p>1531.1637589528</text:p>
          </table:table-cell>
          <table:table-cell office:value-type="float" office:value="0.207826027704405" calcext:value-type="float">
            <text:p>0.20782602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80.52674701604" calcext:value-type="float">
            <text:p>1580.526747016</text:p>
          </table:table-cell>
          <table:table-cell office:value-type="float" office:value="0.20753416599611" calcext:value-type="float">
            <text:p>0.20753416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94.69620213052" calcext:value-type="float">
            <text:p>1594.6962021305</text:p>
          </table:table-cell>
          <table:table-cell office:value-type="float" office:value="0.207672274768899" calcext:value-type="float">
            <text:p>0.2076722748</text:p>
          </table:table-cell>
        </table:table-row>
        <table:table-row table:style-name="ro1">
          <table:table-cell table:number-columns-repeated="16"/>
          <table:table-cell office:value-type="float" office:value="650" calcext:value-type="float">
            <text:p>650</text:p>
          </table:table-cell>
          <table:table-cell office:value-type="float" office:value="1480.06348145474" calcext:value-type="float">
            <text:p>1480.0634814548</text:p>
          </table:table-cell>
          <table:table-cell office:value-type="float" office:value="0.212130853163955" calcext:value-type="float">
            <text:p>0.21213085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98.72763752136" calcext:value-type="float">
            <text:p>1498.7276375214</text:p>
          </table:table-cell>
          <table:table-cell office:value-type="float" office:value="0.211638367124571" calcext:value-type="float">
            <text:p>0.211638367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526.54600156125" calcext:value-type="float">
            <text:p>1526.5460015613</text:p>
          </table:table-cell>
          <table:table-cell office:value-type="float" office:value="0.210687666696723" calcext:value-type="float">
            <text:p>0.2106876667</text:p>
          </table:table-cell>
        </table:table-row>
        <table:table-row table:style-name="ro1">
          <table:table-cell table:number-columns-repeated="16"/>
          <table:table-cell office:value-type="float" office:value="700" calcext:value-type="float">
            <text:p>700</text:p>
          </table:table-cell>
          <table:table-cell office:value-type="float" office:value="1703.04304564485" calcext:value-type="float">
            <text:p>1703.0430456449</text:p>
          </table:table-cell>
          <table:table-cell office:value-type="float" office:value="0.192311382846943" calcext:value-type="float">
            <text:p>0.192311382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60.4638986312" calcext:value-type="float">
            <text:p>1760.4638986312</text:p>
          </table:table-cell>
          <table:table-cell office:value-type="float" office:value="0.189477473710186" calcext:value-type="float">
            <text:p>0.189477473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78.66700648091" calcext:value-type="float">
            <text:p>1778.6670064809</text:p>
          </table:table-cell>
          <table:table-cell office:value-type="float" office:value="0.189126313722086" calcext:value-type="float">
            <text:p>0.1891263137</text:p>
          </table:table-cell>
        </table:table-row>
        <table:table-row table:style-name="ro1">
          <table:table-cell table:number-columns-repeated="16"/>
          <table:table-cell office:value-type="float" office:value="750" calcext:value-type="float">
            <text:p>750</text:p>
          </table:table-cell>
          <table:table-cell office:value-type="float" office:value="1825.99717414667" calcext:value-type="float">
            <text:p>1825.9971741467</text:p>
          </table:table-cell>
          <table:table-cell office:value-type="float" office:value="0.196968518134891" calcext:value-type="float">
            <text:p>0.196968518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869.1725257738" calcext:value-type="float">
            <text:p>1869.1725257738</text:p>
          </table:table-cell>
          <table:table-cell office:value-type="float" office:value="0.195477669127288" calcext:value-type="float">
            <text:p>0.195477669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914.7964491364" calcext:value-type="float">
            <text:p>1914.7964491364</text:p>
          </table:table-cell>
          <table:table-cell office:value-type="float" office:value="0.188830778870424" calcext:value-type="float">
            <text:p>0.1888307789</text:p>
          </table:table-cell>
        </table:table-row>
        <table:table-row table:style-name="ro1">
          <table:table-cell table:number-columns-repeated="16"/>
          <table:table-cell office:value-type="float" office:value="800" calcext:value-type="float">
            <text:p>800</text:p>
          </table:table-cell>
          <table:table-cell office:value-type="float" office:value="2134.32758947539" calcext:value-type="float">
            <text:p>2134.3275894754</text:p>
          </table:table-cell>
          <table:table-cell office:value-type="float" office:value="0.190171954529776" calcext:value-type="float">
            <text:p>0.190171954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25.79668376212" calcext:value-type="float">
            <text:p>2225.7966837621</text:p>
          </table:table-cell>
          <table:table-cell office:value-type="float" office:value="0.186359263708745" calcext:value-type="float">
            <text:p>0.186359263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5.88700358758" calcext:value-type="float">
            <text:p>2245.8870035876</text:p>
          </table:table-cell>
          <table:table-cell office:value-type="float" office:value="0.18612576055977" calcext:value-type="float">
            <text:p>0.1861257606</text:p>
          </table:table-cell>
        </table:table-row>
        <table:table-row table:style-name="ro1">
          <table:table-cell table:number-columns-repeated="16"/>
          <table:table-cell office:value-type="float" office:value="850" calcext:value-type="float">
            <text:p>850</text:p>
          </table:table-cell>
          <table:table-cell office:value-type="float" office:value="1917.15777843504" calcext:value-type="float">
            <text:p>1917.1577784351</text:p>
          </table:table-cell>
          <table:table-cell office:value-type="float" office:value="0.225886427274114" calcext:value-type="float">
            <text:p>0.22588642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49.53553746148" calcext:value-type="float">
            <text:p>1949.5355374615</text:p>
          </table:table-cell>
          <table:table-cell office:value-type="float" office:value="0.225779434505132" calcext:value-type="float">
            <text:p>0.225779434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71.34737585678" calcext:value-type="float">
            <text:p>1971.3473758568</text:p>
          </table:table-cell>
          <table:table-cell office:value-type="float" office:value="0.225435694379759" calcext:value-type="float">
            <text:p>0.2254356944</text:p>
          </table:table-cell>
        </table:table-row>
        <table:table-row table:style-name="ro1">
          <table:table-cell table:number-columns-repeated="16"/>
          <table:table-cell office:value-type="float" office:value="900" calcext:value-type="float">
            <text:p>900</text:p>
          </table:table-cell>
          <table:table-cell office:value-type="float" office:value="2385.84572038299" calcext:value-type="float">
            <text:p>2385.845720383</text:p>
          </table:table-cell>
          <table:table-cell office:value-type="float" office:value="0.18192417358143" calcext:value-type="float">
            <text:p>0.181924173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71.15832114518" calcext:value-type="float">
            <text:p>2471.1583211452</text:p>
          </table:table-cell>
          <table:table-cell office:value-type="float" office:value="0.180766128410635" calcext:value-type="float">
            <text:p>0.180766128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518.5838919735" calcext:value-type="float">
            <text:p>2518.5838919735</text:p>
          </table:table-cell>
          <table:table-cell office:value-type="float" office:value="0.179692111734298" calcext:value-type="float">
            <text:p>0.1796921117</text:p>
          </table:table-cell>
        </table:table-row>
        <table:table-row table:style-name="ro1">
          <table:table-cell table:number-columns-repeated="16"/>
          <table:table-cell office:value-type="float" office:value="950" calcext:value-type="float">
            <text:p>950</text:p>
          </table:table-cell>
          <table:table-cell office:value-type="float" office:value="2129.11529944203" calcext:value-type="float">
            <text:p>2129.115299442</text:p>
          </table:table-cell>
          <table:table-cell office:value-type="float" office:value="0.221582400887843" calcext:value-type="float">
            <text:p>0.221582400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63.21358944962" calcext:value-type="float">
            <text:p>2163.2135894496</text:p>
          </table:table-cell>
          <table:table-cell office:value-type="float" office:value="0.221536828246748" calcext:value-type="float">
            <text:p>0.221536828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84.99561260892" calcext:value-type="float">
            <text:p>2184.9956126089</text:p>
          </table:table-cell>
          <table:table-cell office:value-type="float" office:value="0.221300698791785" calcext:value-type="float">
            <text:p>0.2213006988</text:p>
          </table:table-cell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float" office:value="2569.52943048495" calcext:value-type="float">
            <text:p>2569.529430485</text:p>
          </table:table-cell>
          <table:table-cell office:value-type="float" office:value="0.171859227380768" calcext:value-type="float">
            <text:p>0.17185922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1.74717289605" calcext:value-type="float">
            <text:p>2641.7471728961</text:p>
          </table:table-cell>
          <table:table-cell office:value-type="float" office:value="0.170985196207697" calcext:value-type="float">
            <text:p>0.170985196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58.04808057768" calcext:value-type="float">
            <text:p>2758.0480805777</text:p>
          </table:table-cell>
          <table:table-cell office:value-type="float" office:value="0.169374472702862" calcext:value-type="float">
            <text:p>0.169374472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float" office:value="206.864890357174" calcext:value-type="float">
            <text:p>206.8648903572</text:p>
          </table:table-cell>
          <table:table-cell office:value-type="float" office:value="0.331349256139773" calcext:value-type="float">
            <text:p>0.33134925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8.36982638366" calcext:value-type="float">
            <text:p>208.3698263837</text:p>
          </table:table-cell>
          <table:table-cell office:value-type="float" office:value="0.331325391846751" calcext:value-type="float">
            <text:p>0.33132539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9.133393763601" calcext:value-type="float">
            <text:p>209.1333937636</text:p>
          </table:table-cell>
          <table:table-cell office:value-type="float" office:value="0.331159118783226" calcext:value-type="float">
            <text:p>0.3311591188</text:p>
          </table:table-cell>
        </table:table-row>
        <table:table-row table:style-name="ro1">
          <table:table-cell table:number-columns-repeated="16"/>
          <table:table-cell office:value-type="float" office:value="150" calcext:value-type="float">
            <text:p>150</text:p>
          </table:table-cell>
          <table:table-cell office:value-type="float" office:value="331.832878410792" calcext:value-type="float">
            <text:p>331.8328784108</text:p>
          </table:table-cell>
          <table:table-cell office:value-type="float" office:value="0.289943258426818" calcext:value-type="float">
            <text:p>0.28994325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4.918482884488" calcext:value-type="float">
            <text:p>334.9184828845</text:p>
          </table:table-cell>
          <table:table-cell office:value-type="float" office:value="0.295247585633675" calcext:value-type="float">
            <text:p>0.29524758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6.267313549991" calcext:value-type="float">
            <text:p>336.26731355</text:p>
          </table:table-cell>
          <table:table-cell office:value-type="float" office:value="0.294953017799917" calcext:value-type="float">
            <text:p>0.2949530178</text:p>
          </table:table-cell>
        </table:table-row>
        <table:table-row table:style-name="ro1">
          <table:table-cell table:number-columns-repeated="16"/>
          <table:table-cell office:value-type="float" office:value="200" calcext:value-type="float">
            <text:p>200</text:p>
          </table:table-cell>
          <table:table-cell office:value-type="float" office:value="421.428846534806" calcext:value-type="float">
            <text:p>421.4288465348</text:p>
          </table:table-cell>
          <table:table-cell office:value-type="float" office:value="0.275753397442263" calcext:value-type="float">
            <text:p>0.275753397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6.473673410827" calcext:value-type="float">
            <text:p>426.4736734108</text:p>
          </table:table-cell>
          <table:table-cell office:value-type="float" office:value="0.276322293806599" calcext:value-type="float">
            <text:p>0.276322293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9.020660482366" calcext:value-type="float">
            <text:p>429.0206604824</text:p>
          </table:table-cell>
          <table:table-cell office:value-type="float" office:value="0.276158728427487" calcext:value-type="float">
            <text:p>0.2761587284</text:p>
          </table:table-cell>
        </table:table-row>
        <table:table-row table:style-name="ro1">
          <table:table-cell table:number-columns-repeated="16"/>
          <table:table-cell office:value-type="float" office:value="250" calcext:value-type="float">
            <text:p>250</text:p>
          </table:table-cell>
          <table:table-cell office:value-type="float" office:value="579.386496678656" calcext:value-type="float">
            <text:p>579.3864966787</text:p>
          </table:table-cell>
          <table:table-cell office:value-type="float" office:value="0.263627738768422" calcext:value-type="float">
            <text:p>0.26362773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94.638960167642" calcext:value-type="float">
            <text:p>594.6389601676</text:p>
          </table:table-cell>
          <table:table-cell office:value-type="float" office:value="0.273961757781052" calcext:value-type="float">
            <text:p>0.273961757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05.26309272171" calcext:value-type="float">
            <text:p>605.2630927217</text:p>
          </table:table-cell>
          <table:table-cell office:value-type="float" office:value="0.273421542591021" calcext:value-type="float">
            <text:p>0.2734215426</text:p>
          </table:table-cell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office:value-type="float" office:value="703.388529520687" calcext:value-type="float">
            <text:p>703.3885295207</text:p>
          </table:table-cell>
          <table:table-cell office:value-type="float" office:value="0.231150892168053" calcext:value-type="float">
            <text:p>0.23115089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18.049054434548" calcext:value-type="float">
            <text:p>718.0490544345</text:p>
          </table:table-cell>
          <table:table-cell office:value-type="float" office:value="0.231600741634805" calcext:value-type="float">
            <text:p>0.23160074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27.230404590985" calcext:value-type="float">
            <text:p>727.230404591</text:p>
          </table:table-cell>
          <table:table-cell office:value-type="float" office:value="0.231642652127202" calcext:value-type="float">
            <text:p>0.2316426521</text:p>
          </table:table-cell>
        </table:table-row>
        <table:table-row table:style-name="ro1">
          <table:table-cell table:number-columns-repeated="16"/>
          <table:table-cell office:value-type="float" office:value="350" calcext:value-type="float">
            <text:p>350</text:p>
          </table:table-cell>
          <table:table-cell office:value-type="float" office:value="827.367714304818" calcext:value-type="float">
            <text:p>827.3677143048</text:p>
          </table:table-cell>
          <table:table-cell office:value-type="float" office:value="0.218424604614167" calcext:value-type="float">
            <text:p>0.218424604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48.844944866274" calcext:value-type="float">
            <text:p>848.8449448663</text:p>
          </table:table-cell>
          <table:table-cell office:value-type="float" office:value="0.215858174174474" calcext:value-type="float">
            <text:p>0.215858174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55.343114177104" calcext:value-type="float">
            <text:p>855.3431141771</text:p>
          </table:table-cell>
          <table:table-cell office:value-type="float" office:value="0.215300198467096" calcext:value-type="float">
            <text:p>0.2153001985</text:p>
          </table:table-cell>
        </table:table-row>
        <table:table-row table:style-name="ro1">
          <table:table-cell table:number-columns-repeated="16"/>
          <table:table-cell office:value-type="float" office:value="400" calcext:value-type="float">
            <text:p>400</text:p>
          </table:table-cell>
          <table:table-cell office:value-type="float" office:value="985.864567291857" calcext:value-type="float">
            <text:p>985.8645672919</text:p>
          </table:table-cell>
          <table:table-cell office:value-type="float" office:value="0.221888375484622" calcext:value-type="float">
            <text:p>0.221888375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11.14986555294" calcext:value-type="float">
            <text:p>1011.1498655529</text:p>
          </table:table-cell>
          <table:table-cell office:value-type="float" office:value="0.221472845519365" calcext:value-type="float">
            <text:p>0.221472845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29.0426149461" calcext:value-type="float">
            <text:p>1029.0426149461</text:p>
          </table:table-cell>
          <table:table-cell office:value-type="float" office:value="0.22115135184621" calcext:value-type="float">
            <text:p>0.2211513518</text:p>
          </table:table-cell>
        </table:table-row>
        <table:table-row table:style-name="ro1">
          <table:table-cell table:number-columns-repeated="16"/>
          <table:table-cell office:value-type="float" office:value="450" calcext:value-type="float">
            <text:p>450</text:p>
          </table:table-cell>
          <table:table-cell office:value-type="float" office:value="969.175874029735" calcext:value-type="float">
            <text:p>969.1758740297</text:p>
          </table:table-cell>
          <table:table-cell office:value-type="float" office:value="0.219260636806023" calcext:value-type="float">
            <text:p>0.219260636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82.738964769074" calcext:value-type="float">
            <text:p>982.7389647691</text:p>
          </table:table-cell>
          <table:table-cell office:value-type="float" office:value="0.218076604589472" calcext:value-type="float">
            <text:p>0.218076604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90.499751216655" calcext:value-type="float">
            <text:p>990.4997512167</text:p>
          </table:table-cell>
          <table:table-cell office:value-type="float" office:value="0.217838872002107" calcext:value-type="float">
            <text:p>0.217838872</text:p>
          </table:table-cell>
        </table:table-row>
        <table:table-row table:style-name="ro1">
          <table:table-cell table:number-columns-repeated="16"/>
          <table:table-cell office:value-type="float" office:value="500" calcext:value-type="float">
            <text:p>500</text:p>
          </table:table-cell>
          <table:table-cell office:value-type="float" office:value="1168.79820187967" calcext:value-type="float">
            <text:p>1168.7982018797</text:p>
          </table:table-cell>
          <table:table-cell office:value-type="float" office:value="0.2375384017687" calcext:value-type="float">
            <text:p>0.23753840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82.44597535471" calcext:value-type="float">
            <text:p>1182.4459753547</text:p>
          </table:table-cell>
          <table:table-cell office:value-type="float" office:value="0.237401949780879" calcext:value-type="float">
            <text:p>0.237401949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3.293466151" calcext:value-type="float">
            <text:p>1203.293466151</text:p>
          </table:table-cell>
          <table:table-cell office:value-type="float" office:value="0.236930810757843" calcext:value-type="float">
            <text:p>0.2369308108</text:p>
          </table:table-cell>
        </table:table-row>
        <table:table-row table:style-name="ro1">
          <table:table-cell table:number-columns-repeated="16"/>
          <table:table-cell office:value-type="float" office:value="550" calcext:value-type="float">
            <text:p>550</text:p>
          </table:table-cell>
          <table:table-cell office:value-type="float" office:value="1239.97839964855" calcext:value-type="float">
            <text:p>1239.9783996486</text:p>
          </table:table-cell>
          <table:table-cell office:value-type="float" office:value="0.223205017734887" calcext:value-type="float">
            <text:p>0.223205017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69.50961486689" calcext:value-type="float">
            <text:p>1269.5096148669</text:p>
          </table:table-cell>
          <table:table-cell office:value-type="float" office:value="0.222486916929301" calcext:value-type="float">
            <text:p>0.222486916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279.58171143709" calcext:value-type="float">
            <text:p>1279.5817114371</text:p>
          </table:table-cell>
          <table:table-cell office:value-type="float" office:value="0.222708120569757" calcext:value-type="float">
            <text:p>0.2227081206</text:p>
          </table:table-cell>
        </table:table-row>
        <table:table-row table:style-name="ro1">
          <table:table-cell table:number-columns-repeated="16"/>
          <table:table-cell office:value-type="float" office:value="600" calcext:value-type="float">
            <text:p>600</text:p>
          </table:table-cell>
          <table:table-cell office:value-type="float" office:value="1531.16375895281" calcext:value-type="float">
            <text:p>1531.1637589528</text:p>
          </table:table-cell>
          <table:table-cell office:value-type="float" office:value="0.185113128665188" calcext:value-type="float">
            <text:p>0.185113128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80.52674701604" calcext:value-type="float">
            <text:p>1580.526747016</text:p>
          </table:table-cell>
          <table:table-cell office:value-type="float" office:value="0.185141797749734" calcext:value-type="float">
            <text:p>0.18514179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94.69620213052" calcext:value-type="float">
            <text:p>1594.6962021305</text:p>
          </table:table-cell>
          <table:table-cell office:value-type="float" office:value="0.185298699858922" calcext:value-type="float">
            <text:p>0.1852986999</text:p>
          </table:table-cell>
        </table:table-row>
        <table:table-row table:style-name="ro1">
          <table:table-cell table:number-columns-repeated="16"/>
          <table:table-cell office:value-type="float" office:value="650" calcext:value-type="float">
            <text:p>650</text:p>
          </table:table-cell>
          <table:table-cell office:value-type="float" office:value="1480.06348145474" calcext:value-type="float">
            <text:p>1480.0634814548</text:p>
          </table:table-cell>
          <table:table-cell office:value-type="float" office:value="0.188665638118315" calcext:value-type="float">
            <text:p>0.188665638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498.72763752136" calcext:value-type="float">
            <text:p>1498.7276375214</text:p>
          </table:table-cell>
          <table:table-cell office:value-type="float" office:value="0.188119022203017" calcext:value-type="float">
            <text:p>0.188119022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526.54600156125" calcext:value-type="float">
            <text:p>1526.5460015613</text:p>
          </table:table-cell>
          <table:table-cell office:value-type="float" office:value="0.187389837037009" calcext:value-type="float">
            <text:p>0.187389837</text:p>
          </table:table-cell>
        </table:table-row>
        <table:table-row table:style-name="ro1">
          <table:table-cell table:number-columns-repeated="16"/>
          <table:table-cell office:value-type="float" office:value="700" calcext:value-type="float">
            <text:p>700</text:p>
          </table:table-cell>
          <table:table-cell office:value-type="float" office:value="1703.04304564485" calcext:value-type="float">
            <text:p>1703.0430456449</text:p>
          </table:table-cell>
          <table:table-cell office:value-type="float" office:value="0.171723324805652" calcext:value-type="float">
            <text:p>0.171723324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60.4638986312" calcext:value-type="float">
            <text:p>1760.4638986312</text:p>
          </table:table-cell>
          <table:table-cell office:value-type="float" office:value="0.168885243975164" calcext:value-type="float">
            <text:p>0.16888524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78.66700648091" calcext:value-type="float">
            <text:p>1778.6670064809</text:p>
          </table:table-cell>
          <table:table-cell office:value-type="float" office:value="0.168720701543702" calcext:value-type="float">
            <text:p>0.1687207015</text:p>
          </table:table-cell>
        </table:table-row>
        <table:table-row table:style-name="ro1">
          <table:table-cell table:number-columns-repeated="16"/>
          <table:table-cell office:value-type="float" office:value="750" calcext:value-type="float">
            <text:p>750</text:p>
          </table:table-cell>
          <table:table-cell office:value-type="float" office:value="1825.99717414667" calcext:value-type="float">
            <text:p>1825.9971741467</text:p>
          </table:table-cell>
          <table:table-cell office:value-type="float" office:value="0.176886333928499" calcext:value-type="float">
            <text:p>0.176886333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869.1725257738" calcext:value-type="float">
            <text:p>1869.1725257738</text:p>
          </table:table-cell>
          <table:table-cell office:value-type="float" office:value="0.175864265988604" calcext:value-type="float">
            <text:p>0.17586426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914.7964491364" calcext:value-type="float">
            <text:p>1914.7964491364</text:p>
          </table:table-cell>
          <table:table-cell office:value-type="float" office:value="0.169687254645564" calcext:value-type="float">
            <text:p>0.1696872546</text:p>
          </table:table-cell>
        </table:table-row>
        <table:table-row table:style-name="ro1">
          <table:table-cell table:number-columns-repeated="16"/>
          <table:table-cell office:value-type="float" office:value="800" calcext:value-type="float">
            <text:p>800</text:p>
          </table:table-cell>
          <table:table-cell office:value-type="float" office:value="2134.32758947539" calcext:value-type="float">
            <text:p>2134.3275894754</text:p>
          </table:table-cell>
          <table:table-cell office:value-type="float" office:value="0.171011470419383" calcext:value-type="float">
            <text:p>0.171011470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25.79668376212" calcext:value-type="float">
            <text:p>2225.7966837621</text:p>
          </table:table-cell>
          <table:table-cell office:value-type="float" office:value="0.167577675793089" calcext:value-type="float">
            <text:p>0.167577675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5.88700358758" calcext:value-type="float">
            <text:p>2245.8870035876</text:p>
          </table:table-cell>
          <table:table-cell office:value-type="float" office:value="0.16743292401145" calcext:value-type="float">
            <text:p>0.167432924</text:p>
          </table:table-cell>
        </table:table-row>
        <table:table-row table:style-name="ro1">
          <table:table-cell table:number-columns-repeated="16"/>
          <table:table-cell office:value-type="float" office:value="850" calcext:value-type="float">
            <text:p>850</text:p>
          </table:table-cell>
          <table:table-cell office:value-type="float" office:value="1917.15777843504" calcext:value-type="float">
            <text:p>1917.1577784351</text:p>
          </table:table-cell>
          <table:table-cell office:value-type="float" office:value="0.205384736234584" calcext:value-type="float">
            <text:p>0.205384736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49.53553746148" calcext:value-type="float">
            <text:p>1949.5355374615</text:p>
          </table:table-cell>
          <table:table-cell office:value-type="float" office:value="0.205277080625405" calcext:value-type="float">
            <text:p>0.205277080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971.34737585678" calcext:value-type="float">
            <text:p>1971.3473758568</text:p>
          </table:table-cell>
          <table:table-cell office:value-type="float" office:value="0.205142752459" calcext:value-type="float">
            <text:p>0.2051427525</text:p>
          </table:table-cell>
        </table:table-row>
        <table:table-row table:style-name="ro1">
          <table:table-cell table:number-columns-repeated="16"/>
          <table:table-cell office:value-type="float" office:value="900" calcext:value-type="float">
            <text:p>900</text:p>
          </table:table-cell>
          <table:table-cell office:value-type="float" office:value="2385.84572038299" calcext:value-type="float">
            <text:p>2385.845720383</text:p>
          </table:table-cell>
          <table:table-cell office:value-type="float" office:value="0.164594674961437" calcext:value-type="float">
            <text:p>0.16459467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71.15832114518" calcext:value-type="float">
            <text:p>2471.1583211452</text:p>
          </table:table-cell>
          <table:table-cell office:value-type="float" office:value="0.163421002674681" calcext:value-type="float">
            <text:p>0.16342100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518.5838919735" calcext:value-type="float">
            <text:p>2518.5838919735</text:p>
          </table:table-cell>
          <table:table-cell office:value-type="float" office:value="0.162403582029988" calcext:value-type="float">
            <text:p>0.162403582</text:p>
          </table:table-cell>
        </table:table-row>
        <table:table-row table:style-name="ro1">
          <table:table-cell table:number-columns-repeated="16"/>
          <table:table-cell office:value-type="float" office:value="950" calcext:value-type="float">
            <text:p>950</text:p>
          </table:table-cell>
          <table:table-cell office:value-type="float" office:value="2129.11529944203" calcext:value-type="float">
            <text:p>2129.115299442</text:p>
          </table:table-cell>
          <table:table-cell office:value-type="float" office:value="0.202830503424809" calcext:value-type="float">
            <text:p>0.202830503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63.21358944962" calcext:value-type="float">
            <text:p>2163.2135894496</text:p>
          </table:table-cell>
          <table:table-cell office:value-type="float" office:value="0.203118905353508" calcext:value-type="float">
            <text:p>0.203118905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184.99561260892" calcext:value-type="float">
            <text:p>2184.9956126089</text:p>
          </table:table-cell>
          <table:table-cell office:value-type="float" office:value="0.202998897966104" calcext:value-type="float">
            <text:p>0.202998898</text:p>
          </table:table-cell>
        </table:table-row>
        <table:table-row table:style-name="ro1">
          <table:table-cell table:number-columns-repeated="16"/>
          <table:table-cell office:value-type="float" office:value="1000" calcext:value-type="float">
            <text:p>1000</text:p>
          </table:table-cell>
          <table:table-cell office:value-type="float" office:value="2569.52943048495" calcext:value-type="float">
            <text:p>2569.529430485</text:p>
          </table:table-cell>
          <table:table-cell office:value-type="float" office:value="0.156103065123616" calcext:value-type="float">
            <text:p>0.156103065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1.74717289605" calcext:value-type="float">
            <text:p>2641.7471728961</text:p>
          </table:table-cell>
          <table:table-cell office:value-type="float" office:value="0.155229291350618" calcext:value-type="float">
            <text:p>0.15522929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58.04808057768" calcext:value-type="float">
            <text:p>2758.0480805777</text:p>
          </table:table-cell>
          <table:table-cell office:value-type="float" office:value="0.153713059918592" calcext:value-type="float">
            <text:p>0.1537130599</text:p>
          </table:table-cell>
        </table:table-row>
      </table:table>
      <table:table table:name="min2" table:style-name="ta1">
        <table:shapes>
          <draw:frame draw:z-index="0" draw:style-name="gr1" draw:text-style-name="P1" svg:width="6.2988in" svg:height="3.5429in" svg:x="21.5638in" svg:y="0.7921in">
            <draw:object draw:notify-on-update-of-ranges="min2.C7:min2.C25 min2.B7:min2.B25 min2.W6:min2.W24 min2.V6:min2.V24 min2.G7:min2.G25 min2.F7:min2.F25 min2.K6:min2.K24 min2.J6:min2.J24 min2.O6:min2.O24 min2.N6:min2.N24 min2.S6:min2.S24 min2.R6:min2.R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23.1508in" svg:y="5.3724in">
            <draw:object draw:notify-on-update-of-ranges="min2.C27:min2.C45 min2.B27:min2.B45 min2.G27:min2.G45 min2.F27:min2.F45 min2.K26:min2.K44 min2.J26:min2.J44 min2.O26:min2.O44 min2.N26:min2.N44 min2.S26:min2.S44 min2.R26:min2.R44 min2.W26:min2.W44 min2.V26:min2.V4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number-columns-repeated="12"/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TDDD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n = 2</text:p>
          </table:table-cell>
          <table:table-cell table:number-columns-repeated="3"/>
          <table:table-cell office:value-type="string" calcext:value-type="string">
            <text:p>Min = 2</text:p>
          </table:table-cell>
          <table:table-cell table:number-columns-repeated="3"/>
          <table:table-cell office:value-type="string" calcext:value-type="string">
            <text:p>Min = 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ax = 6</text:p>
          </table:table-cell>
          <table:table-cell table:number-columns-repeated="3"/>
          <table:table-cell office:value-type="string" calcext:value-type="string">
            <text:p>Max = 7</text:p>
          </table:table-cell>
          <table:table-cell table:number-columns-repeated="3"/>
          <table:table-cell office:value-type="string" calcext:value-type="string">
            <text:p>Max = 8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8.236452611889" calcext:value-type="float">
            <text:p>308.2364526119</text:p>
          </table:table-cell>
          <table:table-cell office:value-type="float" office:value="0.372333924285685" calcext:value-type="float">
            <text:p>0.37233392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2.599456331419" calcext:value-type="float">
            <text:p>312.5994563314</text:p>
          </table:table-cell>
          <table:table-cell office:value-type="float" office:value="0.374827622579726" calcext:value-type="float">
            <text:p>0.37482762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75033142576515" calcext:value-type="float">
            <text:p>0.3750331426</text:p>
          </table:table-cell>
        </table:table-row>
        <table:table-row table:style-name="ro1">
          <table:table-cell table:number-columns-repeated="12"/>
          <table:table-cell office:value-type="float" office:value="150" calcext:value-type="float">
            <text:p>150</text:p>
          </table:table-cell>
          <table:table-cell office:value-type="float" office:value="465.192166548273" calcext:value-type="float">
            <text:p>465.1921665483</text:p>
          </table:table-cell>
          <table:table-cell office:value-type="float" office:value="0.335229700547311" calcext:value-type="float">
            <text:p>0.33522970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0.979061148837" calcext:value-type="float">
            <text:p>470.9790611488</text:p>
          </table:table-cell>
          <table:table-cell office:value-type="float" office:value="0.342124785813929" calcext:value-type="float">
            <text:p>0.34212478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4218225409693" calcext:value-type="float">
            <text:p>0.3421822541</text:p>
          </table:table-cell>
        </table:table-row>
        <table:table-row table:style-name="ro1"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604.696875900232" calcext:value-type="float">
            <text:p>604.6968759002</text:p>
          </table:table-cell>
          <table:table-cell office:value-type="float" office:value="0.317839397784554" calcext:value-type="float">
            <text:p>0.31783939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2.881114209992" calcext:value-type="float">
            <text:p>612.88111421</text:p>
          </table:table-cell>
          <table:table-cell office:value-type="float" office:value="0.318995808157809" calcext:value-type="float">
            <text:p>0.31899580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320240686455648" calcext:value-type="float">
            <text:p>0.3202406865</text:p>
          </table:table-cell>
        </table:table-row>
        <table:table-row table:style-name="ro1">
          <table:table-cell table:number-columns-repeated="12"/>
          <table:table-cell office:value-type="float" office:value="250" calcext:value-type="float">
            <text:p>250</text:p>
          </table:table-cell>
          <table:table-cell office:value-type="float" office:value="794.311887892178" calcext:value-type="float">
            <text:p>794.3118878922</text:p>
          </table:table-cell>
          <table:table-cell office:value-type="float" office:value="0.294645074866591" calcext:value-type="float">
            <text:p>0.29464507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14.585643839742" calcext:value-type="float">
            <text:p>814.5856438397</text:p>
          </table:table-cell>
          <table:table-cell office:value-type="float" office:value="0.316603621108123" calcext:value-type="float">
            <text:p>0.31660362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315993575615006" calcext:value-type="float">
            <text:p>0.3159935756</text:p>
          </table:table-cell>
        </table:table-row>
        <table:table-row table:style-name="ro1"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977.976190893287" calcext:value-type="float">
            <text:p>977.9761908933</text:p>
          </table:table-cell>
          <table:table-cell office:value-type="float" office:value="0.253203562204164" calcext:value-type="float">
            <text:p>0.25320356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11.80186692927" calcext:value-type="float">
            <text:p>1011.8018669293</text:p>
          </table:table-cell>
          <table:table-cell office:value-type="float" office:value="0.253711389969644" calcext:value-type="float">
            <text:p>0.2537113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54711097120299" calcext:value-type="float">
            <text:p>0.2547110971</text:p>
          </table:table-cell>
        </table:table-row>
        <table:table-row table:style-name="ro1">
          <table:table-cell table:number-columns-repeated="12"/>
          <table:table-cell office:value-type="float" office:value="350" calcext:value-type="float">
            <text:p>350</text:p>
          </table:table-cell>
          <table:table-cell office:value-type="float" office:value="1159.3074992223" calcext:value-type="float">
            <text:p>1159.3074992223</text:p>
          </table:table-cell>
          <table:table-cell office:value-type="float" office:value="0.253637577128265" calcext:value-type="float">
            <text:p>0.253637577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197.18411516334" calcext:value-type="float">
            <text:p>1197.1841151633</text:p>
          </table:table-cell>
          <table:table-cell office:value-type="float" office:value="0.253784779517868" calcext:value-type="float">
            <text:p>0.253784779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53976481802401" calcext:value-type="float">
            <text:p>0.2539764818</text:p>
          </table:table-cell>
        </table:table-row>
        <table:table-row table:style-name="ro1">
          <table:table-cell table:number-columns-repeated="12"/>
          <table:table-cell office:value-type="float" office:value="400" calcext:value-type="float">
            <text:p>400</text:p>
          </table:table-cell>
          <table:table-cell office:value-type="float" office:value="1353.97013497222" calcext:value-type="float">
            <text:p>1353.9701349722</text:p>
          </table:table-cell>
          <table:table-cell office:value-type="float" office:value="0.246251136242261" calcext:value-type="float">
            <text:p>0.246251136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95.71531458742" calcext:value-type="float">
            <text:p>1395.7153145874</text:p>
          </table:table-cell>
          <table:table-cell office:value-type="float" office:value="0.246489714319015" calcext:value-type="float">
            <text:p>0.246489714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46575382400015" calcext:value-type="float">
            <text:p>0.2465753824</text:p>
          </table:table-cell>
        </table:table-row>
        <table:table-row table:style-name="ro1">
          <table:table-cell table:number-columns-repeated="12"/>
          <table:table-cell office:value-type="float" office:value="450" calcext:value-type="float">
            <text:p>450</text:p>
          </table:table-cell>
          <table:table-cell office:value-type="float" office:value="1368.1256010893" calcext:value-type="float">
            <text:p>1368.1256010893</text:p>
          </table:table-cell>
          <table:table-cell office:value-type="float" office:value="0.239994746119754" calcext:value-type="float">
            <text:p>0.239994746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96.5194567755" calcext:value-type="float">
            <text:p>1396.5194567755</text:p>
          </table:table-cell>
          <table:table-cell office:value-type="float" office:value="0.237183393132207" calcext:value-type="float">
            <text:p>0.23718339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3656066657246" calcext:value-type="float">
            <text:p>0.2365606666</text:p>
          </table:table-cell>
        </table:table-row>
        <table:table-row table:style-name="ro1"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1635.83353840914" calcext:value-type="float">
            <text:p>1635.8335384092</text:p>
          </table:table-cell>
          <table:table-cell office:value-type="float" office:value="0.248946736524916" calcext:value-type="float">
            <text:p>0.24894673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87.66251469073" calcext:value-type="float">
            <text:p>1687.6625146907</text:p>
          </table:table-cell>
          <table:table-cell office:value-type="float" office:value="0.248075979740564" calcext:value-type="float">
            <text:p>0.24807597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48292115430515" calcext:value-type="float">
            <text:p>0.2482921154</text:p>
          </table:table-cell>
        </table:table-row>
        <table:table-row table:style-name="ro1">
          <table:table-cell table:number-columns-repeated="12"/>
          <table:table-cell office:value-type="float" office:value="550" calcext:value-type="float">
            <text:p>550</text:p>
          </table:table-cell>
          <table:table-cell office:value-type="float" office:value="1758.91540352136" calcext:value-type="float">
            <text:p>1758.9154035214</text:p>
          </table:table-cell>
          <table:table-cell office:value-type="float" office:value="0.248456479576379" calcext:value-type="float">
            <text:p>0.248456479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95.72019541689" calcext:value-type="float">
            <text:p>1795.7201954169</text:p>
          </table:table-cell>
          <table:table-cell office:value-type="float" office:value="0.248325663464387" calcext:value-type="float">
            <text:p>0.248325663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47804837271295" calcext:value-type="float">
            <text:p>0.2478048373</text:p>
          </table:table-cell>
        </table:table-row>
        <table:table-row table:style-name="ro1">
          <table:table-cell table:number-columns-repeated="12"/>
          <table:table-cell office:value-type="float" office:value="600" calcext:value-type="float">
            <text:p>600</text:p>
          </table:table-cell>
          <table:table-cell office:value-type="float" office:value="2061.20182449739" calcext:value-type="float">
            <text:p>2061.2018244974</text:p>
          </table:table-cell>
          <table:table-cell office:value-type="float" office:value="0.209608392615645" calcext:value-type="float">
            <text:p>0.209608392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31.52491594711" calcext:value-type="float">
            <text:p>2131.5249159471</text:p>
          </table:table-cell>
          <table:table-cell office:value-type="float" office:value="0.209812971344083" calcext:value-type="float">
            <text:p>0.209812971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206815224765735" calcext:value-type="float">
            <text:p>0.2068152248</text:p>
          </table:table-cell>
        </table:table-row>
        <table:table-row table:style-name="ro1">
          <table:table-cell table:number-columns-repeated="12"/>
          <table:table-cell office:value-type="float" office:value="650" calcext:value-type="float">
            <text:p>650</text:p>
          </table:table-cell>
          <table:table-cell office:value-type="float" office:value="2038.83238203532" calcext:value-type="float">
            <text:p>2038.8323820353</text:p>
          </table:table-cell>
          <table:table-cell office:value-type="float" office:value="0.210576376388602" calcext:value-type="float">
            <text:p>0.210576376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72.09831663598" calcext:value-type="float">
            <text:p>2072.098316636</text:p>
          </table:table-cell>
          <table:table-cell office:value-type="float" office:value="0.210286844118047" calcext:value-type="float">
            <text:p>0.210286844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209307913700234" calcext:value-type="float">
            <text:p>0.2093079137</text:p>
          </table:table-cell>
        </table:table-row>
        <table:table-row table:style-name="ro1">
          <table:table-cell table:number-columns-repeated="12"/>
          <table:table-cell office:value-type="float" office:value="700" calcext:value-type="float">
            <text:p>700</text:p>
          </table:table-cell>
          <table:table-cell office:value-type="float" office:value="2300.89853794053" calcext:value-type="float">
            <text:p>2300.8985379405</text:p>
          </table:table-cell>
          <table:table-cell office:value-type="float" office:value="0.195407190330927" calcext:value-type="float">
            <text:p>0.195407190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63.49434416096" calcext:value-type="float">
            <text:p>2363.494344161</text:p>
          </table:table-cell>
          <table:table-cell office:value-type="float" office:value="0.194786879076104" calcext:value-type="float">
            <text:p>0.194786879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91809125155323" calcext:value-type="float">
            <text:p>0.1918091252</text:p>
          </table:table-cell>
        </table:table-row>
        <table:table-row table:style-name="ro1">
          <table:table-cell table:number-columns-repeated="12"/>
          <table:table-cell office:value-type="float" office:value="750" calcext:value-type="float">
            <text:p>750</text:p>
          </table:table-cell>
          <table:table-cell office:value-type="float" office:value="2487.2372606274" calcext:value-type="float">
            <text:p>2487.2372606274</text:p>
          </table:table-cell>
          <table:table-cell office:value-type="float" office:value="0.186107002345065" calcext:value-type="float">
            <text:p>0.186107002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544.16866413826" calcext:value-type="float">
            <text:p>2544.1686641383</text:p>
          </table:table-cell>
          <table:table-cell office:value-type="float" office:value="0.186117844566284" calcext:value-type="float">
            <text:p>0.186117844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78419703437489" calcext:value-type="float">
            <text:p>0.1784197034</text:p>
          </table:table-cell>
        </table:table-row>
        <table:table-row table:style-name="ro1">
          <table:table-cell table:number-columns-repeated="12"/>
          <table:table-cell office:value-type="float" office:value="800" calcext:value-type="float">
            <text:p>800</text:p>
          </table:table-cell>
          <table:table-cell office:value-type="float" office:value="2703.37715294267" calcext:value-type="float">
            <text:p>2703.3771529427</text:p>
          </table:table-cell>
          <table:table-cell office:value-type="float" office:value="0.193995513126013" calcext:value-type="float">
            <text:p>0.193995513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16.72483245565" calcext:value-type="float">
            <text:p>2816.7248324557</text:p>
          </table:table-cell>
          <table:table-cell office:value-type="float" office:value="0.190522923854173" calcext:value-type="float">
            <text:p>0.190522923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9031473725679" calcext:value-type="float">
            <text:p>0.1903147373</text:p>
          </table:table-cell>
        </table:table-row>
        <table:table-row table:style-name="ro1">
          <table:table-cell table:number-columns-repeated="12"/>
          <table:table-cell office:value-type="float" office:value="850" calcext:value-type="float">
            <text:p>850</text:p>
          </table:table-cell>
          <table:table-cell office:value-type="float" office:value="2651.99473810924" calcext:value-type="float">
            <text:p>2651.9947381093</text:p>
          </table:table-cell>
          <table:table-cell office:value-type="float" office:value="0.209498157554465" calcext:value-type="float">
            <text:p>0.209498157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13.12110034194" calcext:value-type="float">
            <text:p>2713.121100342</text:p>
          </table:table-cell>
          <table:table-cell office:value-type="float" office:value="0.209825366829586" calcext:value-type="float">
            <text:p>0.209825366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209620630047639" calcext:value-type="float">
            <text:p>0.20962063</text:p>
          </table:table-cell>
        </table:table-row>
        <table:table-row table:style-name="ro1">
          <table:table-cell table:number-columns-repeated="12"/>
          <table:table-cell office:value-type="float" office:value="900" calcext:value-type="float">
            <text:p>900</text:p>
          </table:table-cell>
          <table:table-cell office:value-type="float" office:value="3102.74889773033" calcext:value-type="float">
            <text:p>3102.7488977303</text:p>
          </table:table-cell>
          <table:table-cell office:value-type="float" office:value="0.174171640711896" calcext:value-type="float">
            <text:p>0.174171640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7.14414461767" calcext:value-type="float">
            <text:p>3247.1441446177</text:p>
          </table:table-cell>
          <table:table-cell office:value-type="float" office:value="0.166948987584209" calcext:value-type="float">
            <text:p>0.166948987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6546308738816" calcext:value-type="float">
            <text:p>0.1654630874</text:p>
          </table:table-cell>
        </table:table-row>
        <table:table-row table:style-name="ro1">
          <table:table-cell table:number-columns-repeated="12"/>
          <table:table-cell office:value-type="float" office:value="950" calcext:value-type="float">
            <text:p>950</text:p>
          </table:table-cell>
          <table:table-cell office:value-type="float" office:value="2967.07654529675" calcext:value-type="float">
            <text:p>2967.0765452968</text:p>
          </table:table-cell>
          <table:table-cell office:value-type="float" office:value="0.220068795788904" calcext:value-type="float">
            <text:p>0.220068795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081.35601987805" calcext:value-type="float">
            <text:p>3081.3560198781</text:p>
          </table:table-cell>
          <table:table-cell office:value-type="float" office:value="0.221169034686474" calcext:value-type="float">
            <text:p>0.221169034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21019302921657" calcext:value-type="float">
            <text:p>0.2210193029</text:p>
          </table:table-cell>
        </table:table-row>
        <table:table-row table:style-name="ro1">
          <table:table-cell table:number-columns-repeated="12"/>
          <table:table-cell office:value-type="float" office:value="1000" calcext:value-type="float">
            <text:p>1000</text:p>
          </table:table-cell>
          <table:table-cell office:value-type="float" office:value="3324.95027008579" calcext:value-type="float">
            <text:p>3324.9502700858</text:p>
          </table:table-cell>
          <table:table-cell office:value-type="float" office:value="0.159979295027052" calcext:value-type="float">
            <text:p>0.15997929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8.8091011296" calcext:value-type="float">
            <text:p>3548.8091011296</text:p>
          </table:table-cell>
          <table:table-cell office:value-type="float" office:value="0.157934074849177" calcext:value-type="float">
            <text:p>0.157934074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54944563323313" calcext:value-type="float">
            <text:p>0.154944563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8.236452611889" calcext:value-type="float">
            <text:p>308.2364526119</text:p>
          </table:table-cell>
          <table:table-cell office:value-type="float" office:value="0.339053930060755" calcext:value-type="float">
            <text:p>0.33905393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2.599456331419" calcext:value-type="float">
            <text:p>312.5994563314</text:p>
          </table:table-cell>
          <table:table-cell office:value-type="float" office:value="0.343848172571829" calcext:value-type="float">
            <text:p>0.34384817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44569948180652" calcext:value-type="float">
            <text:p>0.3445699482</text:p>
          </table:table-cell>
        </table:table-row>
        <table:table-row table:style-name="ro1">
          <table:table-cell table:number-columns-repeated="12"/>
          <table:table-cell office:value-type="float" office:value="150" calcext:value-type="float">
            <text:p>150</text:p>
          </table:table-cell>
          <table:table-cell office:value-type="float" office:value="465.192166548273" calcext:value-type="float">
            <text:p>465.1921665483</text:p>
          </table:table-cell>
          <table:table-cell office:value-type="float" office:value="0.304371966988227" calcext:value-type="float">
            <text:p>0.3043719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0.979061148837" calcext:value-type="float">
            <text:p>470.9790611488</text:p>
          </table:table-cell>
          <table:table-cell office:value-type="float" office:value="0.310949104720496" calcext:value-type="float">
            <text:p>0.31094910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1085385855647" calcext:value-type="float">
            <text:p>0.3108538586</text:p>
          </table:table-cell>
        </table:table-row>
        <table:table-row table:style-name="ro1"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604.696875900232" calcext:value-type="float">
            <text:p>604.6968759002</text:p>
          </table:table-cell>
          <table:table-cell office:value-type="float" office:value="0.282404728899832" calcext:value-type="float">
            <text:p>0.28240472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2.881114209992" calcext:value-type="float">
            <text:p>612.88111421</text:p>
          </table:table-cell>
          <table:table-cell office:value-type="float" office:value="0.285239398291635" calcext:value-type="float">
            <text:p>0.28523939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86767224488988" calcext:value-type="float">
            <text:p>0.2867672245</text:p>
          </table:table-cell>
        </table:table-row>
        <table:table-row table:style-name="ro1">
          <table:table-cell table:number-columns-repeated="12"/>
          <table:table-cell office:value-type="float" office:value="250" calcext:value-type="float">
            <text:p>250</text:p>
          </table:table-cell>
          <table:table-cell office:value-type="float" office:value="794.311887892178" calcext:value-type="float">
            <text:p>794.3118878922</text:p>
          </table:table-cell>
          <table:table-cell office:value-type="float" office:value="0.264319383423326" calcext:value-type="float">
            <text:p>0.26431938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14.585643839742" calcext:value-type="float">
            <text:p>814.5856438397</text:p>
          </table:table-cell>
          <table:table-cell office:value-type="float" office:value="0.28597380626104" calcext:value-type="float">
            <text:p>0.285973806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85736655407884" calcext:value-type="float">
            <text:p>0.2857366554</text:p>
          </table:table-cell>
        </table:table-row>
        <table:table-row table:style-name="ro1"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977.976190893287" calcext:value-type="float">
            <text:p>977.9761908933</text:p>
          </table:table-cell>
          <table:table-cell office:value-type="float" office:value="0.232869083864673" calcext:value-type="float">
            <text:p>0.232869083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11.80186692927" calcext:value-type="float">
            <text:p>1011.8018669293</text:p>
          </table:table-cell>
          <table:table-cell office:value-type="float" office:value="0.233035681847011" calcext:value-type="float">
            <text:p>0.233035681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33817237837265" calcext:value-type="float">
            <text:p>0.2338172378</text:p>
          </table:table-cell>
        </table:table-row>
        <table:table-row table:style-name="ro1">
          <table:table-cell table:number-columns-repeated="12"/>
          <table:table-cell office:value-type="float" office:value="350" calcext:value-type="float">
            <text:p>350</text:p>
          </table:table-cell>
          <table:table-cell office:value-type="float" office:value="1159.3074992223" calcext:value-type="float">
            <text:p>1159.3074992223</text:p>
          </table:table-cell>
          <table:table-cell office:value-type="float" office:value="0.226460253548123" calcext:value-type="float">
            <text:p>0.226460253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197.18411516334" calcext:value-type="float">
            <text:p>1197.1841151633</text:p>
          </table:table-cell>
          <table:table-cell office:value-type="float" office:value="0.227387535268989" calcext:value-type="float">
            <text:p>0.227387535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27568545216521" calcext:value-type="float">
            <text:p>0.2275685452</text:p>
          </table:table-cell>
        </table:table-row>
        <table:table-row table:style-name="ro1">
          <table:table-cell table:number-columns-repeated="12"/>
          <table:table-cell office:value-type="float" office:value="400" calcext:value-type="float">
            <text:p>400</text:p>
          </table:table-cell>
          <table:table-cell office:value-type="float" office:value="1353.97013497222" calcext:value-type="float">
            <text:p>1353.9701349722</text:p>
          </table:table-cell>
          <table:table-cell office:value-type="float" office:value="0.222538942070767" calcext:value-type="float">
            <text:p>0.22253894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95.71531458742" calcext:value-type="float">
            <text:p>1395.7153145874</text:p>
          </table:table-cell>
          <table:table-cell office:value-type="float" office:value="0.223572996140196" calcext:value-type="float">
            <text:p>0.223572996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23756063675861" calcext:value-type="float">
            <text:p>0.2237560637</text:p>
          </table:table-cell>
        </table:table-row>
        <table:table-row table:style-name="ro1">
          <table:table-cell table:number-columns-repeated="12"/>
          <table:table-cell office:value-type="float" office:value="450" calcext:value-type="float">
            <text:p>450</text:p>
          </table:table-cell>
          <table:table-cell office:value-type="float" office:value="1368.1256010893" calcext:value-type="float">
            <text:p>1368.1256010893</text:p>
          </table:table-cell>
          <table:table-cell office:value-type="float" office:value="0.216848315669164" calcext:value-type="float">
            <text:p>0.216848315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96.5194567755" calcext:value-type="float">
            <text:p>1396.5194567755</text:p>
          </table:table-cell>
          <table:table-cell office:value-type="float" office:value="0.215301977446089" calcext:value-type="float">
            <text:p>0.215301977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14780715093838" calcext:value-type="float">
            <text:p>0.2147807151</text:p>
          </table:table-cell>
        </table:table-row>
        <table:table-row table:style-name="ro1"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1635.83353840914" calcext:value-type="float">
            <text:p>1635.8335384092</text:p>
          </table:table-cell>
          <table:table-cell office:value-type="float" office:value="0.226287311123799" calcext:value-type="float">
            <text:p>0.226287311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87.66251469073" calcext:value-type="float">
            <text:p>1687.6625146907</text:p>
          </table:table-cell>
          <table:table-cell office:value-type="float" office:value="0.225645417142282" calcext:value-type="float">
            <text:p>0.225645417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25996265405158" calcext:value-type="float">
            <text:p>0.2259962654</text:p>
          </table:table-cell>
        </table:table-row>
        <table:table-row table:style-name="ro1">
          <table:table-cell table:number-columns-repeated="12"/>
          <table:table-cell office:value-type="float" office:value="550" calcext:value-type="float">
            <text:p>550</text:p>
          </table:table-cell>
          <table:table-cell office:value-type="float" office:value="1758.91540352136" calcext:value-type="float">
            <text:p>1758.9154035214</text:p>
          </table:table-cell>
          <table:table-cell office:value-type="float" office:value="0.228012421749" calcext:value-type="float">
            <text:p>0.228012421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95.72019541689" calcext:value-type="float">
            <text:p>1795.7201954169</text:p>
          </table:table-cell>
          <table:table-cell office:value-type="float" office:value="0.227730126643686" calcext:value-type="float">
            <text:p>0.227730126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28554731681435" calcext:value-type="float">
            <text:p>0.2285547317</text:p>
          </table:table-cell>
        </table:table-row>
        <table:table-row table:style-name="ro1">
          <table:table-cell table:number-columns-repeated="12"/>
          <table:table-cell office:value-type="float" office:value="600" calcext:value-type="float">
            <text:p>600</text:p>
          </table:table-cell>
          <table:table-cell office:value-type="float" office:value="2061.20182449739" calcext:value-type="float">
            <text:p>2061.2018244974</text:p>
          </table:table-cell>
          <table:table-cell office:value-type="float" office:value="0.18970704592165" calcext:value-type="float">
            <text:p>0.189707045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31.52491594711" calcext:value-type="float">
            <text:p>2131.5249159471</text:p>
          </table:table-cell>
          <table:table-cell office:value-type="float" office:value="0.189366514204104" calcext:value-type="float">
            <text:p>0.189366514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84239300506999" calcext:value-type="float">
            <text:p>0.1842393005</text:p>
          </table:table-cell>
        </table:table-row>
        <table:table-row table:style-name="ro1">
          <table:table-cell table:number-columns-repeated="12"/>
          <table:table-cell office:value-type="float" office:value="650" calcext:value-type="float">
            <text:p>650</text:p>
          </table:table-cell>
          <table:table-cell office:value-type="float" office:value="2038.83238203532" calcext:value-type="float">
            <text:p>2038.8323820353</text:p>
          </table:table-cell>
          <table:table-cell office:value-type="float" office:value="0.190890241572087" calcext:value-type="float">
            <text:p>0.190890241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72.09831663598" calcext:value-type="float">
            <text:p>2072.098316636</text:p>
          </table:table-cell>
          <table:table-cell office:value-type="float" office:value="0.190853405278306" calcext:value-type="float">
            <text:p>0.190853405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89798302659866" calcext:value-type="float">
            <text:p>0.1897983027</text:p>
          </table:table-cell>
        </table:table-row>
        <table:table-row table:style-name="ro1">
          <table:table-cell table:number-columns-repeated="12"/>
          <table:table-cell office:value-type="float" office:value="700" calcext:value-type="float">
            <text:p>700</text:p>
          </table:table-cell>
          <table:table-cell office:value-type="float" office:value="2300.89853794053" calcext:value-type="float">
            <text:p>2300.8985379405</text:p>
          </table:table-cell>
          <table:table-cell office:value-type="float" office:value="0.17747975626652" calcext:value-type="float">
            <text:p>0.177479756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63.49434416096" calcext:value-type="float">
            <text:p>2363.494344161</text:p>
          </table:table-cell>
          <table:table-cell office:value-type="float" office:value="0.177095097213635" calcext:value-type="float">
            <text:p>0.177095097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74310573557182" calcext:value-type="float">
            <text:p>0.1743105736</text:p>
          </table:table-cell>
        </table:table-row>
        <table:table-row table:style-name="ro1">
          <table:table-cell table:number-columns-repeated="12"/>
          <table:table-cell office:value-type="float" office:value="750" calcext:value-type="float">
            <text:p>750</text:p>
          </table:table-cell>
          <table:table-cell office:value-type="float" office:value="2487.2372606274" calcext:value-type="float">
            <text:p>2487.2372606274</text:p>
          </table:table-cell>
          <table:table-cell office:value-type="float" office:value="0.169495761600472" calcext:value-type="float">
            <text:p>0.169495761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544.16866413826" calcext:value-type="float">
            <text:p>2544.1686641383</text:p>
          </table:table-cell>
          <table:table-cell office:value-type="float" office:value="0.169606202467498" calcext:value-type="float">
            <text:p>0.169606202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62199172300605" calcext:value-type="float">
            <text:p>0.1621991723</text:p>
          </table:table-cell>
        </table:table-row>
        <table:table-row table:style-name="ro1">
          <table:table-cell table:number-columns-repeated="12"/>
          <table:table-cell office:value-type="float" office:value="800" calcext:value-type="float">
            <text:p>800</text:p>
          </table:table-cell>
          <table:table-cell office:value-type="float" office:value="2703.37715294267" calcext:value-type="float">
            <text:p>2703.3771529427</text:p>
          </table:table-cell>
          <table:table-cell office:value-type="float" office:value="0.17845463415226" calcext:value-type="float">
            <text:p>0.178454634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16.72483245565" calcext:value-type="float">
            <text:p>2816.7248324557</text:p>
          </table:table-cell>
          <table:table-cell office:value-type="float" office:value="0.175281052564673" calcext:value-type="float">
            <text:p>0.175281052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75176118905238" calcext:value-type="float">
            <text:p>0.1751761189</text:p>
          </table:table-cell>
        </table:table-row>
        <table:table-row table:style-name="ro1">
          <table:table-cell table:number-columns-repeated="12"/>
          <table:table-cell office:value-type="float" office:value="850" calcext:value-type="float">
            <text:p>850</text:p>
          </table:table-cell>
          <table:table-cell office:value-type="float" office:value="2651.99473810924" calcext:value-type="float">
            <text:p>2651.9947381093</text:p>
          </table:table-cell>
          <table:table-cell office:value-type="float" office:value="0.193303046278157" calcext:value-type="float">
            <text:p>0.193303046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13.12110034194" calcext:value-type="float">
            <text:p>2713.121100342</text:p>
          </table:table-cell>
          <table:table-cell office:value-type="float" office:value="0.19378394377678" calcext:value-type="float">
            <text:p>0.193783943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93454095913467" calcext:value-type="float">
            <text:p>0.1934540959</text:p>
          </table:table-cell>
        </table:table-row>
        <table:table-row table:style-name="ro1">
          <table:table-cell table:number-columns-repeated="12"/>
          <table:table-cell office:value-type="float" office:value="900" calcext:value-type="float">
            <text:p>900</text:p>
          </table:table-cell>
          <table:table-cell office:value-type="float" office:value="3102.74889773033" calcext:value-type="float">
            <text:p>3102.7488977303</text:p>
          </table:table-cell>
          <table:table-cell office:value-type="float" office:value="0.159215710472884" calcext:value-type="float">
            <text:p>0.159215710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7.14414461767" calcext:value-type="float">
            <text:p>3247.1441446177</text:p>
          </table:table-cell>
          <table:table-cell office:value-type="float" office:value="0.152789022298463" calcext:value-type="float">
            <text:p>0.152789022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51002534175443" calcext:value-type="float">
            <text:p>0.1510025342</text:p>
          </table:table-cell>
        </table:table-row>
        <table:table-row table:style-name="ro1">
          <table:table-cell table:number-columns-repeated="12"/>
          <table:table-cell office:value-type="float" office:value="950" calcext:value-type="float">
            <text:p>950</text:p>
          </table:table-cell>
          <table:table-cell office:value-type="float" office:value="2967.07654529675" calcext:value-type="float">
            <text:p>2967.0765452968</text:p>
          </table:table-cell>
          <table:table-cell office:value-type="float" office:value="0.204481918603422" calcext:value-type="float">
            <text:p>0.204481918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081.35601987805" calcext:value-type="float">
            <text:p>3081.3560198781</text:p>
          </table:table-cell>
          <table:table-cell office:value-type="float" office:value="0.205311404021538" calcext:value-type="float">
            <text:p>0.20531140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05436825991526" calcext:value-type="float">
            <text:p>0.205436826</text:p>
          </table:table-cell>
        </table:table-row>
        <table:table-row table:style-name="ro1">
          <table:table-cell table:number-columns-repeated="12"/>
          <table:table-cell office:value-type="float" office:value="1000" calcext:value-type="float">
            <text:p>1000</text:p>
          </table:table-cell>
          <table:table-cell office:value-type="float" office:value="3324.95027008579" calcext:value-type="float">
            <text:p>3324.9502700858</text:p>
          </table:table-cell>
          <table:table-cell office:value-type="float" office:value="0.146477240906804" calcext:value-type="float">
            <text:p>0.146477240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8.8091011296" calcext:value-type="float">
            <text:p>3548.8091011296</text:p>
          </table:table-cell>
          <table:table-cell office:value-type="float" office:value="0.144697410337536" calcext:value-type="float">
            <text:p>0.14469741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41408034388232" calcext:value-type="float">
            <text:p>0.141408034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8.236452611889" calcext:value-type="float">
            <text:p>308.2364526119</text:p>
          </table:table-cell>
          <table:table-cell office:value-type="float" office:value="0.292954044468397" calcext:value-type="float">
            <text:p>0.29295404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2.599456331419" calcext:value-type="float">
            <text:p>312.5994563314</text:p>
          </table:table-cell>
          <table:table-cell office:value-type="float" office:value="0.295624573761062" calcext:value-type="float">
            <text:p>0.29562457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296973541480069" calcext:value-type="float">
            <text:p>0.2969735415</text:p>
          </table:table-cell>
        </table:table-row>
        <table:table-row table:style-name="ro1">
          <table:table-cell table:number-columns-repeated="12"/>
          <table:table-cell office:value-type="float" office:value="150" calcext:value-type="float">
            <text:p>150</text:p>
          </table:table-cell>
          <table:table-cell office:value-type="float" office:value="465.192166548273" calcext:value-type="float">
            <text:p>465.1921665483</text:p>
          </table:table-cell>
          <table:table-cell office:value-type="float" office:value="0.266737798280267" calcext:value-type="float">
            <text:p>0.266737798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0.979061148837" calcext:value-type="float">
            <text:p>470.9790611488</text:p>
          </table:table-cell>
          <table:table-cell office:value-type="float" office:value="0.273165512188405" calcext:value-type="float">
            <text:p>0.27316551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272981100563614" calcext:value-type="float">
            <text:p>0.2729811006</text:p>
          </table:table-cell>
        </table:table-row>
        <table:table-row table:style-name="ro1"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604.696875900232" calcext:value-type="float">
            <text:p>604.6968759002</text:p>
          </table:table-cell>
          <table:table-cell office:value-type="float" office:value="0.247116181345993" calcext:value-type="float">
            <text:p>0.24711618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2.881114209992" calcext:value-type="float">
            <text:p>612.88111421</text:p>
          </table:table-cell>
          <table:table-cell office:value-type="float" office:value="0.249874553542354" calcext:value-type="float">
            <text:p>0.24987455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51689671206854" calcext:value-type="float">
            <text:p>0.2516896712</text:p>
          </table:table-cell>
        </table:table-row>
        <table:table-row table:style-name="ro1">
          <table:table-cell table:number-columns-repeated="12"/>
          <table:table-cell office:value-type="float" office:value="250" calcext:value-type="float">
            <text:p>250</text:p>
          </table:table-cell>
          <table:table-cell office:value-type="float" office:value="794.311887892178" calcext:value-type="float">
            <text:p>794.3118878922</text:p>
          </table:table-cell>
          <table:table-cell office:value-type="float" office:value="0.227820700118566" calcext:value-type="float">
            <text:p>0.22782070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14.585643839742" calcext:value-type="float">
            <text:p>814.5856438397</text:p>
          </table:table-cell>
          <table:table-cell office:value-type="float" office:value="0.248221259661879" calcext:value-type="float">
            <text:p>0.24822125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4781236276298" calcext:value-type="float">
            <text:p>0.2478123628</text:p>
          </table:table-cell>
        </table:table-row>
        <table:table-row table:style-name="ro1"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977.976190893287" calcext:value-type="float">
            <text:p>977.9761908933</text:p>
          </table:table-cell>
          <table:table-cell office:value-type="float" office:value="0.204225185094591" calcext:value-type="float">
            <text:p>0.20422518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11.80186692927" calcext:value-type="float">
            <text:p>1011.8018669293</text:p>
          </table:table-cell>
          <table:table-cell office:value-type="float" office:value="0.20544312639357" calcext:value-type="float">
            <text:p>0.205443126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06651808563849" calcext:value-type="float">
            <text:p>0.2066518086</text:p>
          </table:table-cell>
        </table:table-row>
        <table:table-row table:style-name="ro1">
          <table:table-cell table:number-columns-repeated="12"/>
          <table:table-cell office:value-type="float" office:value="350" calcext:value-type="float">
            <text:p>350</text:p>
          </table:table-cell>
          <table:table-cell office:value-type="float" office:value="1159.3074992223" calcext:value-type="float">
            <text:p>1159.3074992223</text:p>
          </table:table-cell>
          <table:table-cell office:value-type="float" office:value="0.200267221668716" calcext:value-type="float">
            <text:p>0.200267221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197.18411516334" calcext:value-type="float">
            <text:p>1197.1841151633</text:p>
          </table:table-cell>
          <table:table-cell office:value-type="float" office:value="0.20218651545781" calcext:value-type="float">
            <text:p>0.202186515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02434866108755" calcext:value-type="float">
            <text:p>0.2024348661</text:p>
          </table:table-cell>
        </table:table-row>
        <table:table-row table:style-name="ro1">
          <table:table-cell table:number-columns-repeated="12"/>
          <table:table-cell office:value-type="float" office:value="400" calcext:value-type="float">
            <text:p>400</text:p>
          </table:table-cell>
          <table:table-cell office:value-type="float" office:value="1353.97013497222" calcext:value-type="float">
            <text:p>1353.9701349722</text:p>
          </table:table-cell>
          <table:table-cell office:value-type="float" office:value="0.198311353794462" calcext:value-type="float">
            <text:p>0.198311353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95.71531458742" calcext:value-type="float">
            <text:p>1395.7153145874</text:p>
          </table:table-cell>
          <table:table-cell office:value-type="float" office:value="0.199709012294914" calcext:value-type="float">
            <text:p>0.199709012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00140449232204" calcext:value-type="float">
            <text:p>0.2001404492</text:p>
          </table:table-cell>
        </table:table-row>
        <table:table-row table:style-name="ro1">
          <table:table-cell table:number-columns-repeated="12"/>
          <table:table-cell office:value-type="float" office:value="450" calcext:value-type="float">
            <text:p>450</text:p>
          </table:table-cell>
          <table:table-cell office:value-type="float" office:value="1368.1256010893" calcext:value-type="float">
            <text:p>1368.1256010893</text:p>
          </table:table-cell>
          <table:table-cell office:value-type="float" office:value="0.196010939199583" calcext:value-type="float">
            <text:p>0.196010939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96.5194567755" calcext:value-type="float">
            <text:p>1396.5194567755</text:p>
          </table:table-cell>
          <table:table-cell office:value-type="float" office:value="0.194347308486935" calcext:value-type="float">
            <text:p>0.194347308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193955171947958" calcext:value-type="float">
            <text:p>0.1939551719</text:p>
          </table:table-cell>
        </table:table-row>
        <table:table-row table:style-name="ro1"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1635.83353840914" calcext:value-type="float">
            <text:p>1635.8335384092</text:p>
          </table:table-cell>
          <table:table-cell office:value-type="float" office:value="0.204487543869397" calcext:value-type="float">
            <text:p>0.20448754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87.66251469073" calcext:value-type="float">
            <text:p>1687.6625146907</text:p>
          </table:table-cell>
          <table:table-cell office:value-type="float" office:value="0.204007605589443" calcext:value-type="float">
            <text:p>0.20400760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04542878304773" calcext:value-type="float">
            <text:p>0.2045428783</text:p>
          </table:table-cell>
        </table:table-row>
        <table:table-row table:style-name="ro1">
          <table:table-cell table:number-columns-repeated="12"/>
          <table:table-cell office:value-type="float" office:value="550" calcext:value-type="float">
            <text:p>550</text:p>
          </table:table-cell>
          <table:table-cell office:value-type="float" office:value="1758.91540352136" calcext:value-type="float">
            <text:p>1758.9154035214</text:p>
          </table:table-cell>
          <table:table-cell office:value-type="float" office:value="0.20787795119091" calcext:value-type="float">
            <text:p>0.207877951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95.72019541689" calcext:value-type="float">
            <text:p>1795.7201954169</text:p>
          </table:table-cell>
          <table:table-cell office:value-type="float" office:value="0.20786408043335" calcext:value-type="float">
            <text:p>0.207864080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08278320130319" calcext:value-type="float">
            <text:p>0.2082783201</text:p>
          </table:table-cell>
        </table:table-row>
        <table:table-row table:style-name="ro1">
          <table:table-cell table:number-columns-repeated="12"/>
          <table:table-cell office:value-type="float" office:value="600" calcext:value-type="float">
            <text:p>600</text:p>
          </table:table-cell>
          <table:table-cell office:value-type="float" office:value="2061.20182449739" calcext:value-type="float">
            <text:p>2061.2018244974</text:p>
          </table:table-cell>
          <table:table-cell office:value-type="float" office:value="0.170910658594093" calcext:value-type="float">
            <text:p>0.170910658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31.52491594711" calcext:value-type="float">
            <text:p>2131.5249159471</text:p>
          </table:table-cell>
          <table:table-cell office:value-type="float" office:value="0.170913080409521" calcext:value-type="float">
            <text:p>0.170913080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66777842963138" calcext:value-type="float">
            <text:p>0.166777843</text:p>
          </table:table-cell>
        </table:table-row>
        <table:table-row table:style-name="ro1">
          <table:table-cell table:number-columns-repeated="12"/>
          <table:table-cell office:value-type="float" office:value="650" calcext:value-type="float">
            <text:p>650</text:p>
          </table:table-cell>
          <table:table-cell office:value-type="float" office:value="2038.83238203532" calcext:value-type="float">
            <text:p>2038.8323820353</text:p>
          </table:table-cell>
          <table:table-cell office:value-type="float" office:value="0.171796941411344" calcext:value-type="float">
            <text:p>0.171796941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72.09831663598" calcext:value-type="float">
            <text:p>2072.098316636</text:p>
          </table:table-cell>
          <table:table-cell office:value-type="float" office:value="0.171485072707336" calcext:value-type="float">
            <text:p>0.171485072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70749012854107" calcext:value-type="float">
            <text:p>0.1707490129</text:p>
          </table:table-cell>
        </table:table-row>
        <table:table-row table:style-name="ro1">
          <table:table-cell table:number-columns-repeated="12"/>
          <table:table-cell office:value-type="float" office:value="700" calcext:value-type="float">
            <text:p>700</text:p>
          </table:table-cell>
          <table:table-cell office:value-type="float" office:value="2300.89853794053" calcext:value-type="float">
            <text:p>2300.8985379405</text:p>
          </table:table-cell>
          <table:table-cell office:value-type="float" office:value="0.161052337508401" calcext:value-type="float">
            <text:p>0.161052337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63.49434416096" calcext:value-type="float">
            <text:p>2363.494344161</text:p>
          </table:table-cell>
          <table:table-cell office:value-type="float" office:value="0.160726456416226" calcext:value-type="float">
            <text:p>0.160726456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58072646069881" calcext:value-type="float">
            <text:p>0.1580726461</text:p>
          </table:table-cell>
        </table:table-row>
        <table:table-row table:style-name="ro1">
          <table:table-cell table:number-columns-repeated="12"/>
          <table:table-cell office:value-type="float" office:value="750" calcext:value-type="float">
            <text:p>750</text:p>
          </table:table-cell>
          <table:table-cell office:value-type="float" office:value="2487.2372606274" calcext:value-type="float">
            <text:p>2487.2372606274</text:p>
          </table:table-cell>
          <table:table-cell office:value-type="float" office:value="0.153922399797307" calcext:value-type="float">
            <text:p>0.153922399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544.16866413826" calcext:value-type="float">
            <text:p>2544.1686641383</text:p>
          </table:table-cell>
          <table:table-cell office:value-type="float" office:value="0.154059633718344" calcext:value-type="float">
            <text:p>0.154059633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47076558264211" calcext:value-type="float">
            <text:p>0.1470765583</text:p>
          </table:table-cell>
        </table:table-row>
        <table:table-row table:style-name="ro1">
          <table:table-cell table:number-columns-repeated="12"/>
          <table:table-cell office:value-type="float" office:value="800" calcext:value-type="float">
            <text:p>800</text:p>
          </table:table-cell>
          <table:table-cell office:value-type="float" office:value="2703.37715294267" calcext:value-type="float">
            <text:p>2703.3771529427</text:p>
          </table:table-cell>
          <table:table-cell office:value-type="float" office:value="0.162311183361009" calcext:value-type="float">
            <text:p>0.162311183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16.72483245565" calcext:value-type="float">
            <text:p>2816.7248324557</text:p>
          </table:table-cell>
          <table:table-cell office:value-type="float" office:value="0.15954189754358" calcext:value-type="float">
            <text:p>0.15954189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59456160164586" calcext:value-type="float">
            <text:p>0.1594561602</text:p>
          </table:table-cell>
        </table:table-row>
        <table:table-row table:style-name="ro1">
          <table:table-cell table:number-columns-repeated="12"/>
          <table:table-cell office:value-type="float" office:value="850" calcext:value-type="float">
            <text:p>850</text:p>
          </table:table-cell>
          <table:table-cell office:value-type="float" office:value="2651.99473810924" calcext:value-type="float">
            <text:p>2651.9947381093</text:p>
          </table:table-cell>
          <table:table-cell office:value-type="float" office:value="0.176084944091103" calcext:value-type="float">
            <text:p>0.176084944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13.12110034194" calcext:value-type="float">
            <text:p>2713.121100342</text:p>
          </table:table-cell>
          <table:table-cell office:value-type="float" office:value="0.176199510147886" calcext:value-type="float">
            <text:p>0.176199510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76128016020291" calcext:value-type="float">
            <text:p>0.176128016</text:p>
          </table:table-cell>
        </table:table-row>
        <table:table-row table:style-name="ro1">
          <table:table-cell table:number-columns-repeated="12"/>
          <table:table-cell office:value-type="float" office:value="900" calcext:value-type="float">
            <text:p>900</text:p>
          </table:table-cell>
          <table:table-cell office:value-type="float" office:value="3102.74889773033" calcext:value-type="float">
            <text:p>3102.7488977303</text:p>
          </table:table-cell>
          <table:table-cell office:value-type="float" office:value="0.145259901919054" calcext:value-type="float">
            <text:p>0.145259901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7.14414461767" calcext:value-type="float">
            <text:p>3247.1441446177</text:p>
          </table:table-cell>
          <table:table-cell office:value-type="float" office:value="0.138607140523939" calcext:value-type="float">
            <text:p>0.138607140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37477385007442" calcext:value-type="float">
            <text:p>0.137477385</text:p>
          </table:table-cell>
        </table:table-row>
        <table:table-row table:style-name="ro1">
          <table:table-cell table:number-columns-repeated="12"/>
          <table:table-cell office:value-type="float" office:value="950" calcext:value-type="float">
            <text:p>950</text:p>
          </table:table-cell>
          <table:table-cell office:value-type="float" office:value="2967.07654529675" calcext:value-type="float">
            <text:p>2967.0765452968</text:p>
          </table:table-cell>
          <table:table-cell office:value-type="float" office:value="0.189117750023685" calcext:value-type="float">
            <text:p>0.1891177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081.35601987805" calcext:value-type="float">
            <text:p>3081.3560198781</text:p>
          </table:table-cell>
          <table:table-cell office:value-type="float" office:value="0.190484098737674" calcext:value-type="float">
            <text:p>0.190484098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19081593322824" calcext:value-type="float">
            <text:p>0.1908159332</text:p>
          </table:table-cell>
        </table:table-row>
        <table:table-row table:style-name="ro1">
          <table:table-cell table:number-columns-repeated="12"/>
          <table:table-cell office:value-type="float" office:value="1000" calcext:value-type="float">
            <text:p>1000</text:p>
          </table:table-cell>
          <table:table-cell office:value-type="float" office:value="3324.95027008579" calcext:value-type="float">
            <text:p>3324.9502700858</text:p>
          </table:table-cell>
          <table:table-cell office:value-type="float" office:value="0.132629205446808" calcext:value-type="float">
            <text:p>0.132629205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8.8091011296" calcext:value-type="float">
            <text:p>3548.8091011296</text:p>
          </table:table-cell>
          <table:table-cell office:value-type="float" office:value="0.130892523430148" calcext:value-type="float">
            <text:p>0.13089252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28082519660329" calcext:value-type="float">
            <text:p>0.1280825197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17.5898in" svg:y="0.8972in">
            <draw:object draw:notify-on-update-of-ranges="Sheet3.C6:Sheet3.C24 Sheet3.B6:Sheet3.B24 Sheet3.J6:Sheet3.J24 Sheet3.I6:Sheet3.I24 Sheet3.G6:Sheet3.G24 Sheet3.F6:Sheet3.F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7.8224in" svg:y="4.9642in">
            <draw:object draw:notify-on-update-of-ranges="Sheet3.C28:Sheet3.C46 Sheet3.B28:Sheet3.B46 Sheet3.G28:Sheet3.G46 Sheet3.F28:Sheet3.F46 Sheet3.J28:Sheet3.J46 Sheet3.I28:Sheet3.I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18.3858in" svg:y="9.3161in">
            <draw:object draw:notify-on-update-of-ranges="Sheet3.C50:Sheet3.C69 Sheet3.B50:Sheet3.B68 Sheet3.G50:Sheet3.G68 Sheet3.F50:Sheet3.F68 Sheet3.J50:Sheet3.J68 Sheet3.I50:Sheet3.I6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DDD</text:p>
          </table:table-cell>
          <table:table-cell table:number-columns-repeated="3"/>
          <table:table-cell office:value-type="string" calcext:value-type="string">
            <text:p>KR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Min = 1</text:p>
          </table:table-cell>
          <table:table-cell table:number-columns-repeated="3"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Max = 8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office:value-type="string" calcext:value-type="string">
            <text:p>Last Week</text:p>
          </table:table-cell>
          <table:table-cell office:value-type="string" calcext:value-type="string">
            <text:p>2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weeks</text:p>
          </table:table-cell>
          <table:table-cell/>
          <table:table-cell table:style-name="Default" table:number-columns-repeated="3"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.554165175669" calcext:value-type="float">
            <text:p>208.5541651757</text:p>
          </table:table-cell>
          <table:table-cell office:value-type="float" office:value="0.949385783942055" calcext:value-type="float">
            <text:p>0.94938578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95535255590153" calcext:value-type="float">
            <text:p>0.9553525559</text:p>
          </table:table-cell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950164921272591" calcext:value-type="float">
            <text:p>0.9501649213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0.855237884939" calcext:value-type="float">
            <text:p>330.8552378849</text:p>
          </table:table-cell>
          <table:table-cell office:value-type="float" office:value="0.944127186312616" calcext:value-type="float">
            <text:p>0.944127186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949703034982855" calcext:value-type="float">
            <text:p>0.949703035</text:p>
          </table:table-cell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944774780773542" calcext:value-type="float">
            <text:p>0.944774780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6.82030515188" calcext:value-type="float">
            <text:p>426.8203051519</text:p>
          </table:table-cell>
          <table:table-cell office:value-type="float" office:value="0.939805287128506" calcext:value-type="float">
            <text:p>0.93980528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946151199150525" calcext:value-type="float">
            <text:p>0.9461511992</text:p>
          </table:table-cell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94070618851171" calcext:value-type="float">
            <text:p>0.940706188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4.211373447267" calcext:value-type="float">
            <text:p>594.2113734473</text:p>
          </table:table-cell>
          <table:table-cell office:value-type="float" office:value="0.93766686541008" calcext:value-type="float">
            <text:p>0.93766686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943672916051999" calcext:value-type="float">
            <text:p>0.9436729161</text:p>
          </table:table-cell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938018954162516" calcext:value-type="float">
            <text:p>0.9380189542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23.677906053525" calcext:value-type="float">
            <text:p>723.6779060535</text:p>
          </table:table-cell>
          <table:table-cell office:value-type="float" office:value="0.934338968522088" calcext:value-type="float">
            <text:p>0.934338968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939594012026528" calcext:value-type="float">
            <text:p>0.939594012</text:p>
          </table:table-cell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936339738563851" calcext:value-type="float">
            <text:p>0.936339738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36.666352477854" calcext:value-type="float">
            <text:p>836.6663524779</text:p>
          </table:table-cell>
          <table:table-cell office:value-type="float" office:value="0.932644466803298" calcext:value-type="float">
            <text:p>0.932644466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936490002467789" calcext:value-type="float">
            <text:p>0.9364900025</text:p>
          </table:table-cell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934458411750608" calcext:value-type="float">
            <text:p>0.9344584118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1.14728468638" calcext:value-type="float">
            <text:p>1021.1472846864</text:p>
          </table:table-cell>
          <table:table-cell office:value-type="float" office:value="0.931795929018174" calcext:value-type="float">
            <text:p>0.93179592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937352516361392" calcext:value-type="float">
            <text:p>0.9373525164</text:p>
          </table:table-cell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932129140047202" calcext:value-type="float">
            <text:p>0.93212914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60.705759388272" calcext:value-type="float">
            <text:p>960.7057593883</text:p>
          </table:table-cell>
          <table:table-cell office:value-type="float" office:value="0.926934688540064" calcext:value-type="float">
            <text:p>0.926934688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936293133415135" calcext:value-type="float">
            <text:p>0.9362931334</text:p>
          </table:table-cell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92440332526064" calcext:value-type="float">
            <text:p>0.9244033253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7.53586760485" calcext:value-type="float">
            <text:p>1207.5358676049</text:p>
          </table:table-cell>
          <table:table-cell office:value-type="float" office:value="0.931062761383039" calcext:value-type="float">
            <text:p>0.931062761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936463452515287" calcext:value-type="float">
            <text:p>0.9364634525</text:p>
          </table:table-cell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923306075567785" calcext:value-type="float">
            <text:p>0.9233060756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67.79336454501" calcext:value-type="float">
            <text:p>1267.793364545</text:p>
          </table:table-cell>
          <table:table-cell office:value-type="float" office:value="0.925218714796837" calcext:value-type="float">
            <text:p>0.925218714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932977115076399" calcext:value-type="float">
            <text:p>0.9329771151</text:p>
          </table:table-cell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921814358302961" calcext:value-type="float">
            <text:p>0.9218143583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82.4277327224" calcext:value-type="float">
            <text:p>1582.4277327224</text:p>
          </table:table-cell>
          <table:table-cell office:value-type="float" office:value="0.925788826626653" calcext:value-type="float">
            <text:p>0.925788826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931491289766003" calcext:value-type="float">
            <text:p>0.9314912898</text:p>
          </table:table-cell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920472069765076" calcext:value-type="float">
            <text:p>0.9204720698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20.28419463753" calcext:value-type="float">
            <text:p>1520.2841946375</text:p>
          </table:table-cell>
          <table:table-cell office:value-type="float" office:value="0.925640912780439" calcext:value-type="float">
            <text:p>0.925640912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933131546478652" calcext:value-type="float">
            <text:p>0.9331315465</text:p>
          </table:table-cell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91942287809184" calcext:value-type="float">
            <text:p>0.9194228781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56.49356659199" calcext:value-type="float">
            <text:p>1756.493566592</text:p>
          </table:table-cell>
          <table:table-cell office:value-type="float" office:value="0.921609586992415" calcext:value-type="float">
            <text:p>0.92160958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92933007775391" calcext:value-type="float">
            <text:p>0.9293300778</text:p>
          </table:table-cell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919018838500644" calcext:value-type="float">
            <text:p>0.9190188385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56.62637287492" calcext:value-type="float">
            <text:p>1856.6263728749</text:p>
          </table:table-cell>
          <table:table-cell office:value-type="float" office:value="0.911787096883235" calcext:value-type="float">
            <text:p>0.911787096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929399219212168" calcext:value-type="float">
            <text:p>0.9293992192</text:p>
          </table:table-cell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918607184032052" calcext:value-type="float">
            <text:p>0.918607184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13.95646580246" calcext:value-type="float">
            <text:p>2213.9564658025</text:p>
          </table:table-cell>
          <table:table-cell office:value-type="float" office:value="0.912456323006164" calcext:value-type="float">
            <text:p>0.91245632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931440463491451" calcext:value-type="float">
            <text:p>0.9314404635</text:p>
          </table:table-cell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918140747434491" calcext:value-type="float">
            <text:p>0.9181407474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56.86059198761" calcext:value-type="float">
            <text:p>1956.8605919876</text:p>
          </table:table-cell>
          <table:table-cell office:value-type="float" office:value="0.918487433388121" calcext:value-type="float">
            <text:p>0.918487433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932774774009801" calcext:value-type="float">
            <text:p>0.932774774</text:p>
          </table:table-cell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917880700441224" calcext:value-type="float">
            <text:p>0.917880700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59.4153867581" calcext:value-type="float">
            <text:p>2559.4153867581</text:p>
          </table:table-cell>
          <table:table-cell office:value-type="float" office:value="0.91580120570353" calcext:value-type="float">
            <text:p>0.915801205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921264641465955" calcext:value-type="float">
            <text:p>0.9212646415</text:p>
          </table:table-cell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915917516749883" calcext:value-type="float">
            <text:p>0.9159175167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168.87600041077" calcext:value-type="float">
            <text:p>2168.8760004108</text:p>
          </table:table-cell>
          <table:table-cell office:value-type="float" office:value="0.92020596219658" calcext:value-type="float">
            <text:p>0.920205962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929724095320012" calcext:value-type="float">
            <text:p>0.9297240953</text:p>
          </table:table-cell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915606155619762" calcext:value-type="float">
            <text:p>0.915606155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44.18445932002" calcext:value-type="float">
            <text:p>2744.18445932</text:p>
          </table:table-cell>
          <table:table-cell office:value-type="float" office:value="0.917233832945154" calcext:value-type="float">
            <text:p>0.917233832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924619654605448" calcext:value-type="float">
            <text:p>0.9246196546</text:p>
          </table:table-cell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915339558638433" calcext:value-type="float">
            <text:p>0.9153395586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LAST MONTH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nth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.554165175669" calcext:value-type="float">
            <text:p>208.5541651757</text:p>
          </table:table-cell>
          <table:table-cell office:value-type="float" office:value="0.88766998001889" calcext:value-type="float">
            <text:p>0.887669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89831973141878" calcext:value-type="float">
            <text:p>0.8983197314</text:p>
          </table:table-cell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889050589466033" calcext:value-type="float">
            <text:p>0.88905058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885721909222058" calcext:value-type="float">
            <text:p>0.8857219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0.855237884939" calcext:value-type="float">
            <text:p>330.8552378849</text:p>
          </table:table-cell>
          <table:table-cell office:value-type="float" office:value="0.877933576350172" calcext:value-type="float">
            <text:p>0.877933576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888193563435537" calcext:value-type="float">
            <text:p>0.8881935634</text:p>
          </table:table-cell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879265511502508" calcext:value-type="float">
            <text:p>0.87926551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873097833878622" calcext:value-type="float">
            <text:p>0.87309783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6.82030515188" calcext:value-type="float">
            <text:p>426.8203051519</text:p>
          </table:table-cell>
          <table:table-cell office:value-type="float" office:value="0.87073624516189" calcext:value-type="float">
            <text:p>0.87073624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881100563353129" calcext:value-type="float">
            <text:p>0.8811005634</text:p>
          </table:table-cell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87147138185703" calcext:value-type="float">
            <text:p>0.87147138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865791971892038" calcext:value-type="float">
            <text:p>0.86579197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4.211373447267" calcext:value-type="float">
            <text:p>594.2113734473</text:p>
          </table:table-cell>
          <table:table-cell office:value-type="float" office:value="0.867026072538441" calcext:value-type="float">
            <text:p>0.8670260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877390771352319" calcext:value-type="float">
            <text:p>0.8773907714</text:p>
          </table:table-cell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86691129080757" calcext:value-type="float">
            <text:p>0.866911290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833387718091278" calcext:value-type="float">
            <text:p>0.83338771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23.677906053525" calcext:value-type="float">
            <text:p>723.6779060535</text:p>
          </table:table-cell>
          <table:table-cell office:value-type="float" office:value="0.860486484653394" calcext:value-type="float">
            <text:p>0.860486484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869304859299523" calcext:value-type="float">
            <text:p>0.8693048593</text:p>
          </table:table-cell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86395118373522" calcext:value-type="float">
            <text:p>0.863951183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846891155764152" calcext:value-type="float">
            <text:p>0.84689115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36.666352477854" calcext:value-type="float">
            <text:p>836.6663524779</text:p>
          </table:table-cell>
          <table:table-cell office:value-type="float" office:value="0.856879802103709" calcext:value-type="float">
            <text:p>0.856879802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864181722590279" calcext:value-type="float">
            <text:p>0.8641817226</text:p>
          </table:table-cell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860928803032714" calcext:value-type="float">
            <text:p>0.86092880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83861569017416" calcext:value-type="float">
            <text:p>0.83861569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1.14728468638" calcext:value-type="float">
            <text:p>1021.1472846864</text:p>
          </table:table-cell>
          <table:table-cell office:value-type="float" office:value="0.856975269415177" calcext:value-type="float">
            <text:p>0.856975269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865633385045719" calcext:value-type="float">
            <text:p>0.865633385</text:p>
          </table:table-cell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857088175314823" calcext:value-type="float">
            <text:p>0.857088175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832124955117498" calcext:value-type="float">
            <text:p>0.83212495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60.705759388272" calcext:value-type="float">
            <text:p>960.7057593883</text:p>
          </table:table-cell>
          <table:table-cell office:value-type="float" office:value="0.851200382965395" calcext:value-type="float">
            <text:p>0.85120038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864489739639483" calcext:value-type="float">
            <text:p>0.8644897396</text:p>
          </table:table-cell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848801003091198" calcext:value-type="float">
            <text:p>0.84880100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843272406363989" calcext:value-type="float">
            <text:p>0.84327240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7.53586760485" calcext:value-type="float">
            <text:p>1207.5358676049</text:p>
          </table:table-cell>
          <table:table-cell office:value-type="float" office:value="0.855525436167974" calcext:value-type="float">
            <text:p>0.855525436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86394237035131" calcext:value-type="float">
            <text:p>0.8639423704</text:p>
          </table:table-cell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847006528665422" calcext:value-type="float">
            <text:p>0.847006528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846423741981376" calcext:value-type="float">
            <text:p>0.84642374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67.79336454501" calcext:value-type="float">
            <text:p>1267.793364545</text:p>
          </table:table-cell>
          <table:table-cell office:value-type="float" office:value="0.84921003847248" calcext:value-type="float">
            <text:p>0.849210038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859597772777411" calcext:value-type="float">
            <text:p>0.8595977728</text:p>
          </table:table-cell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845064903209556" calcext:value-type="float">
            <text:p>0.845064903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840472631236847" calcext:value-type="float">
            <text:p>0.84047263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82.4277327224" calcext:value-type="float">
            <text:p>1582.4277327224</text:p>
          </table:table-cell>
          <table:table-cell office:value-type="float" office:value="0.847154693195675" calcext:value-type="float">
            <text:p>0.847154693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855517541960265" calcext:value-type="float">
            <text:p>0.855517542</text:p>
          </table:table-cell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843277135412683" calcext:value-type="float">
            <text:p>0.84327713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839524359811039" calcext:value-type="float">
            <text:p>0.839524359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20.28419463753" calcext:value-type="float">
            <text:p>1520.2841946375</text:p>
          </table:table-cell>
          <table:table-cell office:value-type="float" office:value="0.847144419815523" calcext:value-type="float">
            <text:p>0.847144419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858514479738659" calcext:value-type="float">
            <text:p>0.8585144797</text:p>
          </table:table-cell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841716092342424" calcext:value-type="float">
            <text:p>0.841716092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843035360109839" calcext:value-type="float">
            <text:p>0.84303536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56.49356659199" calcext:value-type="float">
            <text:p>1756.493566592</text:p>
          </table:table-cell>
          <table:table-cell office:value-type="float" office:value="0.841166554843957" calcext:value-type="float">
            <text:p>0.841166554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851573340674294" calcext:value-type="float">
            <text:p>0.8515733407</text:p>
          </table:table-cell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841070388806978" calcext:value-type="float">
            <text:p>0.841070388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824740659173346" calcext:value-type="float">
            <text:p>0.824740659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56.62637287492" calcext:value-type="float">
            <text:p>1856.6263728749</text:p>
          </table:table-cell>
          <table:table-cell office:value-type="float" office:value="0.831772046842317" calcext:value-type="float">
            <text:p>0.831772046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852686120770364" calcext:value-type="float">
            <text:p>0.8526861208</text:p>
          </table:table-cell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84046600028816" calcext:value-type="float">
            <text:p>0.840466000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823262347677966" calcext:value-type="float">
            <text:p>0.82326234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13.95646580246" calcext:value-type="float">
            <text:p>2213.9564658025</text:p>
          </table:table-cell>
          <table:table-cell office:value-type="float" office:value="0.832989670917882" calcext:value-type="float">
            <text:p>0.832989670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855489134677669" calcext:value-type="float">
            <text:p>0.8554891347</text:p>
          </table:table-cell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839802837984891" calcext:value-type="float">
            <text:p>0.83980283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823250753077637" calcext:value-type="float">
            <text:p>0.823250753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56.86059198761" calcext:value-type="float">
            <text:p>1956.8605919876</text:p>
          </table:table-cell>
          <table:table-cell office:value-type="float" office:value="0.841297308788517" calcext:value-type="float">
            <text:p>0.841297308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858446483657409" calcext:value-type="float">
            <text:p>0.8584464837</text:p>
          </table:table-cell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839350172096448" calcext:value-type="float">
            <text:p>0.839350172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823712541030366" calcext:value-type="float">
            <text:p>0.8237125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59.4153867581" calcext:value-type="float">
            <text:p>2559.4153867581</text:p>
          </table:table-cell>
          <table:table-cell office:value-type="float" office:value="0.835715520931614" calcext:value-type="float">
            <text:p>0.835715520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842600536776338" calcext:value-type="float">
            <text:p>0.8426005368</text:p>
          </table:table-cell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836070138914138" calcext:value-type="float">
            <text:p>0.836070138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819835583459956" calcext:value-type="float">
            <text:p>0.819835583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168.87600041077" calcext:value-type="float">
            <text:p>2168.8760004108</text:p>
          </table:table-cell>
          <table:table-cell office:value-type="float" office:value="0.842010094896485" calcext:value-type="float">
            <text:p>0.842010094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854410531382687" calcext:value-type="float">
            <text:p>0.8544105314</text:p>
          </table:table-cell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835544796008548" calcext:value-type="float">
            <text:p>0.83554479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824976979647704" calcext:value-type="float">
            <text:p>0.82497697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44.18445932002" calcext:value-type="float">
            <text:p>2744.18445932</text:p>
          </table:table-cell>
          <table:table-cell office:value-type="float" office:value="0.835460270679896" calcext:value-type="float">
            <text:p>0.835460270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844072042199307" calcext:value-type="float">
            <text:p>0.8440720422</text:p>
          </table:table-cell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835210094388764" calcext:value-type="float">
            <text:p>0.835210094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817763094360636" calcext:value-type="float">
            <text:p>0.8177630944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Last YEAR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.554165175669" calcext:value-type="float">
            <text:p>208.5541651757</text:p>
          </table:table-cell>
          <table:table-cell office:value-type="float" office:value="0.411847775139921" calcext:value-type="float">
            <text:p>0.41184777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416198386585356" calcext:value-type="float">
            <text:p>0.4161983866</text:p>
          </table:table-cell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451778043448194" calcext:value-type="float">
            <text:p>0.4517780434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0.855237884939" calcext:value-type="float">
            <text:p>330.8552378849</text:p>
          </table:table-cell>
          <table:table-cell office:value-type="float" office:value="0.368882880267571" calcext:value-type="float">
            <text:p>0.36888288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379904062476326" calcext:value-type="float">
            <text:p>0.3799040625</text:p>
          </table:table-cell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411720939995334" calcext:value-type="float">
            <text:p>0.411720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6.82030515188" calcext:value-type="float">
            <text:p>426.8203051519</text:p>
          </table:table-cell>
          <table:table-cell office:value-type="float" office:value="0.344884578585953" calcext:value-type="float">
            <text:p>0.34488457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341801013574054" calcext:value-type="float">
            <text:p>0.3418010136</text:p>
          </table:table-cell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379335918955925" calcext:value-type="float">
            <text:p>0.37933591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4.211373447267" calcext:value-type="float">
            <text:p>594.2113734473</text:p>
          </table:table-cell>
          <table:table-cell office:value-type="float" office:value="0.338563539377728" calcext:value-type="float">
            <text:p>0.338563539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326982721261819" calcext:value-type="float">
            <text:p>0.3269827213</text:p>
          </table:table-cell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376569983107663" calcext:value-type="float">
            <text:p>0.376569983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23.677906053525" calcext:value-type="float">
            <text:p>723.6779060535</text:p>
          </table:table-cell>
          <table:table-cell office:value-type="float" office:value="0.294829430290852" calcext:value-type="float">
            <text:p>0.29482943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315736881050904" calcext:value-type="float">
            <text:p>0.3157368811</text:p>
          </table:table-cell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326168240083924" calcext:value-type="float">
            <text:p>0.326168240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36.666352477854" calcext:value-type="float">
            <text:p>836.6663524779</text:p>
          </table:table-cell>
          <table:table-cell office:value-type="float" office:value="0.276188277571282" calcext:value-type="float">
            <text:p>0.276188277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305178634413179" calcext:value-type="float">
            <text:p>0.3051786344</text:p>
          </table:table-cell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305625536298657" calcext:value-type="float">
            <text:p>0.3056255363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1.14728468638" calcext:value-type="float">
            <text:p>1021.1472846864</text:p>
          </table:table-cell>
          <table:table-cell office:value-type="float" office:value="0.280884142263217" calcext:value-type="float">
            <text:p>0.280884142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2894690850135" calcext:value-type="float">
            <text:p>0.289469085</text:p>
          </table:table-cell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308577540530858" calcext:value-type="float">
            <text:p>0.3085775405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60.705759388272" calcext:value-type="float">
            <text:p>960.7057593883</text:p>
          </table:table-cell>
          <table:table-cell office:value-type="float" office:value="0.274175287052384" calcext:value-type="float">
            <text:p>0.274175287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27753515942805" calcext:value-type="float">
            <text:p>0.2775351594</text:p>
          </table:table-cell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316387456938135" calcext:value-type="float">
            <text:p>0.316387456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7.53586760485" calcext:value-type="float">
            <text:p>1207.5358676049</text:p>
          </table:table-cell>
          <table:table-cell office:value-type="float" office:value="0.294126319479427" calcext:value-type="float">
            <text:p>0.29412631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273126083406264" calcext:value-type="float">
            <text:p>0.2731260834</text:p>
          </table:table-cell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322937308488977" calcext:value-type="float">
            <text:p>0.3229373085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67.79336454501" calcext:value-type="float">
            <text:p>1267.793364545</text:p>
          </table:table-cell>
          <table:table-cell office:value-type="float" office:value="0.278307931519992" calcext:value-type="float">
            <text:p>0.278307931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262845752215985" calcext:value-type="float">
            <text:p>0.2628457522</text:p>
          </table:table-cell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303179707406775" calcext:value-type="float">
            <text:p>0.3031797074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82.4277327224" calcext:value-type="float">
            <text:p>1582.4277327224</text:p>
          </table:table-cell>
          <table:table-cell office:value-type="float" office:value="0.238271226373546" calcext:value-type="float">
            <text:p>0.2382712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258373575383011" calcext:value-type="float">
            <text:p>0.2583735754</text:p>
          </table:table-cell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269871828248373" calcext:value-type="float">
            <text:p>0.2698718282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20.28419463753" calcext:value-type="float">
            <text:p>1520.2841946375</text:p>
          </table:table-cell>
          <table:table-cell office:value-type="float" office:value="0.242833069021711" calcext:value-type="float">
            <text:p>0.24283306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255676418955581" calcext:value-type="float">
            <text:p>0.255676419</text:p>
          </table:table-cell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290412340157775" calcext:value-type="float">
            <text:p>0.2904123402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56.49356659199" calcext:value-type="float">
            <text:p>1756.493566592</text:p>
          </table:table-cell>
          <table:table-cell office:value-type="float" office:value="0.223675017242321" calcext:value-type="float">
            <text:p>0.223675017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253712325778918" calcext:value-type="float">
            <text:p>0.2537123258</text:p>
          </table:table-cell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247738353757483" calcext:value-type="float">
            <text:p>0.247738353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56.62637287492" calcext:value-type="float">
            <text:p>1856.6263728749</text:p>
          </table:table-cell>
          <table:table-cell office:value-type="float" office:value="0.222753540328721" calcext:value-type="float">
            <text:p>0.222753540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251599536257422" calcext:value-type="float">
            <text:p>0.2515995363</text:p>
          </table:table-cell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264329206238147" calcext:value-type="float">
            <text:p>0.2643292062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13.95646580246" calcext:value-type="float">
            <text:p>2213.9564658025</text:p>
          </table:table-cell>
          <table:table-cell office:value-type="float" office:value="0.220295982919656" calcext:value-type="float">
            <text:p>0.220295982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249849668669168" calcext:value-type="float">
            <text:p>0.2498496687</text:p>
          </table:table-cell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26822230067725" calcext:value-type="float">
            <text:p>0.2682223007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56.86059198761" calcext:value-type="float">
            <text:p>1956.8605919876</text:p>
          </table:table-cell>
          <table:table-cell office:value-type="float" office:value="0.258151717954768" calcext:value-type="float">
            <text:p>0.25815171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248301277856157" calcext:value-type="float">
            <text:p>0.2483012779</text:p>
          </table:table-cell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297067292475972" calcext:value-type="float">
            <text:p>0.2970672925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59.4153867581" calcext:value-type="float">
            <text:p>2559.4153867581</text:p>
          </table:table-cell>
          <table:table-cell office:value-type="float" office:value="0.218031534410848" calcext:value-type="float">
            <text:p>0.218031534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230272169727562" calcext:value-type="float">
            <text:p>0.2302721697</text:p>
          </table:table-cell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233608090455374" calcext:value-type="float">
            <text:p>0.2336080905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168.87600041077" calcext:value-type="float">
            <text:p>2168.8760004108</text:p>
          </table:table-cell>
          <table:table-cell office:value-type="float" office:value="0.253086442316972" calcext:value-type="float">
            <text:p>0.253086442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224646805569581" calcext:value-type="float">
            <text:p>0.2246468056</text:p>
          </table:table-cell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285956854099546" calcext:value-type="float">
            <text:p>0.285956854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44.18445932002" calcext:value-type="float">
            <text:p>2744.18445932</text:p>
          </table:table-cell>
          <table:table-cell office:value-type="float" office:value="0.208713399349555" calcext:value-type="float">
            <text:p>0.20871339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223339851047189" calcext:value-type="float">
            <text:p>0.223339851</text:p>
          </table:table-cell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230475630095268" calcext:value-type="float">
            <text:p>0.23047563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01:00:55.305837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27:19.855017189</meta:creation-date>
    <dc:date>2016-07-25T01:06:35.536665341</dc:date>
    <meta:editing-duration>PT28M32S</meta:editing-duration>
    <meta:editing-cycles>3</meta:editing-cycles>
    <meta:generator>LibreOffice/4.2.8.2$Linux_X86_64 LibreOffice_project/420m0$Build-2</meta:generator>
    <meta:document-statistic meta:table-count="3" meta:cell-count="168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872cm" svg:y="0.316cm" chart:style-name="ch2">
          <text:p>Last Week</text:p>
        </chart:title>
        <chart:legend svg:x="-0.001cm" svg:y="0cm" style:legend-expansion="custom" chartooo:width="16cm" chartooo:height="9cm" style:legend-expansion-aspect-ratio="1.77777777777778" chart:style-name="ch3"/>
        <chart:plot-area chart:style-name="ch4" chart:data-source-has-labels="both" svg:x="1.331cm" svg:y="1.301cm" svg:width="14.349cm" svg:height="6.538cm">
          <chartooo:coordinate-region svg:x="2.058cm" svg:y="1.5cm" svg:width="13.25cm" svg:height="5.692cm"/>
          <chart:axis chart:dimension="x" chart:name="primary-x" chart:style-name="ch5" chartooo:axis-type="auto">
            <chart:title svg:x="7.733cm" svg:y="8.019cm" chart:style-name="ch6">
              <text:p>Block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11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series chart:style-name="ch12" chart:values-cell-range-address="local-table.$I$2:.$I$20" chart:label-cell-address="local-table.$I$1" chart:class="chart:scatter">
            <chart:domain table:cell-range-address="local-table.$H$2:.$H$20"/>
            <chart:data-point chart:repeated="19"/>
          </chart:series>
          <chart:series chart:style-name="ch13" chart:values-cell-range-address="local-table.$K$2:.$K$20" chart:label-cell-address="local-table.$K$1" chart:class="chart:scatter">
            <chart:domain table:cell-range-address="local-table.$J$2:.$J$20"/>
            <chart:data-point chart:repeated="19"/>
          </chart:series>
          <chart:series chart:style-name="ch14" chart:values-cell-range-address="local-table.$M$2:.$M$20" chart:label-cell-address="local-table.$M$1" chart:class="chart:scatter">
            <chart:domain table:cell-range-address="local-table.$L$2:.$L$20"/>
            <chart:data-point chart:repeated="19"/>
          </chart:series>
          <chart:series chart:style-name="ch15" chart:values-cell-range-address="local-table.$O$2:.$O$20" chart:label-cell-address="local-table.$O$1" chart:class="chart:scatter">
            <chart:domain table:cell-range-address="local-table.$N$2:.$N$20"/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x2</text:p>
              </table:table-cell>
              <table:table-cell office:value-type="string">
                <text:p/>
              </table:table-cell>
              <table:table-cell office:value-type="string">
                <text:p>max3</text:p>
              </table:table-cell>
              <table:table-cell office:value-type="string">
                <text:p/>
              </table:table-cell>
              <table:table-cell office:value-type="string">
                <text:p>max4</text:p>
              </table:table-cell>
              <table:table-cell office:value-type="string">
                <text:p/>
              </table:table-cell>
              <table:table-cell office:value-type="string">
                <text:p>max5</text:p>
              </table:table-cell>
              <table:table-cell office:value-type="string">
                <text:p/>
              </table:table-cell>
              <table:table-cell office:value-type="string">
                <text:p>max6</text:p>
              </table:table-cell>
              <table:table-cell office:value-type="string">
                <text:p/>
              </table:table-cell>
              <table:table-cell office:value-type="string">
                <text:p>max7</text:p>
              </table:table-cell>
              <table:table-cell office:value-type="string">
                <text:p/>
              </table:table-cell>
              <table:table-cell office:value-type="string">
                <text:p>max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.964493832345">
                <text:p>151.964493832345</text:p>
              </table:table-cell>
              <table:table-cell office:value-type="float" office:value="0.813620162356141">
                <text:p>0.813620162356141</text:p>
              </table:table-cell>
              <table:table-cell office:value-type="float" office:value="181.71017148719">
                <text:p>181.71017148719</text:p>
              </table:table-cell>
              <table:table-cell office:value-type="float" office:value="0.936013757497437">
                <text:p>0.936013757497437</text:p>
              </table:table-cell>
              <table:table-cell office:value-type="float" office:value="195.392460633144">
                <text:p>195.392460633144</text:p>
              </table:table-cell>
              <table:table-cell office:value-type="float" office:value="0.946300310420683">
                <text:p>0.946300310420683</text:p>
              </table:table-cell>
              <table:table-cell office:value-type="float" office:value="202.654019126831">
                <text:p>202.654019126831</text:p>
              </table:table-cell>
              <table:table-cell office:value-type="float" office:value="0.948317079586616">
                <text:p>0.948317079586616</text:p>
              </table:table-cell>
              <table:table-cell office:value-type="float" office:value="206.333010819577">
                <text:p>206.333010819577</text:p>
              </table:table-cell>
              <table:table-cell office:value-type="float" office:value="0.948996239238024">
                <text:p>0.948996239238024</text:p>
              </table:table-cell>
              <table:table-cell office:value-type="float" office:value="207.807340567199">
                <text:p>207.807340567199</text:p>
              </table:table-cell>
              <table:table-cell office:value-type="float" office:value="0.949272136147718">
                <text:p>0.949272136147718</text:p>
              </table:table-cell>
              <table:table-cell office:value-type="float" office:value="208.554165175669">
                <text:p>208.554165175669</text:p>
              </table:table-cell>
              <table:table-cell office:value-type="float" office:value="0.949385783942055">
                <text:p>0.9493857839420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.776854174055">
                <text:p>229.776854174055</text:p>
              </table:table-cell>
              <table:table-cell office:value-type="float" office:value="0.848818215251295">
                <text:p>0.848818215251295</text:p>
              </table:table-cell>
              <table:table-cell office:value-type="float" office:value="278.849023530226">
                <text:p>278.849023530226</text:p>
              </table:table-cell>
              <table:table-cell office:value-type="float" office:value="0.92870210894693">
                <text:p>0.92870210894693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938322906589341">
                <text:p>0.938322906589341</text:p>
              </table:table-cell>
              <table:table-cell office:value-type="float" office:value="316.593878735115">
                <text:p>316.593878735115</text:p>
              </table:table-cell>
              <table:table-cell office:value-type="float" office:value="0.939406626802208">
                <text:p>0.939406626802208</text:p>
              </table:table-cell>
              <table:table-cell office:value-type="float" office:value="326.604591605032">
                <text:p>326.604591605032</text:p>
              </table:table-cell>
              <table:table-cell office:value-type="float" office:value="0.937723160324859">
                <text:p>0.937723160324859</text:p>
              </table:table-cell>
              <table:table-cell office:value-type="float" office:value="329.569466822469">
                <text:p>329.569466822469</text:p>
              </table:table-cell>
              <table:table-cell office:value-type="float" office:value="0.944060000546723">
                <text:p>0.944060000546723</text:p>
              </table:table-cell>
              <table:table-cell office:value-type="float" office:value="330.855237884939">
                <text:p>330.855237884939</text:p>
              </table:table-cell>
              <table:table-cell office:value-type="float" office:value="0.944127186312616">
                <text:p>0.944127186312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.098842380297">
                <text:p>306.098842380297</text:p>
              </table:table-cell>
              <table:table-cell office:value-type="float" office:value="0.752723350601279">
                <text:p>0.752723350601279</text:p>
              </table:table-cell>
              <table:table-cell office:value-type="float" office:value="366.815923021123">
                <text:p>366.815923021123</text:p>
              </table:table-cell>
              <table:table-cell office:value-type="float" office:value="0.90488926156765">
                <text:p>0.90488926156765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93363153522569">
                <text:p>0.93363153522569</text:p>
              </table:table-cell>
              <table:table-cell office:value-type="float" office:value="411.450884906655">
                <text:p>411.450884906655</text:p>
              </table:table-cell>
              <table:table-cell office:value-type="float" office:value="0.937519439230061">
                <text:p>0.937519439230061</text:p>
              </table:table-cell>
              <table:table-cell office:value-type="float" office:value="419.440698366621">
                <text:p>419.440698366621</text:p>
              </table:table-cell>
              <table:table-cell office:value-type="float" office:value="0.938982376015073">
                <text:p>0.938982376015073</text:p>
              </table:table-cell>
              <table:table-cell office:value-type="float" office:value="424.400693463158">
                <text:p>424.400693463158</text:p>
              </table:table-cell>
              <table:table-cell office:value-type="float" office:value="0.939442721020133">
                <text:p>0.939442721020133</text:p>
              </table:table-cell>
              <table:table-cell office:value-type="float" office:value="426.82030515188">
                <text:p>426.82030515188</text:p>
              </table:table-cell>
              <table:table-cell office:value-type="float" office:value="0.939805287128506">
                <text:p>0.939805287128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.079647818797">
                <text:p>382.079647818797</text:p>
              </table:table-cell>
              <table:table-cell office:value-type="float" office:value="0.693377418330411">
                <text:p>0.693377418330411</text:p>
              </table:table-cell>
              <table:table-cell office:value-type="float" office:value="469.506273021916">
                <text:p>469.506273021916</text:p>
              </table:table-cell>
              <table:table-cell office:value-type="float" office:value="0.867762988259774">
                <text:p>0.867762988259774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903037154087288">
                <text:p>0.903037154087288</text:p>
              </table:table-cell>
              <table:table-cell office:value-type="float" office:value="551.487910060787">
                <text:p>551.487910060787</text:p>
              </table:table-cell>
              <table:table-cell office:value-type="float" office:value="0.899472587277578">
                <text:p>0.899472587277578</text:p>
              </table:table-cell>
              <table:table-cell office:value-type="float" office:value="568.928057372166">
                <text:p>568.928057372166</text:p>
              </table:table-cell>
              <table:table-cell office:value-type="float" office:value="0.924749544748813">
                <text:p>0.924749544748813</text:p>
              </table:table-cell>
              <table:table-cell office:value-type="float" office:value="583.776273357233">
                <text:p>583.776273357233</text:p>
              </table:table-cell>
              <table:table-cell office:value-type="float" office:value="0.93730368997164">
                <text:p>0.93730368997164</text:p>
              </table:table-cell>
              <table:table-cell office:value-type="float" office:value="594.211373447267">
                <text:p>594.211373447267</text:p>
              </table:table-cell>
              <table:table-cell office:value-type="float" office:value="0.93766686541008">
                <text:p>0.9376668654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4.962357747209">
                <text:p>464.962357747209</text:p>
              </table:table-cell>
              <table:table-cell office:value-type="float" office:value="0.779104756243005">
                <text:p>0.779104756243005</text:p>
              </table:table-cell>
              <table:table-cell office:value-type="float" office:value="574.838820595515">
                <text:p>574.838820595515</text:p>
              </table:table-cell>
              <table:table-cell office:value-type="float" office:value="0.895867591816338">
                <text:p>0.895867591816338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919101621681526">
                <text:p>0.919101621681526</text:p>
              </table:table-cell>
              <table:table-cell office:value-type="float" office:value="680.308029961543">
                <text:p>680.308029961543</text:p>
              </table:table-cell>
              <table:table-cell office:value-type="float" office:value="0.93178213833377">
                <text:p>0.93178213833377</text:p>
              </table:table-cell>
              <table:table-cell office:value-type="float" office:value="700.446289725867">
                <text:p>700.446289725867</text:p>
              </table:table-cell>
              <table:table-cell office:value-type="float" office:value="0.933209048657051">
                <text:p>0.933209048657051</text:p>
              </table:table-cell>
              <table:table-cell office:value-type="float" office:value="714.413797633693">
                <text:p>714.413797633693</text:p>
              </table:table-cell>
              <table:table-cell office:value-type="float" office:value="0.933944797952221">
                <text:p>0.933944797952221</text:p>
              </table:table-cell>
              <table:table-cell office:value-type="float" office:value="723.677906053525">
                <text:p>723.677906053525</text:p>
              </table:table-cell>
              <table:table-cell office:value-type="float" office:value="0.934338968522088">
                <text:p>0.934338968522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1.131803020226">
                <text:p>541.131803020226</text:p>
              </table:table-cell>
              <table:table-cell office:value-type="float" office:value="0.789645998484273">
                <text:p>0.789645998484273</text:p>
              </table:table-cell>
              <table:table-cell office:value-type="float" office:value="653.797758499179">
                <text:p>653.797758499179</text:p>
              </table:table-cell>
              <table:table-cell office:value-type="float" office:value="0.914972648121959">
                <text:p>0.914972648121959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912836301284656">
                <text:p>0.912836301284656</text:p>
              </table:table-cell>
              <table:table-cell office:value-type="float" office:value="778.779371405874">
                <text:p>778.779371405874</text:p>
              </table:table-cell>
              <table:table-cell office:value-type="float" office:value="0.914439311416266">
                <text:p>0.914439311416266</text:p>
              </table:table-cell>
              <table:table-cell office:value-type="float" office:value="809.731667702768">
                <text:p>809.731667702768</text:p>
              </table:table-cell>
              <table:table-cell office:value-type="float" office:value="0.932505967820002">
                <text:p>0.932505967820002</text:p>
              </table:table-cell>
              <table:table-cell office:value-type="float" office:value="830.583015481313">
                <text:p>830.583015481313</text:p>
              </table:table-cell>
              <table:table-cell office:value-type="float" office:value="0.93260234632465">
                <text:p>0.93260234632465</text:p>
              </table:table-cell>
              <table:table-cell office:value-type="float" office:value="836.666352477854">
                <text:p>836.666352477854</text:p>
              </table:table-cell>
              <table:table-cell office:value-type="float" office:value="0.932644466803298">
                <text:p>0.932644466803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4.193787873514">
                <text:p>624.193787873514</text:p>
              </table:table-cell>
              <table:table-cell office:value-type="float" office:value="0.671503832713853">
                <text:p>0.671503832713853</text:p>
              </table:table-cell>
              <table:table-cell office:value-type="float" office:value="769.421984034973">
                <text:p>769.421984034973</text:p>
              </table:table-cell>
              <table:table-cell office:value-type="float" office:value="0.854904795019085">
                <text:p>0.854904795019085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90493107041666">
                <text:p>0.90493107041666</text:p>
              </table:table-cell>
              <table:table-cell office:value-type="float" office:value="930.979997724757">
                <text:p>930.979997724757</text:p>
              </table:table-cell>
              <table:table-cell office:value-type="float" office:value="0.926128048364524">
                <text:p>0.926128048364524</text:p>
              </table:table-cell>
              <table:table-cell office:value-type="float" office:value="978.403673326991">
                <text:p>978.403673326991</text:p>
              </table:table-cell>
              <table:table-cell office:value-type="float" office:value="0.929446934517478">
                <text:p>0.929446934517478</text:p>
              </table:table-cell>
              <table:table-cell office:value-type="float" office:value="1003.72165737146">
                <text:p>1003.72165737146</text:p>
              </table:table-cell>
              <table:table-cell office:value-type="float" office:value="0.931006524756496">
                <text:p>0.931006524756496</text:p>
              </table:table-cell>
              <table:table-cell office:value-type="float" office:value="1021.14728468638">
                <text:p>1021.14728468638</text:p>
              </table:table-cell>
              <table:table-cell office:value-type="float" office:value="0.931795929018174">
                <text:p>0.931795929018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4.072345570829">
                <text:p>674.072345570829</text:p>
              </table:table-cell>
              <table:table-cell office:value-type="float" office:value="0.676113592011045">
                <text:p>0.676113592011045</text:p>
              </table:table-cell>
              <table:table-cell office:value-type="float" office:value="800.97503749452">
                <text:p>800.97503749452</text:p>
              </table:table-cell>
              <table:table-cell office:value-type="float" office:value="0.841289934261012">
                <text:p>0.841289934261012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916202490837705">
                <text:p>0.916202490837705</text:p>
              </table:table-cell>
              <table:table-cell office:value-type="float" office:value="919.356472334245">
                <text:p>919.356472334245</text:p>
              </table:table-cell>
              <table:table-cell office:value-type="float" office:value="0.922503625887448">
                <text:p>0.922503625887448</text:p>
              </table:table-cell>
              <table:table-cell office:value-type="float" office:value="941.658411267326">
                <text:p>941.658411267326</text:p>
              </table:table-cell>
              <table:table-cell office:value-type="float" office:value="0.924884523718372">
                <text:p>0.924884523718372</text:p>
              </table:table-cell>
              <table:table-cell office:value-type="float" office:value="953.768962604779">
                <text:p>953.768962604779</text:p>
              </table:table-cell>
              <table:table-cell office:value-type="float" office:value="0.926062115522504">
                <text:p>0.926062115522504</text:p>
              </table:table-cell>
              <table:table-cell office:value-type="float" office:value="960.705759388272">
                <text:p>960.705759388272</text:p>
              </table:table-cell>
              <table:table-cell office:value-type="float" office:value="0.926934688540064">
                <text:p>0.926934688540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0.75670051302">
                <text:p>770.75670051302</text:p>
              </table:table-cell>
              <table:table-cell office:value-type="float" office:value="0.730225840526355">
                <text:p>0.730225840526355</text:p>
              </table:table-cell>
              <table:table-cell office:value-type="float" office:value="937.793864269915">
                <text:p>937.793864269915</text:p>
              </table:table-cell>
              <table:table-cell office:value-type="float" office:value="0.902954746097755">
                <text:p>0.902954746097755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921306727913244">
                <text:p>0.921306727913244</text:p>
              </table:table-cell>
              <table:table-cell office:value-type="float" office:value="1117.1093585217">
                <text:p>1117.1093585217</text:p>
              </table:table-cell>
              <table:table-cell office:value-type="float" office:value="0.927114735902845">
                <text:p>0.927114735902845</text:p>
              </table:table-cell>
              <table:table-cell office:value-type="float" office:value="1160.31129063844">
                <text:p>1160.31129063844</text:p>
              </table:table-cell>
              <table:table-cell office:value-type="float" office:value="0.92943168800166">
                <text:p>0.92943168800166</text:p>
              </table:table-cell>
              <table:table-cell office:value-type="float" office:value="1173.83256094175">
                <text:p>1173.83256094175</text:p>
              </table:table-cell>
              <table:table-cell office:value-type="float" office:value="0.930750731536292">
                <text:p>0.930750731536292</text:p>
              </table:table-cell>
              <table:table-cell office:value-type="float" office:value="1207.53586760485">
                <text:p>1207.53586760485</text:p>
              </table:table-cell>
              <table:table-cell office:value-type="float" office:value="0.931062761383039">
                <text:p>0.931062761383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4.337257872514">
                <text:p>844.337257872514</text:p>
              </table:table-cell>
              <table:table-cell office:value-type="float" office:value="0.719108068750705">
                <text:p>0.719108068750705</text:p>
              </table:table-cell>
              <table:table-cell office:value-type="float" office:value="1032.5531581">
                <text:p>1032.5531581</text:p>
              </table:table-cell>
              <table:table-cell office:value-type="float" office:value="0.880652681076751">
                <text:p>0.880652681076751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914053693581588">
                <text:p>0.914053693581588</text:p>
              </table:table-cell>
              <table:table-cell office:value-type="float" office:value="1202.01769554972">
                <text:p>1202.01769554972</text:p>
              </table:table-cell>
              <table:table-cell office:value-type="float" office:value="0.920400394662955">
                <text:p>0.920400394662955</text:p>
              </table:table-cell>
              <table:table-cell office:value-type="float" office:value="1228.25970289505">
                <text:p>1228.25970289505</text:p>
              </table:table-cell>
              <table:table-cell office:value-type="float" office:value="0.923474119940728">
                <text:p>0.923474119940728</text:p>
              </table:table-cell>
              <table:table-cell office:value-type="float" office:value="1257.29419135353">
                <text:p>1257.29419135353</text:p>
              </table:table-cell>
              <table:table-cell office:value-type="float" office:value="0.924954440434844">
                <text:p>0.924954440434844</text:p>
              </table:table-cell>
              <table:table-cell office:value-type="float" office:value="1267.79336454501">
                <text:p>1267.79336454501</text:p>
              </table:table-cell>
              <table:table-cell office:value-type="float" office:value="0.925218714796837">
                <text:p>0.925218714796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4.666118846237">
                <text:p>934.666118846237</text:p>
              </table:table-cell>
              <table:table-cell office:value-type="float" office:value="0.72715743558627">
                <text:p>0.72715743558627</text:p>
              </table:table-cell>
              <table:table-cell office:value-type="float" office:value="1158.41306896165">
                <text:p>1158.41306896165</text:p>
              </table:table-cell>
              <table:table-cell office:value-type="float" office:value="0.88041457306105">
                <text:p>0.88041457306105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916606140404994">
                <text:p>0.916606140404994</text:p>
              </table:table-cell>
              <table:table-cell office:value-type="float" office:value="1467.62906558275">
                <text:p>1467.62906558275</text:p>
              </table:table-cell>
              <table:table-cell office:value-type="float" office:value="0.92117535658338">
                <text:p>0.92117535658338</text:p>
              </table:table-cell>
              <table:table-cell office:value-type="float" office:value="1522.07178758225">
                <text:p>1522.07178758225</text:p>
              </table:table-cell>
              <table:table-cell office:value-type="float" office:value="0.923711702941234">
                <text:p>0.923711702941234</text:p>
              </table:table-cell>
              <table:table-cell office:value-type="float" office:value="1568.66252902755">
                <text:p>1568.66252902755</text:p>
              </table:table-cell>
              <table:table-cell office:value-type="float" office:value="0.924952187440446">
                <text:p>0.924952187440446</text:p>
              </table:table-cell>
              <table:table-cell office:value-type="float" office:value="1582.4277327224">
                <text:p>1582.4277327224</text:p>
              </table:table-cell>
              <table:table-cell office:value-type="float" office:value="0.925788826626653">
                <text:p>0.925788826626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1.66160074042">
                <text:p>1001.66160074042</text:p>
              </table:table-cell>
              <table:table-cell office:value-type="float" office:value="0.792500603215128">
                <text:p>0.792500603215128</text:p>
              </table:table-cell>
              <table:table-cell office:value-type="float" office:value="1194.30733438764">
                <text:p>1194.30733438764</text:p>
              </table:table-cell>
              <table:table-cell office:value-type="float" office:value="0.893857559472171">
                <text:p>0.893857559472171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920841275580238">
                <text:p>0.920841275580238</text:p>
              </table:table-cell>
              <table:table-cell office:value-type="float" office:value="1429.74749788352">
                <text:p>1429.74749788352</text:p>
              </table:table-cell>
              <table:table-cell office:value-type="float" office:value="0.923884119784164">
                <text:p>0.923884119784164</text:p>
              </table:table-cell>
              <table:table-cell office:value-type="float" office:value="1473.90956961783">
                <text:p>1473.90956961783</text:p>
              </table:table-cell>
              <table:table-cell office:value-type="float" office:value="0.924969207450151">
                <text:p>0.924969207450151</text:p>
              </table:table-cell>
              <table:table-cell office:value-type="float" office:value="1493.0002407413">
                <text:p>1493.0002407413</text:p>
              </table:table-cell>
              <table:table-cell office:value-type="float" office:value="0.925489760122275">
                <text:p>0.925489760122275</text:p>
              </table:table-cell>
              <table:table-cell office:value-type="float" office:value="1520.28419463753">
                <text:p>1520.28419463753</text:p>
              </table:table-cell>
              <table:table-cell office:value-type="float" office:value="0.925640912780439">
                <text:p>0.9256409127804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2.94490758955">
                <text:p>1072.94490758955</text:p>
              </table:table-cell>
              <table:table-cell office:value-type="float" office:value="0.660092606187242">
                <text:p>0.660092606187242</text:p>
              </table:table-cell>
              <table:table-cell office:value-type="float" office:value="1310.11754151421">
                <text:p>1310.11754151421</text:p>
              </table:table-cell>
              <table:table-cell office:value-type="float" office:value="0.846817993515737">
                <text:p>0.846817993515737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902432174465861">
                <text:p>0.902432174465861</text:p>
              </table:table-cell>
              <table:table-cell office:value-type="float" office:value="1634.62932433746">
                <text:p>1634.62932433746</text:p>
              </table:table-cell>
              <table:table-cell office:value-type="float" office:value="0.913287469000538">
                <text:p>0.913287469000538</text:p>
              </table:table-cell>
              <table:table-cell office:value-type="float" office:value="1683.69560911383">
                <text:p>1683.69560911383</text:p>
              </table:table-cell>
              <table:table-cell office:value-type="float" office:value="0.9178960033125">
                <text:p>0.9178960033125</text:p>
              </table:table-cell>
              <table:table-cell office:value-type="float" office:value="1738.87960282155">
                <text:p>1738.87960282155</text:p>
              </table:table-cell>
              <table:table-cell office:value-type="float" office:value="0.920271323758426">
                <text:p>0.920271323758426</text:p>
              </table:table-cell>
              <table:table-cell office:value-type="float" office:value="1756.49356659199">
                <text:p>1756.49356659199</text:p>
              </table:table-cell>
              <table:table-cell office:value-type="float" office:value="0.921609586992415">
                <text:p>0.921609586992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0.62222561944">
                <text:p>1150.62222561944</text:p>
              </table:table-cell>
              <table:table-cell office:value-type="float" office:value="0.705149433115141">
                <text:p>0.705149433115141</text:p>
              </table:table-cell>
              <table:table-cell office:value-type="float" office:value="1405.3039010836">
                <text:p>1405.3039010836</text:p>
              </table:table-cell>
              <table:table-cell office:value-type="float" office:value="0.844452187176531">
                <text:p>0.844452187176531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90009043855159">
                <text:p>0.90009043855159</text:p>
              </table:table-cell>
              <table:table-cell office:value-type="float" office:value="1677.02130330095">
                <text:p>1677.02130330095</text:p>
              </table:table-cell>
              <table:table-cell office:value-type="float" office:value="0.908506952089198">
                <text:p>0.908506952089198</text:p>
              </table:table-cell>
              <table:table-cell office:value-type="float" office:value="1772.63769523348">
                <text:p>1772.63769523348</text:p>
              </table:table-cell>
              <table:table-cell office:value-type="float" office:value="0.912269846187053">
                <text:p>0.912269846187053</text:p>
              </table:table-cell>
              <table:table-cell office:value-type="float" office:value="1813.67494022348">
                <text:p>1813.67494022348</text:p>
              </table:table-cell>
              <table:table-cell office:value-type="float" office:value="0.913653720481369">
                <text:p>0.913653720481369</text:p>
              </table:table-cell>
              <table:table-cell office:value-type="float" office:value="1856.62637287492">
                <text:p>1856.62637287492</text:p>
              </table:table-cell>
              <table:table-cell office:value-type="float" office:value="0.911787096883235">
                <text:p>0.911787096883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9.58386069782">
                <text:p>1249.58386069782</text:p>
              </table:table-cell>
              <table:table-cell office:value-type="float" office:value="0.632581779472618">
                <text:p>0.632581779472618</text:p>
              </table:table-cell>
              <table:table-cell office:value-type="float" office:value="1564.25929896277">
                <text:p>1564.25929896277</text:p>
              </table:table-cell>
              <table:table-cell office:value-type="float" office:value="0.823678492788864">
                <text:p>0.823678492788864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99774071656175">
                <text:p>0.899774071656175</text:p>
              </table:table-cell>
              <table:table-cell office:value-type="float" office:value="1968.44396549077">
                <text:p>1968.44396549077</text:p>
              </table:table-cell>
              <table:table-cell office:value-type="float" office:value="0.911295751054374">
                <text:p>0.911295751054374</text:p>
              </table:table-cell>
              <table:table-cell office:value-type="float" office:value="2106.81993349762">
                <text:p>2106.81993349762</text:p>
              </table:table-cell>
              <table:table-cell office:value-type="float" office:value="0.911236435364184">
                <text:p>0.911236435364184</text:p>
              </table:table-cell>
              <table:table-cell office:value-type="float" office:value="2195.1802125025">
                <text:p>2195.1802125025</text:p>
              </table:table-cell>
              <table:table-cell office:value-type="float" office:value="0.911111856339248">
                <text:p>0.911111856339248</text:p>
              </table:table-cell>
              <table:table-cell office:value-type="float" office:value="2213.95646580246">
                <text:p>2213.95646580246</text:p>
              </table:table-cell>
              <table:table-cell office:value-type="float" office:value="0.912456323006164">
                <text:p>0.912456323006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1.24151071923">
                <text:p>1301.24151071923</text:p>
              </table:table-cell>
              <table:table-cell office:value-type="float" office:value="0.761487680651515">
                <text:p>0.761487680651515</text:p>
              </table:table-cell>
              <table:table-cell office:value-type="float" office:value="1577.19982875185">
                <text:p>1577.19982875185</text:p>
              </table:table-cell>
              <table:table-cell office:value-type="float" office:value="0.873099274041477">
                <text:p>0.873099274041477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9817857325889">
                <text:p>0.89817857325889</text:p>
              </table:table-cell>
              <table:table-cell office:value-type="float" office:value="1854.47064296301">
                <text:p>1854.47064296301</text:p>
              </table:table-cell>
              <table:table-cell office:value-type="float" office:value="0.908945389319251">
                <text:p>0.908945389319251</text:p>
              </table:table-cell>
              <table:table-cell office:value-type="float" office:value="1903.43193673134">
                <text:p>1903.43193673134</text:p>
              </table:table-cell>
              <table:table-cell office:value-type="float" office:value="0.914434469128489">
                <text:p>0.914434469128489</text:p>
              </table:table-cell>
              <table:table-cell office:value-type="float" office:value="1934.84430757739">
                <text:p>1934.84430757739</text:p>
              </table:table-cell>
              <table:table-cell office:value-type="float" office:value="0.917326073101386">
                <text:p>0.917326073101386</text:p>
              </table:table-cell>
              <table:table-cell office:value-type="float" office:value="1956.86059198761">
                <text:p>1956.86059198761</text:p>
              </table:table-cell>
              <table:table-cell office:value-type="float" office:value="0.918487433388121">
                <text:p>0.918487433388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3.32567592241">
                <text:p>1373.32567592241</text:p>
              </table:table-cell>
              <table:table-cell office:value-type="float" office:value="0.697229799544634">
                <text:p>0.697229799544634</text:p>
              </table:table-cell>
              <table:table-cell office:value-type="float" office:value="1764.59262782725">
                <text:p>1764.59262782725</text:p>
              </table:table-cell>
              <table:table-cell office:value-type="float" office:value="0.868800246760413">
                <text:p>0.868800246760413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97185403271027">
                <text:p>0.897185403271027</text:p>
              </table:table-cell>
              <table:table-cell office:value-type="float" office:value="2245.30465451283">
                <text:p>2245.30465451283</text:p>
              </table:table-cell>
              <table:table-cell office:value-type="float" office:value="0.907744730304651">
                <text:p>0.907744730304651</text:p>
              </table:table-cell>
              <table:table-cell office:value-type="float" office:value="2377.71795955316">
                <text:p>2377.71795955316</text:p>
              </table:table-cell>
              <table:table-cell office:value-type="float" office:value="0.912700816573204">
                <text:p>0.912700816573204</text:p>
              </table:table-cell>
              <table:table-cell office:value-type="float" office:value="2459.72242730603">
                <text:p>2459.72242730603</text:p>
              </table:table-cell>
              <table:table-cell office:value-type="float" office:value="0.914806562079425">
                <text:p>0.914806562079425</text:p>
              </table:table-cell>
              <table:table-cell office:value-type="float" office:value="2559.4153867581">
                <text:p>2559.4153867581</text:p>
              </table:table-cell>
              <table:table-cell office:value-type="float" office:value="0.91580120570353">
                <text:p>0.91580120570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2.87925487111">
                <text:p>1452.87925487111</text:p>
              </table:table-cell>
              <table:table-cell office:value-type="float" office:value="0.771259184167009">
                <text:p>0.771259184167009</text:p>
              </table:table-cell>
              <table:table-cell office:value-type="float" office:value="1719.97444362381">
                <text:p>1719.97444362381</text:p>
              </table:table-cell>
              <table:table-cell office:value-type="float" office:value="0.872173491735546">
                <text:p>0.872173491735546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900800988544521">
                <text:p>0.900800988544521</text:p>
              </table:table-cell>
              <table:table-cell office:value-type="float" office:value="2033.82395611741">
                <text:p>2033.82395611741</text:p>
              </table:table-cell>
              <table:table-cell office:value-type="float" office:value="0.911571786005799">
                <text:p>0.911571786005799</text:p>
              </table:table-cell>
              <table:table-cell office:value-type="float" office:value="2111.96822177064">
                <text:p>2111.96822177064</text:p>
              </table:table-cell>
              <table:table-cell office:value-type="float" office:value="0.916336089115526">
                <text:p>0.916336089115526</text:p>
              </table:table-cell>
              <table:table-cell office:value-type="float" office:value="2145.95366383676">
                <text:p>2145.95366383676</text:p>
              </table:table-cell>
              <table:table-cell office:value-type="float" office:value="0.918786335377362">
                <text:p>0.918786335377362</text:p>
              </table:table-cell>
              <table:table-cell office:value-type="float" office:value="2168.87600041077">
                <text:p>2168.87600041077</text:p>
              </table:table-cell>
              <table:table-cell office:value-type="float" office:value="0.92020596219658">
                <text:p>0.92020596219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3.35850125186">
                <text:p>1533.35850125186</text:p>
              </table:table-cell>
              <table:table-cell office:value-type="float" office:value="0.722825924442215">
                <text:p>0.722825924442215</text:p>
              </table:table-cell>
              <table:table-cell office:value-type="float" office:value="1910.3879007904">
                <text:p>1910.3879007904</text:p>
              </table:table-cell>
              <table:table-cell office:value-type="float" office:value="0.863712879100043">
                <text:p>0.863712879100043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96031788191358">
                <text:p>0.896031788191358</text:p>
              </table:table-cell>
              <table:table-cell office:value-type="float" office:value="2351.33957372856">
                <text:p>2351.33957372856</text:p>
              </table:table-cell>
              <table:table-cell office:value-type="float" office:value="0.90797411335714">
                <text:p>0.90797411335714</text:p>
              </table:table-cell>
              <table:table-cell office:value-type="float" office:value="2552.69788522691">
                <text:p>2552.69788522691</text:p>
              </table:table-cell>
              <table:table-cell office:value-type="float" office:value="0.913333757534623">
                <text:p>0.913333757534623</text:p>
              </table:table-cell>
              <table:table-cell office:value-type="float" office:value="2627.59170555604">
                <text:p>2627.59170555604</text:p>
              </table:table-cell>
              <table:table-cell office:value-type="float" office:value="0.915860512904412">
                <text:p>0.915860512904412</text:p>
              </table:table-cell>
              <table:table-cell office:value-type="float" office:value="2744.18445932002">
                <text:p>2744.18445932002</text:p>
              </table:table-cell>
              <table:table-cell office:value-type="float" office:value="0.917233832945154">
                <text:p>0.917233832945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819cm" svg:y="0.316cm" chart:style-name="ch2">
          <text:p>Last Month</text:p>
        </chart:title>
        <chart:legend chart:legend-position="end" svg:x="13.809cm" svg:y="2.707cm" style:legend-expansion="high" chart:style-name="ch3"/>
        <chart:plot-area chart:style-name="ch4" chart:data-source-has-labels="both" svg:x="0.32cm" svg:y="1.301cm" svg:width="13.169cm" svg:height="7.519cm">
          <chartooo:coordinate-region svg:x="1.047cm" svg:y="1.5cm" svg:width="12.07cm" svg:height="6.673cm"/>
          <chart:axis chart:dimension="x" chart:name="primary-x" chart:style-name="ch5" chartooo:axis-type="auto"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8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9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series chart:style-name="ch10" chart:values-cell-range-address="local-table.$I$2:.$I$20" chart:label-cell-address="local-table.$I$1" chart:class="chart:scatter">
            <chart:domain table:cell-range-address="local-table.$H$2:.$H$20"/>
            <chart:data-point chart:repeated="19"/>
          </chart:series>
          <chart:series chart:style-name="ch11" chart:values-cell-range-address="local-table.$K$2:.$K$20" chart:label-cell-address="local-table.$K$1" chart:class="chart:scatter">
            <chart:domain table:cell-range-address="local-table.$J$2:.$J$20"/>
            <chart:data-point chart:repeated="19"/>
          </chart:series>
          <chart:series chart:style-name="ch12" chart:values-cell-range-address="local-table.$M$2:.$M$20" chart:label-cell-address="local-table.$M$1" chart:class="chart:scatter">
            <chart:domain table:cell-range-address="local-table.$L$2:.$L$20"/>
            <chart:data-point chart:repeated="19"/>
          </chart:series>
          <chart:series chart:style-name="ch13" chart:values-cell-range-address="local-table.$O$2:.$O$20" chart:label-cell-address="local-table.$O$1" chart:class="chart:scatter">
            <chart:domain table:cell-range-address="local-table.$N$2:.$N$20"/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x2</text:p>
              </table:table-cell>
              <table:table-cell office:value-type="string">
                <text:p/>
              </table:table-cell>
              <table:table-cell office:value-type="string">
                <text:p>max3</text:p>
              </table:table-cell>
              <table:table-cell office:value-type="string">
                <text:p/>
              </table:table-cell>
              <table:table-cell office:value-type="string">
                <text:p>max4</text:p>
              </table:table-cell>
              <table:table-cell office:value-type="string">
                <text:p/>
              </table:table-cell>
              <table:table-cell office:value-type="string">
                <text:p>max5</text:p>
              </table:table-cell>
              <table:table-cell office:value-type="string">
                <text:p/>
              </table:table-cell>
              <table:table-cell office:value-type="string">
                <text:p>max6</text:p>
              </table:table-cell>
              <table:table-cell office:value-type="string">
                <text:p/>
              </table:table-cell>
              <table:table-cell office:value-type="string">
                <text:p>max7</text:p>
              </table:table-cell>
              <table:table-cell office:value-type="string">
                <text:p/>
              </table:table-cell>
              <table:table-cell office:value-type="string">
                <text:p>max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.964493832345">
                <text:p>151.964493832345</text:p>
              </table:table-cell>
              <table:table-cell office:value-type="float" office:value="0.764831758922272">
                <text:p>0.764831758922272</text:p>
              </table:table-cell>
              <table:table-cell office:value-type="float" office:value="181.71017148719">
                <text:p>181.71017148719</text:p>
              </table:table-cell>
              <table:table-cell office:value-type="float" office:value="0.87694506429278">
                <text:p>0.87694506429278</text:p>
              </table:table-cell>
              <table:table-cell office:value-type="float" office:value="195.392460633144">
                <text:p>195.392460633144</text:p>
              </table:table-cell>
              <table:table-cell office:value-type="float" office:value="0.885721909222058">
                <text:p>0.885721909222058</text:p>
              </table:table-cell>
              <table:table-cell office:value-type="float" office:value="202.654019126831">
                <text:p>202.654019126831</text:p>
              </table:table-cell>
              <table:table-cell office:value-type="float" office:value="0.886967745343662">
                <text:p>0.886967745343662</text:p>
              </table:table-cell>
              <table:table-cell office:value-type="float" office:value="206.333010819577">
                <text:p>206.333010819577</text:p>
              </table:table-cell>
              <table:table-cell office:value-type="float" office:value="0.887385097213251">
                <text:p>0.887385097213251</text:p>
              </table:table-cell>
              <table:table-cell office:value-type="float" office:value="207.807340567199">
                <text:p>207.807340567199</text:p>
              </table:table-cell>
              <table:table-cell office:value-type="float" office:value="0.887592505676366">
                <text:p>0.887592505676366</text:p>
              </table:table-cell>
              <table:table-cell office:value-type="float" office:value="208.554165175669">
                <text:p>208.554165175669</text:p>
              </table:table-cell>
              <table:table-cell office:value-type="float" office:value="0.88766998001889">
                <text:p>0.887669980018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.776854174055">
                <text:p>229.776854174055</text:p>
              </table:table-cell>
              <table:table-cell office:value-type="float" office:value="0.792290331868744">
                <text:p>0.792290331868744</text:p>
              </table:table-cell>
              <table:table-cell office:value-type="float" office:value="278.849023530226">
                <text:p>278.849023530226</text:p>
              </table:table-cell>
              <table:table-cell office:value-type="float" office:value="0.864770757296682">
                <text:p>0.864770757296682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873097833878622">
                <text:p>0.873097833878622</text:p>
              </table:table-cell>
              <table:table-cell office:value-type="float" office:value="316.593878735115">
                <text:p>316.593878735115</text:p>
              </table:table-cell>
              <table:table-cell office:value-type="float" office:value="0.873700072870529">
                <text:p>0.873700072870529</text:p>
              </table:table-cell>
              <table:table-cell office:value-type="float" office:value="326.604591605032">
                <text:p>326.604591605032</text:p>
              </table:table-cell>
              <table:table-cell office:value-type="float" office:value="0.87168147750079">
                <text:p>0.87168147750079</text:p>
              </table:table-cell>
              <table:table-cell office:value-type="float" office:value="329.569466822469">
                <text:p>329.569466822469</text:p>
              </table:table-cell>
              <table:table-cell office:value-type="float" office:value="0.877934819573543">
                <text:p>0.877934819573543</text:p>
              </table:table-cell>
              <table:table-cell office:value-type="float" office:value="330.855237884939">
                <text:p>330.855237884939</text:p>
              </table:table-cell>
              <table:table-cell office:value-type="float" office:value="0.877933576350172">
                <text:p>0.877933576350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.098842380297">
                <text:p>306.098842380297</text:p>
              </table:table-cell>
              <table:table-cell office:value-type="float" office:value="0.698456772883882">
                <text:p>0.698456772883882</text:p>
              </table:table-cell>
              <table:table-cell office:value-type="float" office:value="366.815923021123">
                <text:p>366.815923021123</text:p>
              </table:table-cell>
              <table:table-cell office:value-type="float" office:value="0.839633733992132">
                <text:p>0.839633733992132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865791971892038">
                <text:p>0.865791971892038</text:p>
              </table:table-cell>
              <table:table-cell office:value-type="float" office:value="411.450884906655">
                <text:p>411.450884906655</text:p>
              </table:table-cell>
              <table:table-cell office:value-type="float" office:value="0.868954844893928">
                <text:p>0.868954844893928</text:p>
              </table:table-cell>
              <table:table-cell office:value-type="float" office:value="419.440698366621">
                <text:p>419.440698366621</text:p>
              </table:table-cell>
              <table:table-cell office:value-type="float" office:value="0.870049974917786">
                <text:p>0.870049974917786</text:p>
              </table:table-cell>
              <table:table-cell office:value-type="float" office:value="424.400693463158">
                <text:p>424.400693463158</text:p>
              </table:table-cell>
              <table:table-cell office:value-type="float" office:value="0.870444952425225">
                <text:p>0.870444952425225</text:p>
              </table:table-cell>
              <table:table-cell office:value-type="float" office:value="426.82030515188">
                <text:p>426.82030515188</text:p>
              </table:table-cell>
              <table:table-cell office:value-type="float" office:value="0.87073624516189">
                <text:p>0.87073624516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.079647818797">
                <text:p>382.079647818797</text:p>
              </table:table-cell>
              <table:table-cell office:value-type="float" office:value="0.640156439303787">
                <text:p>0.640156439303787</text:p>
              </table:table-cell>
              <table:table-cell office:value-type="float" office:value="469.506273021916">
                <text:p>469.506273021916</text:p>
              </table:table-cell>
              <table:table-cell office:value-type="float" office:value="0.80081729060338">
                <text:p>0.80081729060338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833387718091278">
                <text:p>0.833387718091278</text:p>
              </table:table-cell>
              <table:table-cell office:value-type="float" office:value="551.487910060787">
                <text:p>551.487910060787</text:p>
              </table:table-cell>
              <table:table-cell office:value-type="float" office:value="0.829370644500865">
                <text:p>0.829370644500865</text:p>
              </table:table-cell>
              <table:table-cell office:value-type="float" office:value="568.928057372166">
                <text:p>568.928057372166</text:p>
              </table:table-cell>
              <table:table-cell office:value-type="float" office:value="0.854330848669411">
                <text:p>0.854330848669411</text:p>
              </table:table-cell>
              <table:table-cell office:value-type="float" office:value="583.776273357233">
                <text:p>583.776273357233</text:p>
              </table:table-cell>
              <table:table-cell office:value-type="float" office:value="0.866693108624954">
                <text:p>0.866693108624954</text:p>
              </table:table-cell>
              <table:table-cell office:value-type="float" office:value="594.211373447267">
                <text:p>594.211373447267</text:p>
              </table:table-cell>
              <table:table-cell office:value-type="float" office:value="0.867026072538441">
                <text:p>0.867026072538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4.962357747209">
                <text:p>464.962357747209</text:p>
              </table:table-cell>
              <table:table-cell office:value-type="float" office:value="0.721145501262596">
                <text:p>0.721145501262596</text:p>
              </table:table-cell>
              <table:table-cell office:value-type="float" office:value="574.838820595515">
                <text:p>574.838820595515</text:p>
              </table:table-cell>
              <table:table-cell office:value-type="float" office:value="0.826606281999946">
                <text:p>0.826606281999946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846891155764152">
                <text:p>0.846891155764152</text:p>
              </table:table-cell>
              <table:table-cell office:value-type="float" office:value="680.308029961543">
                <text:p>680.308029961543</text:p>
              </table:table-cell>
              <table:table-cell office:value-type="float" office:value="0.85857805471427">
                <text:p>0.85857805471427</text:p>
              </table:table-cell>
              <table:table-cell office:value-type="float" office:value="700.446289725867">
                <text:p>700.446289725867</text:p>
              </table:table-cell>
              <table:table-cell office:value-type="float" office:value="0.85954053821505">
                <text:p>0.85954053821505</text:p>
              </table:table-cell>
              <table:table-cell office:value-type="float" office:value="714.413797633693">
                <text:p>714.413797633693</text:p>
              </table:table-cell>
              <table:table-cell office:value-type="float" office:value="0.860170256339787">
                <text:p>0.860170256339787</text:p>
              </table:table-cell>
              <table:table-cell office:value-type="float" office:value="723.677906053525">
                <text:p>723.677906053525</text:p>
              </table:table-cell>
              <table:table-cell office:value-type="float" office:value="0.860486484653394">
                <text:p>0.860486484653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1.131803020226">
                <text:p>541.131803020226</text:p>
              </table:table-cell>
              <table:table-cell office:value-type="float" office:value="0.726256119142668">
                <text:p>0.726256119142668</text:p>
              </table:table-cell>
              <table:table-cell office:value-type="float" office:value="653.797758499179">
                <text:p>653.797758499179</text:p>
              </table:table-cell>
              <table:table-cell office:value-type="float" office:value="0.842458721956186">
                <text:p>0.842458721956186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83861569017416">
                <text:p>0.83861569017416</text:p>
              </table:table-cell>
              <table:table-cell office:value-type="float" office:value="778.779371405874">
                <text:p>778.779371405874</text:p>
              </table:table-cell>
              <table:table-cell office:value-type="float" office:value="0.8390163229983">
                <text:p>0.8390163229983</text:p>
              </table:table-cell>
              <table:table-cell office:value-type="float" office:value="809.731667702768">
                <text:p>809.731667702768</text:p>
              </table:table-cell>
              <table:table-cell office:value-type="float" office:value="0.857145110553812">
                <text:p>0.857145110553812</text:p>
              </table:table-cell>
              <table:table-cell office:value-type="float" office:value="830.583015481313">
                <text:p>830.583015481313</text:p>
              </table:table-cell>
              <table:table-cell office:value-type="float" office:value="0.856960180970829">
                <text:p>0.856960180970829</text:p>
              </table:table-cell>
              <table:table-cell office:value-type="float" office:value="836.666352477854">
                <text:p>836.666352477854</text:p>
              </table:table-cell>
              <table:table-cell office:value-type="float" office:value="0.856879802103709">
                <text:p>0.856879802103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4.193787873514">
                <text:p>624.193787873514</text:p>
              </table:table-cell>
              <table:table-cell office:value-type="float" office:value="0.616437744209553">
                <text:p>0.616437744209553</text:p>
              </table:table-cell>
              <table:table-cell office:value-type="float" office:value="769.421984034973">
                <text:p>769.421984034973</text:p>
              </table:table-cell>
              <table:table-cell office:value-type="float" office:value="0.785709486321363">
                <text:p>0.785709486321363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832124955117498">
                <text:p>0.832124955117498</text:p>
              </table:table-cell>
              <table:table-cell office:value-type="float" office:value="930.979997724757">
                <text:p>930.979997724757</text:p>
              </table:table-cell>
              <table:table-cell office:value-type="float" office:value="0.852232251390596">
                <text:p>0.852232251390596</text:p>
              </table:table-cell>
              <table:table-cell office:value-type="float" office:value="978.403673326991">
                <text:p>978.403673326991</text:p>
              </table:table-cell>
              <table:table-cell office:value-type="float" office:value="0.854879953504667">
                <text:p>0.854879953504667</text:p>
              </table:table-cell>
              <table:table-cell office:value-type="float" office:value="1003.72165737146">
                <text:p>1003.72165737146</text:p>
              </table:table-cell>
              <table:table-cell office:value-type="float" office:value="0.856232086989117">
                <text:p>0.856232086989117</text:p>
              </table:table-cell>
              <table:table-cell office:value-type="float" office:value="1021.14728468638">
                <text:p>1021.14728468638</text:p>
              </table:table-cell>
              <table:table-cell office:value-type="float" office:value="0.856975269415177">
                <text:p>0.856975269415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4.072345570829">
                <text:p>674.072345570829</text:p>
              </table:table-cell>
              <table:table-cell office:value-type="float" office:value="0.618156274808599">
                <text:p>0.618156274808599</text:p>
              </table:table-cell>
              <table:table-cell office:value-type="float" office:value="800.97503749452">
                <text:p>800.97503749452</text:p>
              </table:table-cell>
              <table:table-cell office:value-type="float" office:value="0.771806272247318">
                <text:p>0.771806272247318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843272406363989">
                <text:p>0.843272406363989</text:p>
              </table:table-cell>
              <table:table-cell office:value-type="float" office:value="919.356472334245">
                <text:p>919.356472334245</text:p>
              </table:table-cell>
              <table:table-cell office:value-type="float" office:value="0.848140667960734">
                <text:p>0.848140667960734</text:p>
              </table:table-cell>
              <table:table-cell office:value-type="float" office:value="941.658411267326">
                <text:p>941.658411267326</text:p>
              </table:table-cell>
              <table:table-cell office:value-type="float" office:value="0.849742397208211">
                <text:p>0.849742397208211</text:p>
              </table:table-cell>
              <table:table-cell office:value-type="float" office:value="953.768962604779">
                <text:p>953.768962604779</text:p>
              </table:table-cell>
              <table:table-cell office:value-type="float" office:value="0.850475515087663">
                <text:p>0.850475515087663</text:p>
              </table:table-cell>
              <table:table-cell office:value-type="float" office:value="960.705759388272">
                <text:p>960.705759388272</text:p>
              </table:table-cell>
              <table:table-cell office:value-type="float" office:value="0.851200382965395">
                <text:p>0.851200382965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0.75670051302">
                <text:p>770.75670051302</text:p>
              </table:table-cell>
              <table:table-cell office:value-type="float" office:value="0.670261451605638">
                <text:p>0.670261451605638</text:p>
              </table:table-cell>
              <table:table-cell office:value-type="float" office:value="937.793864269915">
                <text:p>937.793864269915</text:p>
              </table:table-cell>
              <table:table-cell office:value-type="float" office:value="0.829475252716441">
                <text:p>0.829475252716441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846423741981376">
                <text:p>0.846423741981376</text:p>
              </table:table-cell>
              <table:table-cell office:value-type="float" office:value="1117.1093585217">
                <text:p>1117.1093585217</text:p>
              </table:table-cell>
              <table:table-cell office:value-type="float" office:value="0.851899052547832">
                <text:p>0.851899052547832</text:p>
              </table:table-cell>
              <table:table-cell office:value-type="float" office:value="1160.31129063844">
                <text:p>1160.31129063844</text:p>
              </table:table-cell>
              <table:table-cell office:value-type="float" office:value="0.854137195250184">
                <text:p>0.854137195250184</text:p>
              </table:table-cell>
              <table:table-cell office:value-type="float" office:value="1173.83256094175">
                <text:p>1173.83256094175</text:p>
              </table:table-cell>
              <table:table-cell office:value-type="float" office:value="0.855270406783388">
                <text:p>0.855270406783388</text:p>
              </table:table-cell>
              <table:table-cell office:value-type="float" office:value="1207.53586760485">
                <text:p>1207.53586760485</text:p>
              </table:table-cell>
              <table:table-cell office:value-type="float" office:value="0.855525436167974">
                <text:p>0.855525436167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4.337257872514">
                <text:p>844.337257872514</text:p>
              </table:table-cell>
              <table:table-cell office:value-type="float" office:value="0.661402893081936">
                <text:p>0.661402893081936</text:p>
              </table:table-cell>
              <table:table-cell office:value-type="float" office:value="1032.5531581">
                <text:p>1032.5531581</text:p>
              </table:table-cell>
              <table:table-cell office:value-type="float" office:value="0.809703168433063">
                <text:p>0.809703168433063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840472631236847">
                <text:p>0.840472631236847</text:p>
              </table:table-cell>
              <table:table-cell office:value-type="float" office:value="1202.01769554972">
                <text:p>1202.01769554972</text:p>
              </table:table-cell>
              <table:table-cell office:value-type="float" office:value="0.845332426527765">
                <text:p>0.845332426527765</text:p>
              </table:table-cell>
              <table:table-cell office:value-type="float" office:value="1228.25970289505">
                <text:p>1228.25970289505</text:p>
              </table:table-cell>
              <table:table-cell office:value-type="float" office:value="0.848068316549505">
                <text:p>0.848068316549505</text:p>
              </table:table-cell>
              <table:table-cell office:value-type="float" office:value="1257.29419135353">
                <text:p>1257.29419135353</text:p>
              </table:table-cell>
              <table:table-cell office:value-type="float" office:value="0.848964142649558">
                <text:p>0.848964142649558</text:p>
              </table:table-cell>
              <table:table-cell office:value-type="float" office:value="1267.79336454501">
                <text:p>1267.79336454501</text:p>
              </table:table-cell>
              <table:table-cell office:value-type="float" office:value="0.84921003847248">
                <text:p>0.84921003847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4.666118846237">
                <text:p>934.666118846237</text:p>
              </table:table-cell>
              <table:table-cell office:value-type="float" office:value="0.66653306854313">
                <text:p>0.66653306854313</text:p>
              </table:table-cell>
              <table:table-cell office:value-type="float" office:value="1158.41306896165">
                <text:p>1158.41306896165</text:p>
              </table:table-cell>
              <table:table-cell office:value-type="float" office:value="0.807676835728147">
                <text:p>0.807676835728147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839524359811039">
                <text:p>0.839524359811039</text:p>
              </table:table-cell>
              <table:table-cell office:value-type="float" office:value="1467.62906558275">
                <text:p>1467.62906558275</text:p>
              </table:table-cell>
              <table:table-cell office:value-type="float" office:value="0.84334054090441">
                <text:p>0.84334054090441</text:p>
              </table:table-cell>
              <table:table-cell office:value-type="float" office:value="1522.07178758225">
                <text:p>1522.07178758225</text:p>
              </table:table-cell>
              <table:table-cell office:value-type="float" office:value="0.845508033806899">
                <text:p>0.845508033806899</text:p>
              </table:table-cell>
              <table:table-cell office:value-type="float" office:value="1568.66252902755">
                <text:p>1568.66252902755</text:p>
              </table:table-cell>
              <table:table-cell office:value-type="float" office:value="0.846447288211688">
                <text:p>0.846447288211688</text:p>
              </table:table-cell>
              <table:table-cell office:value-type="float" office:value="1582.4277327224">
                <text:p>1582.4277327224</text:p>
              </table:table-cell>
              <table:table-cell office:value-type="float" office:value="0.847154693195675">
                <text:p>0.847154693195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1.66160074042">
                <text:p>1001.66160074042</text:p>
              </table:table-cell>
              <table:table-cell office:value-type="float" office:value="0.725058944674702">
                <text:p>0.725058944674702</text:p>
              </table:table-cell>
              <table:table-cell office:value-type="float" office:value="1194.30733438764">
                <text:p>1194.30733438764</text:p>
              </table:table-cell>
              <table:table-cell office:value-type="float" office:value="0.819067888458959">
                <text:p>0.819067888458959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843035360109839">
                <text:p>0.843035360109839</text:p>
              </table:table-cell>
              <table:table-cell office:value-type="float" office:value="1429.74749788352">
                <text:p>1429.74749788352</text:p>
              </table:table-cell>
              <table:table-cell office:value-type="float" office:value="0.845736568685117">
                <text:p>0.845736568685117</text:p>
              </table:table-cell>
              <table:table-cell office:value-type="float" office:value="1473.90956961783">
                <text:p>1473.90956961783</text:p>
              </table:table-cell>
              <table:table-cell office:value-type="float" office:value="0.846667033219528">
                <text:p>0.846667033219528</text:p>
              </table:table-cell>
              <table:table-cell office:value-type="float" office:value="1493.0002407413">
                <text:p>1493.0002407413</text:p>
              </table:table-cell>
              <table:table-cell office:value-type="float" office:value="0.847045313070561">
                <text:p>0.847045313070561</text:p>
              </table:table-cell>
              <table:table-cell office:value-type="float" office:value="1520.28419463753">
                <text:p>1520.28419463753</text:p>
              </table:table-cell>
              <table:table-cell office:value-type="float" office:value="0.847144419815523">
                <text:p>0.847144419815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2.94490758955">
                <text:p>1072.94490758955</text:p>
              </table:table-cell>
              <table:table-cell office:value-type="float" office:value="0.604993434701017">
                <text:p>0.604993434701017</text:p>
              </table:table-cell>
              <table:table-cell office:value-type="float" office:value="1310.11754151421">
                <text:p>1310.11754151421</text:p>
              </table:table-cell>
              <table:table-cell office:value-type="float" office:value="0.774402623777325">
                <text:p>0.774402623777325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824740659173346">
                <text:p>0.824740659173346</text:p>
              </table:table-cell>
              <table:table-cell office:value-type="float" office:value="1634.62932433746">
                <text:p>1634.62932433746</text:p>
              </table:table-cell>
              <table:table-cell office:value-type="float" office:value="0.834281245521587">
                <text:p>0.834281245521587</text:p>
              </table:table-cell>
              <table:table-cell office:value-type="float" office:value="1683.69560911383">
                <text:p>1683.69560911383</text:p>
              </table:table-cell>
              <table:table-cell office:value-type="float" office:value="0.837964498751055">
                <text:p>0.837964498751055</text:p>
              </table:table-cell>
              <table:table-cell office:value-type="float" office:value="1738.87960282155">
                <text:p>1738.87960282155</text:p>
              </table:table-cell>
              <table:table-cell office:value-type="float" office:value="0.840022242600845">
                <text:p>0.840022242600845</text:p>
              </table:table-cell>
              <table:table-cell office:value-type="float" office:value="1756.49356659199">
                <text:p>1756.49356659199</text:p>
              </table:table-cell>
              <table:table-cell office:value-type="float" office:value="0.841166554843957">
                <text:p>0.841166554843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0.62222561944">
                <text:p>1150.62222561944</text:p>
              </table:table-cell>
              <table:table-cell office:value-type="float" office:value="0.644516553439587">
                <text:p>0.644516553439587</text:p>
              </table:table-cell>
              <table:table-cell office:value-type="float" office:value="1405.3039010836">
                <text:p>1405.3039010836</text:p>
              </table:table-cell>
              <table:table-cell office:value-type="float" office:value="0.771231647370143">
                <text:p>0.771231647370143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823262347677966">
                <text:p>0.823262347677966</text:p>
              </table:table-cell>
              <table:table-cell office:value-type="float" office:value="1677.02130330095">
                <text:p>1677.02130330095</text:p>
              </table:table-cell>
              <table:table-cell office:value-type="float" office:value="0.829770712599738">
                <text:p>0.829770712599738</text:p>
              </table:table-cell>
              <table:table-cell office:value-type="float" office:value="1772.63769523348">
                <text:p>1772.63769523348</text:p>
              </table:table-cell>
              <table:table-cell office:value-type="float" office:value="0.832986561211632">
                <text:p>0.832986561211632</text:p>
              </table:table-cell>
              <table:table-cell office:value-type="float" office:value="1813.67494022348">
                <text:p>1813.67494022348</text:p>
              </table:table-cell>
              <table:table-cell office:value-type="float" office:value="0.834109176165749">
                <text:p>0.834109176165749</text:p>
              </table:table-cell>
              <table:table-cell office:value-type="float" office:value="1856.62637287492">
                <text:p>1856.62637287492</text:p>
              </table:table-cell>
              <table:table-cell office:value-type="float" office:value="0.831772046842317">
                <text:p>0.831772046842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9.58386069782">
                <text:p>1249.58386069782</text:p>
              </table:table-cell>
              <table:table-cell office:value-type="float" office:value="0.578462356185764">
                <text:p>0.578462356185764</text:p>
              </table:table-cell>
              <table:table-cell office:value-type="float" office:value="1564.25929896277">
                <text:p>1564.25929896277</text:p>
              </table:table-cell>
              <table:table-cell office:value-type="float" office:value="0.752533851828092">
                <text:p>0.752533851828092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23250753077637">
                <text:p>0.823250753077637</text:p>
              </table:table-cell>
              <table:table-cell office:value-type="float" office:value="1968.44396549077">
                <text:p>1968.44396549077</text:p>
              </table:table-cell>
              <table:table-cell office:value-type="float" office:value="0.833537934759783">
                <text:p>0.833537934759783</text:p>
              </table:table-cell>
              <table:table-cell office:value-type="float" office:value="2106.81993349762">
                <text:p>2106.81993349762</text:p>
              </table:table-cell>
              <table:table-cell office:value-type="float" office:value="0.83245729555425">
                <text:p>0.83245729555425</text:p>
              </table:table-cell>
              <table:table-cell office:value-type="float" office:value="2195.1802125025">
                <text:p>2195.1802125025</text:p>
              </table:table-cell>
              <table:table-cell office:value-type="float" office:value="0.83186946676653">
                <text:p>0.83186946676653</text:p>
              </table:table-cell>
              <table:table-cell office:value-type="float" office:value="2213.95646580246">
                <text:p>2213.95646580246</text:p>
              </table:table-cell>
              <table:table-cell office:value-type="float" office:value="0.832989670917882">
                <text:p>0.832989670917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1.24151071923">
                <text:p>1301.24151071923</text:p>
              </table:table-cell>
              <table:table-cell office:value-type="float" office:value="0.702870197217544">
                <text:p>0.702870197217544</text:p>
              </table:table-cell>
              <table:table-cell office:value-type="float" office:value="1577.19982875185">
                <text:p>1577.19982875185</text:p>
              </table:table-cell>
              <table:table-cell office:value-type="float" office:value="0.802753564315715">
                <text:p>0.802753564315715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23712541030366">
                <text:p>0.823712541030366</text:p>
              </table:table-cell>
              <table:table-cell office:value-type="float" office:value="1854.47064296301">
                <text:p>1854.47064296301</text:p>
              </table:table-cell>
              <table:table-cell office:value-type="float" office:value="0.833256453137448">
                <text:p>0.833256453137448</text:p>
              </table:table-cell>
              <table:table-cell office:value-type="float" office:value="1903.43193673134">
                <text:p>1903.43193673134</text:p>
              </table:table-cell>
              <table:table-cell office:value-type="float" office:value="0.83777606281195">
                <text:p>0.83777606281195</text:p>
              </table:table-cell>
              <table:table-cell office:value-type="float" office:value="1934.84430757739">
                <text:p>1934.84430757739</text:p>
              </table:table-cell>
              <table:table-cell office:value-type="float" office:value="0.840286372688668">
                <text:p>0.840286372688668</text:p>
              </table:table-cell>
              <table:table-cell office:value-type="float" office:value="1956.86059198761">
                <text:p>1956.86059198761</text:p>
              </table:table-cell>
              <table:table-cell office:value-type="float" office:value="0.841297308788517">
                <text:p>0.841297308788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3.32567592241">
                <text:p>1373.32567592241</text:p>
              </table:table-cell>
              <table:table-cell office:value-type="float" office:value="0.641209730765777">
                <text:p>0.641209730765777</text:p>
              </table:table-cell>
              <table:table-cell office:value-type="float" office:value="1764.59262782725">
                <text:p>1764.59262782725</text:p>
              </table:table-cell>
              <table:table-cell office:value-type="float" office:value="0.79675334448824">
                <text:p>0.79675334448824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19835583459956">
                <text:p>0.819835583459956</text:p>
              </table:table-cell>
              <table:table-cell office:value-type="float" office:value="2245.30465451283">
                <text:p>2245.30465451283</text:p>
              </table:table-cell>
              <table:table-cell office:value-type="float" office:value="0.828519443462229">
                <text:p>0.828519443462229</text:p>
              </table:table-cell>
              <table:table-cell office:value-type="float" office:value="2377.71795955316">
                <text:p>2377.71795955316</text:p>
              </table:table-cell>
              <table:table-cell office:value-type="float" office:value="0.832852877761868">
                <text:p>0.832852877761868</text:p>
              </table:table-cell>
              <table:table-cell office:value-type="float" office:value="2459.72242730603">
                <text:p>2459.72242730603</text:p>
              </table:table-cell>
              <table:table-cell office:value-type="float" office:value="0.834750476115551">
                <text:p>0.834750476115551</text:p>
              </table:table-cell>
              <table:table-cell office:value-type="float" office:value="2559.4153867581">
                <text:p>2559.4153867581</text:p>
              </table:table-cell>
              <table:table-cell office:value-type="float" office:value="0.835715520931614">
                <text:p>0.835715520931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2.87925487111">
                <text:p>1452.87925487111</text:p>
              </table:table-cell>
              <table:table-cell office:value-type="float" office:value="0.711201021407971">
                <text:p>0.711201021407971</text:p>
              </table:table-cell>
              <table:table-cell office:value-type="float" office:value="1719.97444362381">
                <text:p>1719.97444362381</text:p>
              </table:table-cell>
              <table:table-cell office:value-type="float" office:value="0.8002625921055">
                <text:p>0.8002625921055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824976979647704">
                <text:p>0.824976979647704</text:p>
              </table:table-cell>
              <table:table-cell office:value-type="float" office:value="2033.82395611741">
                <text:p>2033.82395611741</text:p>
              </table:table-cell>
              <table:table-cell office:value-type="float" office:value="0.834746388689819">
                <text:p>0.834746388689819</text:p>
              </table:table-cell>
              <table:table-cell office:value-type="float" office:value="2111.96822177064">
                <text:p>2111.96822177064</text:p>
              </table:table-cell>
              <table:table-cell office:value-type="float" office:value="0.838669561509936">
                <text:p>0.838669561509936</text:p>
              </table:table-cell>
              <table:table-cell office:value-type="float" office:value="2145.95366383676">
                <text:p>2145.95366383676</text:p>
              </table:table-cell>
              <table:table-cell office:value-type="float" office:value="0.84075345532403">
                <text:p>0.84075345532403</text:p>
              </table:table-cell>
              <table:table-cell office:value-type="float" office:value="2168.87600041077">
                <text:p>2168.87600041077</text:p>
              </table:table-cell>
              <table:table-cell office:value-type="float" office:value="0.842010094896485">
                <text:p>0.8420100948964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3.35850125186">
                <text:p>1533.35850125186</text:p>
              </table:table-cell>
              <table:table-cell office:value-type="float" office:value="0.663272414141519">
                <text:p>0.663272414141519</text:p>
              </table:table-cell>
              <table:table-cell office:value-type="float" office:value="1910.3879007904">
                <text:p>1910.3879007904</text:p>
              </table:table-cell>
              <table:table-cell office:value-type="float" office:value="0.789313361897619">
                <text:p>0.789313361897619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17763094360636">
                <text:p>0.817763094360636</text:p>
              </table:table-cell>
              <table:table-cell office:value-type="float" office:value="2351.33957372856">
                <text:p>2351.33957372856</text:p>
              </table:table-cell>
              <table:table-cell office:value-type="float" office:value="0.828081189161003">
                <text:p>0.828081189161003</text:p>
              </table:table-cell>
              <table:table-cell office:value-type="float" office:value="2552.69788522691">
                <text:p>2552.69788522691</text:p>
              </table:table-cell>
              <table:table-cell office:value-type="float" office:value="0.832172079834113">
                <text:p>0.832172079834113</text:p>
              </table:table-cell>
              <table:table-cell office:value-type="float" office:value="2627.59170555604">
                <text:p>2627.59170555604</text:p>
              </table:table-cell>
              <table:table-cell office:value-type="float" office:value="0.834241439865028">
                <text:p>0.834241439865028</text:p>
              </table:table-cell>
              <table:table-cell office:value-type="float" office:value="2744.18445932002">
                <text:p>2744.18445932002</text:p>
              </table:table-cell>
              <table:table-cell office:value-type="float" office:value="0.835460270679896">
                <text:p>0.8354602706798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004cm" svg:y="0.316cm" chart:style-name="ch2">
          <text:p>Last Year</text:p>
        </chart:title>
        <chart:legend chart:legend-position="end" svg:x="13.809cm" svg:y="2.707cm" style:legend-expansion="high" chart:style-name="ch3"/>
        <chart:plot-area chart:style-name="ch4" chart:data-source-has-labels="both" svg:x="1.331cm" svg:y="1.301cm" svg:width="12.158cm" svg:height="6.538cm">
          <chartooo:coordinate-region svg:x="2.243cm" svg:y="1.5cm" svg:width="10.874cm" svg:height="5.692cm"/>
          <chart:axis chart:dimension="x" chart:name="primary-x" chart:style-name="ch5" chartooo:axis-type="auto">
            <chart:title svg:x="6.638cm" svg:y="8.019cm" chart:style-name="ch6">
              <text:p>Block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11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series chart:style-name="ch12" chart:values-cell-range-address="local-table.$I$2:.$I$20" chart:label-cell-address="local-table.$I$1" chart:class="chart:scatter">
            <chart:domain table:cell-range-address="local-table.$H$2:.$H$20"/>
            <chart:data-point chart:repeated="19"/>
          </chart:series>
          <chart:series chart:style-name="ch13" chart:values-cell-range-address="local-table.$K$2:.$K$20" chart:label-cell-address="local-table.$K$1" chart:class="chart:scatter">
            <chart:domain table:cell-range-address="local-table.$J$2:.$J$20"/>
            <chart:data-point chart:repeated="19"/>
          </chart:series>
          <chart:series chart:style-name="ch14" chart:values-cell-range-address="local-table.$M$2:.$M$20" chart:label-cell-address="local-table.$M$1" chart:class="chart:scatter">
            <chart:domain table:cell-range-address="local-table.$L$2:.$L$20"/>
            <chart:data-point chart:repeated="19"/>
          </chart:series>
          <chart:series chart:style-name="ch15" chart:values-cell-range-address="local-table.$O$2:.$O$20" chart:label-cell-address="local-table.$O$1" chart:class="chart:scatter">
            <chart:domain table:cell-range-address="local-table.$N$2:.$N$20"/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x2</text:p>
              </table:table-cell>
              <table:table-cell office:value-type="string">
                <text:p/>
              </table:table-cell>
              <table:table-cell office:value-type="string">
                <text:p>max3</text:p>
              </table:table-cell>
              <table:table-cell office:value-type="string">
                <text:p/>
              </table:table-cell>
              <table:table-cell office:value-type="string">
                <text:p>max4</text:p>
              </table:table-cell>
              <table:table-cell office:value-type="string">
                <text:p/>
              </table:table-cell>
              <table:table-cell office:value-type="string">
                <text:p>max5</text:p>
              </table:table-cell>
              <table:table-cell office:value-type="string">
                <text:p/>
              </table:table-cell>
              <table:table-cell office:value-type="string">
                <text:p>max6</text:p>
              </table:table-cell>
              <table:table-cell office:value-type="string">
                <text:p/>
              </table:table-cell>
              <table:table-cell office:value-type="string">
                <text:p>max7</text:p>
              </table:table-cell>
              <table:table-cell office:value-type="string">
                <text:p/>
              </table:table-cell>
              <table:table-cell office:value-type="string">
                <text:p>max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.964493832345">
                <text:p>151.964493832345</text:p>
              </table:table-cell>
              <table:table-cell office:value-type="float" office:value="0.388483953357437">
                <text:p>0.388483953357437</text:p>
              </table:table-cell>
              <table:table-cell office:value-type="float" office:value="181.71017148719">
                <text:p>181.71017148719</text:p>
              </table:table-cell>
              <table:table-cell office:value-type="float" office:value="0.422492464360495">
                <text:p>0.422492464360495</text:p>
              </table:table-cell>
              <table:table-cell office:value-type="float" office:value="195.392460633144">
                <text:p>195.392460633144</text:p>
              </table:table-cell>
              <table:table-cell office:value-type="float" office:value="0.418634688005043">
                <text:p>0.418634688005043</text:p>
              </table:table-cell>
              <table:table-cell office:value-type="float" office:value="202.654019126831">
                <text:p>202.654019126831</text:p>
              </table:table-cell>
              <table:table-cell office:value-type="float" office:value="0.412018968789262">
                <text:p>0.412018968789262</text:p>
              </table:table-cell>
              <table:table-cell office:value-type="float" office:value="206.333010819577">
                <text:p>206.333010819577</text:p>
              </table:table-cell>
              <table:table-cell office:value-type="float" office:value="0.411985367638684">
                <text:p>0.411985367638684</text:p>
              </table:table-cell>
              <table:table-cell office:value-type="float" office:value="207.807340567199">
                <text:p>207.807340567199</text:p>
              </table:table-cell>
              <table:table-cell office:value-type="float" office:value="0.412223937405576">
                <text:p>0.412223937405576</text:p>
              </table:table-cell>
              <table:table-cell office:value-type="float" office:value="208.554165175669">
                <text:p>208.554165175669</text:p>
              </table:table-cell>
              <table:table-cell office:value-type="float" office:value="0.411847775139921">
                <text:p>0.4118477751399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.776854174055">
                <text:p>229.776854174055</text:p>
              </table:table-cell>
              <table:table-cell office:value-type="float" office:value="0.35217587810246">
                <text:p>0.35217587810246</text:p>
              </table:table-cell>
              <table:table-cell office:value-type="float" office:value="278.849023530226">
                <text:p>278.849023530226</text:p>
              </table:table-cell>
              <table:table-cell office:value-type="float" office:value="0.374864951763318">
                <text:p>0.374864951763318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372944739881036">
                <text:p>0.372944739881036</text:p>
              </table:table-cell>
              <table:table-cell office:value-type="float" office:value="316.593878735115">
                <text:p>316.593878735115</text:p>
              </table:table-cell>
              <table:table-cell office:value-type="float" office:value="0.369063366258428">
                <text:p>0.369063366258428</text:p>
              </table:table-cell>
              <table:table-cell office:value-type="float" office:value="326.604591605032">
                <text:p>326.604591605032</text:p>
              </table:table-cell>
              <table:table-cell office:value-type="float" office:value="0.363402046829185">
                <text:p>0.363402046829185</text:p>
              </table:table-cell>
              <table:table-cell office:value-type="float" office:value="329.569466822469">
                <text:p>329.569466822469</text:p>
              </table:table-cell>
              <table:table-cell office:value-type="float" office:value="0.368785016300992">
                <text:p>0.368785016300992</text:p>
              </table:table-cell>
              <table:table-cell office:value-type="float" office:value="330.855237884939">
                <text:p>330.855237884939</text:p>
              </table:table-cell>
              <table:table-cell office:value-type="float" office:value="0.368882880267571">
                <text:p>0.368882880267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.098842380297">
                <text:p>306.098842380297</text:p>
              </table:table-cell>
              <table:table-cell office:value-type="float" office:value="0.285617064640162">
                <text:p>0.285617064640162</text:p>
              </table:table-cell>
              <table:table-cell office:value-type="float" office:value="366.815923021123">
                <text:p>366.815923021123</text:p>
              </table:table-cell>
              <table:table-cell office:value-type="float" office:value="0.343070635503331">
                <text:p>0.343070635503331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349901172035856">
                <text:p>0.349901172035856</text:p>
              </table:table-cell>
              <table:table-cell office:value-type="float" office:value="411.450884906655">
                <text:p>411.450884906655</text:p>
              </table:table-cell>
              <table:table-cell office:value-type="float" office:value="0.346351657702363">
                <text:p>0.346351657702363</text:p>
              </table:table-cell>
              <table:table-cell office:value-type="float" office:value="419.440698366621">
                <text:p>419.440698366621</text:p>
              </table:table-cell>
              <table:table-cell office:value-type="float" office:value="0.34460016503795">
                <text:p>0.34460016503795</text:p>
              </table:table-cell>
              <table:table-cell office:value-type="float" office:value="424.400693463158">
                <text:p>424.400693463158</text:p>
              </table:table-cell>
              <table:table-cell office:value-type="float" office:value="0.345056625564306">
                <text:p>0.345056625564306</text:p>
              </table:table-cell>
              <table:table-cell office:value-type="float" office:value="426.82030515188">
                <text:p>426.82030515188</text:p>
              </table:table-cell>
              <table:table-cell office:value-type="float" office:value="0.344884578585953">
                <text:p>0.344884578585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.079647818797">
                <text:p>382.079647818797</text:p>
              </table:table-cell>
              <table:table-cell office:value-type="float" office:value="0.23350397463693">
                <text:p>0.23350397463693</text:p>
              </table:table-cell>
              <table:table-cell office:value-type="float" office:value="469.506273021916">
                <text:p>469.506273021916</text:p>
              </table:table-cell>
              <table:table-cell office:value-type="float" office:value="0.296189289357011">
                <text:p>0.296189289357011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314352772832818">
                <text:p>0.314352772832818</text:p>
              </table:table-cell>
              <table:table-cell office:value-type="float" office:value="551.487910060787">
                <text:p>551.487910060787</text:p>
              </table:table-cell>
              <table:table-cell office:value-type="float" office:value="0.305931549367928">
                <text:p>0.305931549367928</text:p>
              </table:table-cell>
              <table:table-cell office:value-type="float" office:value="568.928057372166">
                <text:p>568.928057372166</text:p>
              </table:table-cell>
              <table:table-cell office:value-type="float" office:value="0.32807236403173">
                <text:p>0.32807236403173</text:p>
              </table:table-cell>
              <table:table-cell office:value-type="float" office:value="583.776273357233">
                <text:p>583.776273357233</text:p>
              </table:table-cell>
              <table:table-cell office:value-type="float" office:value="0.33876670668278">
                <text:p>0.33876670668278</text:p>
              </table:table-cell>
              <table:table-cell office:value-type="float" office:value="594.211373447267">
                <text:p>594.211373447267</text:p>
              </table:table-cell>
              <table:table-cell office:value-type="float" office:value="0.338563539377728">
                <text:p>0.338563539377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4.962357747209">
                <text:p>464.962357747209</text:p>
              </table:table-cell>
              <table:table-cell office:value-type="float" office:value="0.281412861642528">
                <text:p>0.281412861642528</text:p>
              </table:table-cell>
              <table:table-cell office:value-type="float" office:value="574.838820595515">
                <text:p>574.838820595515</text:p>
              </table:table-cell>
              <table:table-cell office:value-type="float" office:value="0.302217562133498">
                <text:p>0.302217562133498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294519889262748">
                <text:p>0.294519889262748</text:p>
              </table:table-cell>
              <table:table-cell office:value-type="float" office:value="680.308029961543">
                <text:p>680.308029961543</text:p>
              </table:table-cell>
              <table:table-cell office:value-type="float" office:value="0.299126904922507">
                <text:p>0.299126904922507</text:p>
              </table:table-cell>
              <table:table-cell office:value-type="float" office:value="700.446289725867">
                <text:p>700.446289725867</text:p>
              </table:table-cell>
              <table:table-cell office:value-type="float" office:value="0.294691080018527">
                <text:p>0.294691080018527</text:p>
              </table:table-cell>
              <table:table-cell office:value-type="float" office:value="714.413797633693">
                <text:p>714.413797633693</text:p>
              </table:table-cell>
              <table:table-cell office:value-type="float" office:value="0.294876500948732">
                <text:p>0.294876500948732</text:p>
              </table:table-cell>
              <table:table-cell office:value-type="float" office:value="723.677906053525">
                <text:p>723.677906053525</text:p>
              </table:table-cell>
              <table:table-cell office:value-type="float" office:value="0.294829430290852">
                <text:p>0.294829430290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1.131803020226">
                <text:p>541.131803020226</text:p>
              </table:table-cell>
              <table:table-cell office:value-type="float" office:value="0.255811303730403">
                <text:p>0.255811303730403</text:p>
              </table:table-cell>
              <table:table-cell office:value-type="float" office:value="653.797758499179">
                <text:p>653.797758499179</text:p>
              </table:table-cell>
              <table:table-cell office:value-type="float" office:value="0.294732832713825">
                <text:p>0.294732832713825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282344779822797">
                <text:p>0.282344779822797</text:p>
              </table:table-cell>
              <table:table-cell office:value-type="float" office:value="778.779371405874">
                <text:p>778.779371405874</text:p>
              </table:table-cell>
              <table:table-cell office:value-type="float" office:value="0.279071785566086">
                <text:p>0.279071785566086</text:p>
              </table:table-cell>
              <table:table-cell office:value-type="float" office:value="809.731667702768">
                <text:p>809.731667702768</text:p>
              </table:table-cell>
              <table:table-cell office:value-type="float" office:value="0.280155581772039">
                <text:p>0.280155581772039</text:p>
              </table:table-cell>
              <table:table-cell office:value-type="float" office:value="830.583015481313">
                <text:p>830.583015481313</text:p>
              </table:table-cell>
              <table:table-cell office:value-type="float" office:value="0.27705490446025">
                <text:p>0.27705490446025</text:p>
              </table:table-cell>
              <table:table-cell office:value-type="float" office:value="836.666352477854">
                <text:p>836.666352477854</text:p>
              </table:table-cell>
              <table:table-cell office:value-type="float" office:value="0.276188277571282">
                <text:p>0.276188277571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4.193787873514">
                <text:p>624.193787873514</text:p>
              </table:table-cell>
              <table:table-cell office:value-type="float" office:value="0.204493018565747">
                <text:p>0.204493018565747</text:p>
              </table:table-cell>
              <table:table-cell office:value-type="float" office:value="769.421984034973">
                <text:p>769.421984034973</text:p>
              </table:table-cell>
              <table:table-cell office:value-type="float" office:value="0.257525754201808">
                <text:p>0.257525754201808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28108450799342">
                <text:p>0.28108450799342</text:p>
              </table:table-cell>
              <table:table-cell office:value-type="float" office:value="930.979997724757">
                <text:p>930.979997724757</text:p>
              </table:table-cell>
              <table:table-cell office:value-type="float" office:value="0.283603316055985">
                <text:p>0.283603316055985</text:p>
              </table:table-cell>
              <table:table-cell office:value-type="float" office:value="978.403673326991">
                <text:p>978.403673326991</text:p>
              </table:table-cell>
              <table:table-cell office:value-type="float" office:value="0.281775931920994">
                <text:p>0.281775931920994</text:p>
              </table:table-cell>
              <table:table-cell office:value-type="float" office:value="1003.72165737146">
                <text:p>1003.72165737146</text:p>
              </table:table-cell>
              <table:table-cell office:value-type="float" office:value="0.281150487601583">
                <text:p>0.281150487601583</text:p>
              </table:table-cell>
              <table:table-cell office:value-type="float" office:value="1021.14728468638">
                <text:p>1021.14728468638</text:p>
              </table:table-cell>
              <table:table-cell office:value-type="float" office:value="0.280884142263217">
                <text:p>0.280884142263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4.072345570829">
                <text:p>674.072345570829</text:p>
              </table:table-cell>
              <table:table-cell office:value-type="float" office:value="0.155025860149165">
                <text:p>0.155025860149165</text:p>
              </table:table-cell>
              <table:table-cell office:value-type="float" office:value="800.97503749452">
                <text:p>800.97503749452</text:p>
              </table:table-cell>
              <table:table-cell office:value-type="float" office:value="0.2347440954223">
                <text:p>0.2347440954223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289147707842327">
                <text:p>0.289147707842327</text:p>
              </table:table-cell>
              <table:table-cell office:value-type="float" office:value="919.356472334245">
                <text:p>919.356472334245</text:p>
              </table:table-cell>
              <table:table-cell office:value-type="float" office:value="0.281720570260858">
                <text:p>0.281720570260858</text:p>
              </table:table-cell>
              <table:table-cell office:value-type="float" office:value="941.658411267326">
                <text:p>941.658411267326</text:p>
              </table:table-cell>
              <table:table-cell office:value-type="float" office:value="0.276267857348828">
                <text:p>0.276267857348828</text:p>
              </table:table-cell>
              <table:table-cell office:value-type="float" office:value="953.768962604779">
                <text:p>953.768962604779</text:p>
              </table:table-cell>
              <table:table-cell office:value-type="float" office:value="0.274717645525866">
                <text:p>0.274717645525866</text:p>
              </table:table-cell>
              <table:table-cell office:value-type="float" office:value="960.705759388272">
                <text:p>960.705759388272</text:p>
              </table:table-cell>
              <table:table-cell office:value-type="float" office:value="0.274175287052384">
                <text:p>0.274175287052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0.75670051302">
                <text:p>770.75670051302</text:p>
              </table:table-cell>
              <table:table-cell office:value-type="float" office:value="0.208660851341247">
                <text:p>0.208660851341247</text:p>
              </table:table-cell>
              <table:table-cell office:value-type="float" office:value="937.793864269915">
                <text:p>937.793864269915</text:p>
              </table:table-cell>
              <table:table-cell office:value-type="float" office:value="0.289549357513866">
                <text:p>0.289549357513866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292187980916282">
                <text:p>0.292187980916282</text:p>
              </table:table-cell>
              <table:table-cell office:value-type="float" office:value="1117.1093585217">
                <text:p>1117.1093585217</text:p>
              </table:table-cell>
              <table:table-cell office:value-type="float" office:value="0.294575192973784">
                <text:p>0.294575192973784</text:p>
              </table:table-cell>
              <table:table-cell office:value-type="float" office:value="1160.31129063844">
                <text:p>1160.31129063844</text:p>
              </table:table-cell>
              <table:table-cell office:value-type="float" office:value="0.294395142504904">
                <text:p>0.294395142504904</text:p>
              </table:table-cell>
              <table:table-cell office:value-type="float" office:value="1173.83256094175">
                <text:p>1173.83256094175</text:p>
              </table:table-cell>
              <table:table-cell office:value-type="float" office:value="0.295049853405145">
                <text:p>0.295049853405145</text:p>
              </table:table-cell>
              <table:table-cell office:value-type="float" office:value="1207.53586760485">
                <text:p>1207.53586760485</text:p>
              </table:table-cell>
              <table:table-cell office:value-type="float" office:value="0.294126319479427">
                <text:p>0.294126319479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4.337257872514">
                <text:p>844.337257872514</text:p>
              </table:table-cell>
              <table:table-cell office:value-type="float" office:value="0.228778400984363">
                <text:p>0.228778400984363</text:p>
              </table:table-cell>
              <table:table-cell office:value-type="float" office:value="1032.5531581">
                <text:p>1032.5531581</text:p>
              </table:table-cell>
              <table:table-cell office:value-type="float" office:value="0.269987329277879">
                <text:p>0.269987329277879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283685673008367">
                <text:p>0.283685673008367</text:p>
              </table:table-cell>
              <table:table-cell office:value-type="float" office:value="1202.01769554972">
                <text:p>1202.01769554972</text:p>
              </table:table-cell>
              <table:table-cell office:value-type="float" office:value="0.279180652365982">
                <text:p>0.279180652365982</text:p>
              </table:table-cell>
              <table:table-cell office:value-type="float" office:value="1228.25970289505">
                <text:p>1228.25970289505</text:p>
              </table:table-cell>
              <table:table-cell office:value-type="float" office:value="0.278933349708558">
                <text:p>0.278933349708558</text:p>
              </table:table-cell>
              <table:table-cell office:value-type="float" office:value="1257.29419135353">
                <text:p>1257.29419135353</text:p>
              </table:table-cell>
              <table:table-cell office:value-type="float" office:value="0.278623022895125">
                <text:p>0.278623022895125</text:p>
              </table:table-cell>
              <table:table-cell office:value-type="float" office:value="1267.79336454501">
                <text:p>1267.79336454501</text:p>
              </table:table-cell>
              <table:table-cell office:value-type="float" office:value="0.278307931519992">
                <text:p>0.27830793151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4.666118846237">
                <text:p>934.666118846237</text:p>
              </table:table-cell>
              <table:table-cell office:value-type="float" office:value="0.197849447984362">
                <text:p>0.197849447984362</text:p>
              </table:table-cell>
              <table:table-cell office:value-type="float" office:value="1158.41306896165">
                <text:p>1158.41306896165</text:p>
              </table:table-cell>
              <table:table-cell office:value-type="float" office:value="0.254658653816248">
                <text:p>0.254658653816248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26004579301201">
                <text:p>0.26004579301201</text:p>
              </table:table-cell>
              <table:table-cell office:value-type="float" office:value="1467.62906558275">
                <text:p>1467.62906558275</text:p>
              </table:table-cell>
              <table:table-cell office:value-type="float" office:value="0.240397431816921">
                <text:p>0.240397431816921</text:p>
              </table:table-cell>
              <table:table-cell office:value-type="float" office:value="1522.07178758225">
                <text:p>1522.07178758225</text:p>
              </table:table-cell>
              <table:table-cell office:value-type="float" office:value="0.239544543678743">
                <text:p>0.239544543678743</text:p>
              </table:table-cell>
              <table:table-cell office:value-type="float" office:value="1568.66252902755">
                <text:p>1568.66252902755</text:p>
              </table:table-cell>
              <table:table-cell office:value-type="float" office:value="0.238770965708328">
                <text:p>0.238770965708328</text:p>
              </table:table-cell>
              <table:table-cell office:value-type="float" office:value="1582.4277327224">
                <text:p>1582.4277327224</text:p>
              </table:table-cell>
              <table:table-cell office:value-type="float" office:value="0.238271226373546">
                <text:p>0.238271226373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1.66160074042">
                <text:p>1001.66160074042</text:p>
              </table:table-cell>
              <table:table-cell office:value-type="float" office:value="0.211093463676889">
                <text:p>0.211093463676889</text:p>
              </table:table-cell>
              <table:table-cell office:value-type="float" office:value="1194.30733438764">
                <text:p>1194.30733438764</text:p>
              </table:table-cell>
              <table:table-cell office:value-type="float" office:value="0.249067183732966">
                <text:p>0.249067183732966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24479826149111">
                <text:p>0.24479826149111</text:p>
              </table:table-cell>
              <table:table-cell office:value-type="float" office:value="1429.74749788352">
                <text:p>1429.74749788352</text:p>
              </table:table-cell>
              <table:table-cell office:value-type="float" office:value="0.24396484312293">
                <text:p>0.24396484312293</text:p>
              </table:table-cell>
              <table:table-cell office:value-type="float" office:value="1473.90956961783">
                <text:p>1473.90956961783</text:p>
              </table:table-cell>
              <table:table-cell office:value-type="float" office:value="0.242955975054601">
                <text:p>0.242955975054601</text:p>
              </table:table-cell>
              <table:table-cell office:value-type="float" office:value="1493.0002407413">
                <text:p>1493.0002407413</text:p>
              </table:table-cell>
              <table:table-cell office:value-type="float" office:value="0.243073399379604">
                <text:p>0.243073399379604</text:p>
              </table:table-cell>
              <table:table-cell office:value-type="float" office:value="1520.28419463753">
                <text:p>1520.28419463753</text:p>
              </table:table-cell>
              <table:table-cell office:value-type="float" office:value="0.242833069021711">
                <text:p>0.242833069021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2.94490758955">
                <text:p>1072.94490758955</text:p>
              </table:table-cell>
              <table:table-cell office:value-type="float" office:value="0.196945523459935">
                <text:p>0.196945523459935</text:p>
              </table:table-cell>
              <table:table-cell office:value-type="float" office:value="1310.11754151421">
                <text:p>1310.11754151421</text:p>
              </table:table-cell>
              <table:table-cell office:value-type="float" office:value="0.239619716600634">
                <text:p>0.239619716600634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233656271242354">
                <text:p>0.233656271242354</text:p>
              </table:table-cell>
              <table:table-cell office:value-type="float" office:value="1634.62932433746">
                <text:p>1634.62932433746</text:p>
              </table:table-cell>
              <table:table-cell office:value-type="float" office:value="0.227530148597354">
                <text:p>0.227530148597354</text:p>
              </table:table-cell>
              <table:table-cell office:value-type="float" office:value="1683.69560911383">
                <text:p>1683.69560911383</text:p>
              </table:table-cell>
              <table:table-cell office:value-type="float" office:value="0.224055576897848">
                <text:p>0.224055576897848</text:p>
              </table:table-cell>
              <table:table-cell office:value-type="float" office:value="1738.87960282155">
                <text:p>1738.87960282155</text:p>
              </table:table-cell>
              <table:table-cell office:value-type="float" office:value="0.223976087101006">
                <text:p>0.223976087101006</text:p>
              </table:table-cell>
              <table:table-cell office:value-type="float" office:value="1756.49356659199">
                <text:p>1756.49356659199</text:p>
              </table:table-cell>
              <table:table-cell office:value-type="float" office:value="0.223675017242321">
                <text:p>0.223675017242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0.62222561944">
                <text:p>1150.62222561944</text:p>
              </table:table-cell>
              <table:table-cell office:value-type="float" office:value="0.163868183248071">
                <text:p>0.163868183248071</text:p>
              </table:table-cell>
              <table:table-cell office:value-type="float" office:value="1405.3039010836">
                <text:p>1405.3039010836</text:p>
              </table:table-cell>
              <table:table-cell office:value-type="float" office:value="0.2094374236692">
                <text:p>0.2094374236692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232925407598581">
                <text:p>0.232925407598581</text:p>
              </table:table-cell>
              <table:table-cell office:value-type="float" office:value="1677.02130330095">
                <text:p>1677.02130330095</text:p>
              </table:table-cell>
              <table:table-cell office:value-type="float" office:value="0.230729806386098">
                <text:p>0.230729806386098</text:p>
              </table:table-cell>
              <table:table-cell office:value-type="float" office:value="1772.63769523348">
                <text:p>1772.63769523348</text:p>
              </table:table-cell>
              <table:table-cell office:value-type="float" office:value="0.230198369883268">
                <text:p>0.230198369883268</text:p>
              </table:table-cell>
              <table:table-cell office:value-type="float" office:value="1813.67494022348">
                <text:p>1813.67494022348</text:p>
              </table:table-cell>
              <table:table-cell office:value-type="float" office:value="0.229182573130335">
                <text:p>0.229182573130335</text:p>
              </table:table-cell>
              <table:table-cell office:value-type="float" office:value="1856.62637287492">
                <text:p>1856.62637287492</text:p>
              </table:table-cell>
              <table:table-cell office:value-type="float" office:value="0.222753540328721">
                <text:p>0.222753540328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9.58386069782">
                <text:p>1249.58386069782</text:p>
              </table:table-cell>
              <table:table-cell office:value-type="float" office:value="0.162739881930182">
                <text:p>0.162739881930182</text:p>
              </table:table-cell>
              <table:table-cell office:value-type="float" office:value="1564.25929896277">
                <text:p>1564.25929896277</text:p>
              </table:table-cell>
              <table:table-cell office:value-type="float" office:value="0.215920722498853">
                <text:p>0.215920722498853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229968095727255">
                <text:p>0.229968095727255</text:p>
              </table:table-cell>
              <table:table-cell office:value-type="float" office:value="1968.44396549077">
                <text:p>1968.44396549077</text:p>
              </table:table-cell>
              <table:table-cell office:value-type="float" office:value="0.231712621603775">
                <text:p>0.231712621603775</text:p>
              </table:table-cell>
              <table:table-cell office:value-type="float" office:value="2106.81993349762">
                <text:p>2106.81993349762</text:p>
              </table:table-cell>
              <table:table-cell office:value-type="float" office:value="0.224393464874135">
                <text:p>0.224393464874135</text:p>
              </table:table-cell>
              <table:table-cell office:value-type="float" office:value="2195.1802125025">
                <text:p>2195.1802125025</text:p>
              </table:table-cell>
              <table:table-cell office:value-type="float" office:value="0.220422612042431">
                <text:p>0.220422612042431</text:p>
              </table:table-cell>
              <table:table-cell office:value-type="float" office:value="2213.95646580246">
                <text:p>2213.95646580246</text:p>
              </table:table-cell>
              <table:table-cell office:value-type="float" office:value="0.220295982919656">
                <text:p>0.220295982919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1.24151071923">
                <text:p>1301.24151071923</text:p>
              </table:table-cell>
              <table:table-cell office:value-type="float" office:value="0.242486064040179">
                <text:p>0.242486064040179</text:p>
              </table:table-cell>
              <table:table-cell office:value-type="float" office:value="1577.19982875185">
                <text:p>1577.19982875185</text:p>
              </table:table-cell>
              <table:table-cell office:value-type="float" office:value="0.265288702626919">
                <text:p>0.265288702626919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25870540501542">
                <text:p>0.25870540501542</text:p>
              </table:table-cell>
              <table:table-cell office:value-type="float" office:value="1854.47064296301">
                <text:p>1854.47064296301</text:p>
              </table:table-cell>
              <table:table-cell office:value-type="float" office:value="0.258306174085285">
                <text:p>0.258306174085285</text:p>
              </table:table-cell>
              <table:table-cell office:value-type="float" office:value="1903.43193673134">
                <text:p>1903.43193673134</text:p>
              </table:table-cell>
              <table:table-cell office:value-type="float" office:value="0.258060810410467">
                <text:p>0.258060810410467</text:p>
              </table:table-cell>
              <table:table-cell office:value-type="float" office:value="1934.84430757739">
                <text:p>1934.84430757739</text:p>
              </table:table-cell>
              <table:table-cell office:value-type="float" office:value="0.258105123717439">
                <text:p>0.258105123717439</text:p>
              </table:table-cell>
              <table:table-cell office:value-type="float" office:value="1956.86059198761">
                <text:p>1956.86059198761</text:p>
              </table:table-cell>
              <table:table-cell office:value-type="float" office:value="0.258151717954768">
                <text:p>0.258151717954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3.32567592241">
                <text:p>1373.32567592241</text:p>
              </table:table-cell>
              <table:table-cell office:value-type="float" office:value="0.193905490216918">
                <text:p>0.193905490216918</text:p>
              </table:table-cell>
              <table:table-cell office:value-type="float" office:value="1764.59262782725">
                <text:p>1764.59262782725</text:p>
              </table:table-cell>
              <table:table-cell office:value-type="float" office:value="0.234164956831173">
                <text:p>0.234164956831173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219255507914765">
                <text:p>0.219255507914765</text:p>
              </table:table-cell>
              <table:table-cell office:value-type="float" office:value="2245.30465451283">
                <text:p>2245.30465451283</text:p>
              </table:table-cell>
              <table:table-cell office:value-type="float" office:value="0.218346830921846">
                <text:p>0.218346830921846</text:p>
              </table:table-cell>
              <table:table-cell office:value-type="float" office:value="2377.71795955316">
                <text:p>2377.71795955316</text:p>
              </table:table-cell>
              <table:table-cell office:value-type="float" office:value="0.218204372546278">
                <text:p>0.218204372546278</text:p>
              </table:table-cell>
              <table:table-cell office:value-type="float" office:value="2459.72242730603">
                <text:p>2459.72242730603</text:p>
              </table:table-cell>
              <table:table-cell office:value-type="float" office:value="0.218046141406595">
                <text:p>0.218046141406595</text:p>
              </table:table-cell>
              <table:table-cell office:value-type="float" office:value="2559.4153867581">
                <text:p>2559.4153867581</text:p>
              </table:table-cell>
              <table:table-cell office:value-type="float" office:value="0.218031534410848">
                <text:p>0.218031534410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2.87925487111">
                <text:p>1452.87925487111</text:p>
              </table:table-cell>
              <table:table-cell office:value-type="float" office:value="0.24258176550319">
                <text:p>0.24258176550319</text:p>
              </table:table-cell>
              <table:table-cell office:value-type="float" office:value="1719.97444362381">
                <text:p>1719.97444362381</text:p>
              </table:table-cell>
              <table:table-cell office:value-type="float" office:value="0.252486031884879">
                <text:p>0.252486031884879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253271760329848">
                <text:p>0.253271760329848</text:p>
              </table:table-cell>
              <table:table-cell office:value-type="float" office:value="2033.82395611741">
                <text:p>2033.82395611741</text:p>
              </table:table-cell>
              <table:table-cell office:value-type="float" office:value="0.253554833126374">
                <text:p>0.253554833126374</text:p>
              </table:table-cell>
              <table:table-cell office:value-type="float" office:value="2111.96822177064">
                <text:p>2111.96822177064</text:p>
              </table:table-cell>
              <table:table-cell office:value-type="float" office:value="0.253138824817892">
                <text:p>0.253138824817892</text:p>
              </table:table-cell>
              <table:table-cell office:value-type="float" office:value="2145.95366383676">
                <text:p>2145.95366383676</text:p>
              </table:table-cell>
              <table:table-cell office:value-type="float" office:value="0.25343371894389">
                <text:p>0.25343371894389</text:p>
              </table:table-cell>
              <table:table-cell office:value-type="float" office:value="2168.87600041077">
                <text:p>2168.87600041077</text:p>
              </table:table-cell>
              <table:table-cell office:value-type="float" office:value="0.253086442316972">
                <text:p>0.253086442316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3.35850125186">
                <text:p>1533.35850125186</text:p>
              </table:table-cell>
              <table:table-cell office:value-type="float" office:value="0.215828281202901">
                <text:p>0.215828281202901</text:p>
              </table:table-cell>
              <table:table-cell office:value-type="float" office:value="1910.3879007904">
                <text:p>1910.3879007904</text:p>
              </table:table-cell>
              <table:table-cell office:value-type="float" office:value="0.218671017902314">
                <text:p>0.218671017902314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218266989920281">
                <text:p>0.218266989920281</text:p>
              </table:table-cell>
              <table:table-cell office:value-type="float" office:value="2351.33957372856">
                <text:p>2351.33957372856</text:p>
              </table:table-cell>
              <table:table-cell office:value-type="float" office:value="0.215374412001537">
                <text:p>0.215374412001537</text:p>
              </table:table-cell>
              <table:table-cell office:value-type="float" office:value="2552.69788522691">
                <text:p>2552.69788522691</text:p>
              </table:table-cell>
              <table:table-cell office:value-type="float" office:value="0.208774407769848">
                <text:p>0.208774407769848</text:p>
              </table:table-cell>
              <table:table-cell office:value-type="float" office:value="2627.59170555604">
                <text:p>2627.59170555604</text:p>
              </table:table-cell>
              <table:table-cell office:value-type="float" office:value="0.208776178155176">
                <text:p>0.208776178155176</text:p>
              </table:table-cell>
              <table:table-cell office:value-type="float" office:value="2744.18445932002">
                <text:p>2744.18445932002</text:p>
              </table:table-cell>
              <table:table-cell office:value-type="float" office:value="0.208713399349555">
                <text:p>0.208713399349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872cm" svg:y="0.316cm" chart:style-name="ch2">
          <text:p>Last Week</text:p>
        </chart:title>
        <chart:legend chart:legend-position="end" svg:x="14.398cm" svg:y="2.956cm" style:legend-expansion="high" chart:style-name="ch3"/>
        <chart:plot-area chart:style-name="ch4" chart:data-source-has-labels="both" svg:x="1.331cm" svg:y="1.301cm" svg:width="12.747cm" svg:height="6.538cm">
          <chartooo:coordinate-region svg:x="2.058cm" svg:y="1.5cm" svg:width="11.648cm" svg:height="5.692cm"/>
          <chart:axis chart:dimension="x" chart:name="primary-x" chart:style-name="ch5" chartooo:axis-type="auto">
            <chart:title svg:x="6.932cm" svg:y="8.019cm" chart:style-name="ch6">
              <text:p>Block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11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series chart:style-name="ch12" chart:values-cell-range-address="local-table.$I$2:.$I$20" chart:label-cell-address="local-table.$I$1" chart:class="chart:scatter">
            <chart:domain table:cell-range-address="local-table.$H$2:.$H$20"/>
            <chart:data-point chart:repeated="19"/>
          </chart:series>
          <chart:series chart:style-name="ch13" chart:values-cell-range-address="local-table.$K$2:.$K$20" chart:label-cell-address="local-table.$K$1" chart:class="chart:scatter">
            <chart:domain table:cell-range-address="local-table.$J$2:.$J$20"/>
            <chart:data-point chart:repeated="19"/>
          </chart:series>
          <chart:series chart:style-name="ch14" chart:values-cell-range-address="local-table.$M$2:.$M$20" chart:label-cell-address="local-table.$M$1" chart:class="chart:scatter">
            <chart:domain table:cell-range-address="local-table.$L$2:.$L$20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x3</text:p>
              </table:table-cell>
              <table:table-cell office:value-type="string">
                <text:p/>
              </table:table-cell>
              <table:table-cell office:value-type="string">
                <text:p>max8</text:p>
              </table:table-cell>
              <table:table-cell office:value-type="string">
                <text:p/>
              </table:table-cell>
              <table:table-cell office:value-type="string">
                <text:p>max4</text:p>
              </table:table-cell>
              <table:table-cell office:value-type="string">
                <text:p/>
              </table:table-cell>
              <table:table-cell office:value-type="string">
                <text:p>max5</text:p>
              </table:table-cell>
              <table:table-cell office:value-type="string">
                <text:p/>
              </table:table-cell>
              <table:table-cell office:value-type="string">
                <text:p>max6</text:p>
              </table:table-cell>
              <table:table-cell office:value-type="string">
                <text:p/>
              </table:table-cell>
              <table:table-cell office:value-type="string">
                <text:p>max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.469636860023">
                <text:p>251.469636860023</text:p>
              </table:table-cell>
              <table:table-cell office:value-type="float" office:value="0.721865309302149">
                <text:p>0.721865309302149</text:p>
              </table:table-cell>
              <table:table-cell office:value-type="float" office:value="313.135660329034">
                <text:p>313.135660329034</text:p>
              </table:table-cell>
              <table:table-cell office:value-type="float" office:value="0.943623955327019">
                <text:p>0.943623955327019</text:p>
              </table:table-cell>
              <table:table-cell office:value-type="float" office:value="282.313601101265">
                <text:p>282.313601101265</text:p>
              </table:table-cell>
              <table:table-cell office:value-type="float" office:value="0.928924325550664">
                <text:p>0.928924325550664</text:p>
              </table:table-cell>
              <table:table-cell office:value-type="float" office:value="298.531030957575">
                <text:p>298.531030957575</text:p>
              </table:table-cell>
              <table:table-cell office:value-type="float" office:value="0.94029707575332">
                <text:p>0.94029707575332</text:p>
              </table:table-cell>
              <table:table-cell office:value-type="float" office:value="306.886545344209">
                <text:p>306.886545344209</text:p>
              </table:table-cell>
              <table:table-cell office:value-type="float" office:value="0.942604636333149">
                <text:p>0.942604636333149</text:p>
              </table:table-cell>
              <table:table-cell office:value-type="float" office:value="311.051020422516">
                <text:p>311.051020422516</text:p>
              </table:table-cell>
              <table:table-cell office:value-type="float" office:value="0.943318502928424">
                <text:p>0.9433185029284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.841184099782">
                <text:p>377.841184099782</text:p>
              </table:table-cell>
              <table:table-cell office:value-type="float" office:value="0.798924908660594">
                <text:p>0.798924908660594</text:p>
              </table:table-cell>
              <table:table-cell office:value-type="float" office:value="470.277858027819">
                <text:p>470.277858027819</text:p>
              </table:table-cell>
              <table:table-cell office:value-type="float" office:value="0.939675185990477">
                <text:p>0.939675185990477</text:p>
              </table:table-cell>
              <table:table-cell office:value-type="float" office:value="420.188540578494">
                <text:p>420.188540578494</text:p>
              </table:table-cell>
              <table:table-cell office:value-type="float" office:value="0.918197023050849">
                <text:p>0.918197023050849</text:p>
              </table:table-cell>
              <table:table-cell office:value-type="float" office:value="446.27183300334">
                <text:p>446.27183300334</text:p>
              </table:table-cell>
              <table:table-cell office:value-type="float" office:value="0.9317571372584">
                <text:p>0.9317571372584</text:p>
              </table:table-cell>
              <table:table-cell office:value-type="float" office:value="458.697259279591">
                <text:p>458.697259279591</text:p>
              </table:table-cell>
              <table:table-cell office:value-type="float" office:value="0.933035395580196">
                <text:p>0.933035395580196</text:p>
              </table:table-cell>
              <table:table-cell office:value-type="float" office:value="464.227701029771">
                <text:p>464.227701029771</text:p>
              </table:table-cell>
              <table:table-cell office:value-type="float" office:value="0.939448408451202">
                <text:p>0.939448408451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.245376239962">
                <text:p>504.245376239962</text:p>
              </table:table-cell>
              <table:table-cell office:value-type="float" office:value="0.675522255615545">
                <text:p>0.675522255615545</text:p>
              </table:table-cell>
              <table:table-cell office:value-type="float" office:value="614.4471965198">
                <text:p>614.4471965198</text:p>
              </table:table-cell>
              <table:table-cell office:value-type="float" office:value="0.935637207849514">
                <text:p>0.935637207849514</text:p>
              </table:table-cell>
              <table:table-cell office:value-type="float" office:value="555.693279055859">
                <text:p>555.693279055859</text:p>
              </table:table-cell>
              <table:table-cell office:value-type="float" office:value="0.914763140388507">
                <text:p>0.914763140388507</text:p>
              </table:table-cell>
              <table:table-cell office:value-type="float" office:value="587.302357794235">
                <text:p>587.302357794235</text:p>
              </table:table-cell>
              <table:table-cell office:value-type="float" office:value="0.930017034189573">
                <text:p>0.930017034189573</text:p>
              </table:table-cell>
              <table:table-cell office:value-type="float" office:value="602.011297736091">
                <text:p>602.011297736091</text:p>
              </table:table-cell>
              <table:table-cell office:value-type="float" office:value="0.933616008628785">
                <text:p>0.933616008628785</text:p>
              </table:table-cell>
              <table:table-cell office:value-type="float" office:value="609.920815673552">
                <text:p>609.920815673552</text:p>
              </table:table-cell>
              <table:table-cell office:value-type="float" office:value="0.934927717787745">
                <text:p>0.934927717787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8.619364019888">
                <text:p>628.619364019888</text:p>
              </table:table-cell>
              <table:table-cell office:value-type="float" office:value="0.662159123961856">
                <text:p>0.662159123961856</text:p>
              </table:table-cell>
              <table:table-cell office:value-type="float" office:value="818.410176671894">
                <text:p>818.410176671894</text:p>
              </table:table-cell>
              <table:table-cell office:value-type="float" office:value="0.933781504319298">
                <text:p>0.933781504319298</text:p>
              </table:table-cell>
              <table:table-cell office:value-type="float" office:value="699.363156716888">
                <text:p>699.363156716888</text:p>
              </table:table-cell>
              <table:table-cell office:value-type="float" office:value="0.882144577741028">
                <text:p>0.882144577741028</text:p>
              </table:table-cell>
              <table:table-cell office:value-type="float" office:value="752.063151174634">
                <text:p>752.063151174634</text:p>
              </table:table-cell>
              <table:table-cell office:value-type="float" office:value="0.877638835041817">
                <text:p>0.877638835041817</text:p>
              </table:table-cell>
              <table:table-cell office:value-type="float" office:value="782.46694480578">
                <text:p>782.46694480578</text:p>
              </table:table-cell>
              <table:table-cell office:value-type="float" office:value="0.908254394250914">
                <text:p>0.908254394250914</text:p>
              </table:table-cell>
              <table:table-cell office:value-type="float" office:value="801.787810049581">
                <text:p>801.787810049581</text:p>
              </table:table-cell>
              <table:table-cell office:value-type="float" office:value="0.933097152431542">
                <text:p>0.933097152431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4.724466039819">
                <text:p>754.724466039819</text:p>
              </table:table-cell>
              <table:table-cell office:value-type="float" office:value="0.756513876444233">
                <text:p>0.756513876444233</text:p>
              </table:table-cell>
              <table:table-cell office:value-type="float" office:value="1022.34168184322">
                <text:p>1022.34168184322</text:p>
              </table:table-cell>
              <table:table-cell office:value-type="float" office:value="0.930631056828208">
                <text:p>0.930631056828208</text:p>
              </table:table-cell>
              <table:table-cell office:value-type="float" office:value="863.15917656398">
                <text:p>863.15917656398</text:p>
              </table:table-cell>
              <table:table-cell office:value-type="float" office:value="0.871037461736451">
                <text:p>0.871037461736451</text:p>
              </table:table-cell>
              <table:table-cell office:value-type="float" office:value="938.907554025614">
                <text:p>938.907554025614</text:p>
              </table:table-cell>
              <table:table-cell office:value-type="float" office:value="0.912451844384334">
                <text:p>0.912451844384334</text:p>
              </table:table-cell>
              <table:table-cell office:value-type="float" office:value="972.002717373008">
                <text:p>972.002717373008</text:p>
              </table:table-cell>
              <table:table-cell office:value-type="float" office:value="0.928109978009831">
                <text:p>0.928109978009831</text:p>
              </table:table-cell>
              <table:table-cell office:value-type="float" office:value="1005.99018014288">
                <text:p>1005.99018014288</text:p>
              </table:table-cell>
              <table:table-cell office:value-type="float" office:value="0.929790677695184">
                <text:p>0.929790677695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2.350816617099">
                <text:p>882.350816617099</text:p>
              </table:table-cell>
              <table:table-cell office:value-type="float" office:value="0.755557516475401">
                <text:p>0.755557516475401</text:p>
              </table:table-cell>
              <table:table-cell office:value-type="float" office:value="1189.609909839">
                <text:p>1189.609909839</text:p>
              </table:table-cell>
              <table:table-cell office:value-type="float" office:value="0.928464731813997">
                <text:p>0.928464731813997</text:p>
              </table:table-cell>
              <table:table-cell office:value-type="float" office:value="993.57450851774">
                <text:p>993.57450851774</text:p>
              </table:table-cell>
              <table:table-cell office:value-type="float" office:value="0.880806634950256">
                <text:p>0.880806634950256</text:p>
              </table:table-cell>
              <table:table-cell office:value-type="float" office:value="1094.28280932961">
                <text:p>1094.28280932961</text:p>
              </table:table-cell>
              <table:table-cell office:value-type="float" office:value="0.903134221176345">
                <text:p>0.903134221176345</text:p>
              </table:table-cell>
              <table:table-cell office:value-type="float" office:value="1139.09407192266">
                <text:p>1139.09407192266</text:p>
              </table:table-cell>
              <table:table-cell office:value-type="float" office:value="0.927286154612283">
                <text:p>0.927286154612283</text:p>
              </table:table-cell>
              <table:table-cell office:value-type="float" office:value="1176.02900046464">
                <text:p>1176.02900046464</text:p>
              </table:table-cell>
              <table:table-cell office:value-type="float" office:value="0.928189764996496">
                <text:p>0.928189764996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8.63973179217">
                <text:p>1018.63973179217</text:p>
              </table:table-cell>
              <table:table-cell office:value-type="float" office:value="0.630840578792775">
                <text:p>0.630840578792775</text:p>
              </table:table-cell>
              <table:table-cell office:value-type="float" office:value="1397.80675636797">
                <text:p>1397.80675636797</text:p>
              </table:table-cell>
              <table:table-cell office:value-type="float" office:value="0.924446802701282">
                <text:p>0.924446802701282</text:p>
              </table:table-cell>
              <table:table-cell office:value-type="float" office:value="1159.87835016652">
                <text:p>1159.87835016652</text:p>
              </table:table-cell>
              <table:table-cell office:value-type="float" office:value="0.861988824689714">
                <text:p>0.861988824689714</text:p>
              </table:table-cell>
              <table:table-cell office:value-type="float" office:value="1258.49434879486">
                <text:p>1258.49434879486</text:p>
              </table:table-cell>
              <table:table-cell office:value-type="float" office:value="0.914723469287902">
                <text:p>0.914723469287902</text:p>
              </table:table-cell>
              <table:table-cell office:value-type="float" office:value="1343.2162013924">
                <text:p>1343.2162013924</text:p>
              </table:table-cell>
              <table:table-cell office:value-type="float" office:value="0.920457160917466">
                <text:p>0.920457160917466</text:p>
              </table:table-cell>
              <table:table-cell office:value-type="float" office:value="1384.49015197139">
                <text:p>1384.49015197139</text:p>
              </table:table-cell>
              <table:table-cell office:value-type="float" office:value="0.923078344530923">
                <text:p>0.923078344530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2.41077490585">
                <text:p>1112.41077490585</text:p>
              </table:table-cell>
              <table:table-cell office:value-type="float" office:value="0.667950810527322">
                <text:p>0.667950810527322</text:p>
              </table:table-cell>
              <table:table-cell office:value-type="float" office:value="1380.31410365834">
                <text:p>1380.31410365834</text:p>
              </table:table-cell>
              <table:table-cell office:value-type="float" office:value="0.922746749035661">
                <text:p>0.922746749035661</text:p>
              </table:table-cell>
              <table:table-cell office:value-type="float" office:value="1234.12798473113">
                <text:p>1234.12798473113</text:p>
              </table:table-cell>
              <table:table-cell office:value-type="float" office:value="0.886836105258817">
                <text:p>0.886836105258817</text:p>
              </table:table-cell>
              <table:table-cell office:value-type="float" office:value="1297.11123292895">
                <text:p>1297.11123292895</text:p>
              </table:table-cell>
              <table:table-cell office:value-type="float" office:value="0.912972150311387">
                <text:p>0.912972150311387</text:p>
              </table:table-cell>
              <table:table-cell office:value-type="float" office:value="1340.36321568369">
                <text:p>1340.36321568369</text:p>
              </table:table-cell>
              <table:table-cell office:value-type="float" office:value="0.919091168687483">
                <text:p>0.919091168687483</text:p>
              </table:table-cell>
              <table:table-cell office:value-type="float" office:value="1365.6464219602">
                <text:p>1365.6464219602</text:p>
              </table:table-cell>
              <table:table-cell office:value-type="float" office:value="0.921293554875174">
                <text:p>0.921293554875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2.86709542328">
                <text:p>1252.86709542328</text:p>
              </table:table-cell>
              <table:table-cell office:value-type="float" office:value="0.775514445559986">
                <text:p>0.775514445559986</text:p>
              </table:table-cell>
              <table:table-cell office:value-type="float" office:value="1722.29736251076">
                <text:p>1722.29736251076</text:p>
              </table:table-cell>
              <table:table-cell office:value-type="float" office:value="0.924563270443137">
                <text:p>0.924563270443137</text:p>
              </table:table-cell>
              <table:table-cell office:value-type="float" office:value="1451.14156312751">
                <text:p>1451.14156312751</text:p>
              </table:table-cell>
              <table:table-cell office:value-type="float" office:value="0.897624757544095">
                <text:p>0.897624757544095</text:p>
              </table:table-cell>
              <table:table-cell office:value-type="float" office:value="1565.09322301902">
                <text:p>1565.09322301902</text:p>
              </table:table-cell>
              <table:table-cell office:value-type="float" office:value="0.916065219126372">
                <text:p>0.916065219126372</text:p>
              </table:table-cell>
              <table:table-cell office:value-type="float" office:value="1643.4181636726">
                <text:p>1643.4181636726</text:p>
              </table:table-cell>
              <table:table-cell office:value-type="float" office:value="0.921088132010583">
                <text:p>0.921088132010583</text:p>
              </table:table-cell>
              <table:table-cell office:value-type="float" office:value="1673.55623366072">
                <text:p>1673.55623366072</text:p>
              </table:table-cell>
              <table:table-cell office:value-type="float" office:value="0.923518061355783">
                <text:p>0.923518061355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4.57184540856">
                <text:p>1384.57184540856</text:p>
              </table:table-cell>
              <table:table-cell office:value-type="float" office:value="0.662297037475194">
                <text:p>0.662297037475194</text:p>
              </table:table-cell>
              <table:table-cell office:value-type="float" office:value="1809.63351910246">
                <text:p>1809.63351910246</text:p>
              </table:table-cell>
              <table:table-cell office:value-type="float" office:value="0.92228581175299">
                <text:p>0.92228581175299</text:p>
              </table:table-cell>
              <table:table-cell office:value-type="float" office:value="1574.73628226344">
                <text:p>1574.73628226344</text:p>
              </table:table-cell>
              <table:table-cell office:value-type="float" office:value="0.888005809591349">
                <text:p>0.888005809591349</text:p>
              </table:table-cell>
              <table:table-cell office:value-type="float" office:value="1686.21547188076">
                <text:p>1686.21547188076</text:p>
              </table:table-cell>
              <table:table-cell office:value-type="float" office:value="0.911870395639549">
                <text:p>0.911870395639549</text:p>
              </table:table-cell>
              <table:table-cell office:value-type="float" office:value="1751.29334297502">
                <text:p>1751.29334297502</text:p>
              </table:table-cell>
              <table:table-cell office:value-type="float" office:value="0.919094916520128">
                <text:p>0.919094916520128</text:p>
              </table:table-cell>
              <table:table-cell office:value-type="float" office:value="1789.03627918667">
                <text:p>1789.03627918667</text:p>
              </table:table-cell>
              <table:table-cell office:value-type="float" office:value="0.921363342726776">
                <text:p>0.921363342726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5.68975430646">
                <text:p>1505.68975430646</text:p>
              </table:table-cell>
              <table:table-cell office:value-type="float" office:value="0.653966607809949">
                <text:p>0.653966607809949</text:p>
              </table:table-cell>
              <table:table-cell office:value-type="float" office:value="2176.31110997481">
                <text:p>2176.31110997481</text:p>
              </table:table-cell>
              <table:table-cell office:value-type="float" office:value="0.919840303205862">
                <text:p>0.919840303205862</text:p>
              </table:table-cell>
              <table:table-cell office:value-type="float" office:value="1759.05031496834">
                <text:p>1759.05031496834</text:p>
              </table:table-cell>
              <table:table-cell office:value-type="float" office:value="0.891034547077381">
                <text:p>0.891034547077381</text:p>
              </table:table-cell>
              <table:table-cell office:value-type="float" office:value="1952.59406577861">
                <text:p>1952.59406577861</text:p>
              </table:table-cell>
              <table:table-cell office:value-type="float" office:value="0.910754364166584">
                <text:p>0.910754364166584</text:p>
              </table:table-cell>
              <table:table-cell office:value-type="float" office:value="2043.688582096">
                <text:p>2043.688582096</text:p>
              </table:table-cell>
              <table:table-cell office:value-type="float" office:value="0.916178608961481">
                <text:p>0.916178608961481</text:p>
              </table:table-cell>
              <table:table-cell office:value-type="float" office:value="2113.92225536698">
                <text:p>2113.92225536698</text:p>
              </table:table-cell>
              <table:table-cell office:value-type="float" office:value="0.918585218887603">
                <text:p>0.918585218887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0.93344122252">
                <text:p>1610.93344122252</text:p>
              </table:table-cell>
              <table:table-cell office:value-type="float" office:value="0.779837039253978">
                <text:p>0.779837039253978</text:p>
              </table:table-cell>
              <table:table-cell office:value-type="float" office:value="2086.26979600812">
                <text:p>2086.26979600812</text:p>
              </table:table-cell>
              <table:table-cell office:value-type="float" office:value="0.922457386084503">
                <text:p>0.922457386084503</text:p>
              </table:table-cell>
              <table:table-cell office:value-type="float" office:value="1828.82945830899">
                <text:p>1828.82945830899</text:p>
              </table:table-cell>
              <table:table-cell office:value-type="float" office:value="0.884614767267167">
                <text:p>0.884614767267167</text:p>
              </table:table-cell>
              <table:table-cell office:value-type="float" office:value="1955.58959071625">
                <text:p>1955.58959071625</text:p>
              </table:table-cell>
              <table:table-cell office:value-type="float" office:value="0.917757943384511">
                <text:p>0.917757943384511</text:p>
              </table:table-cell>
              <table:table-cell office:value-type="float" office:value="2029.80889509994">
                <text:p>2029.80889509994</text:p>
              </table:table-cell>
              <table:table-cell office:value-type="float" office:value="0.921065049127914">
                <text:p>0.921065049127914</text:p>
              </table:table-cell>
              <table:table-cell office:value-type="float" office:value="2063.23618900265">
                <text:p>2063.23618900265</text:p>
              </table:table-cell>
              <table:table-cell office:value-type="float" office:value="0.922080657625244">
                <text:p>0.922080657625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1.76788199781">
                <text:p>1731.76788199781</text:p>
              </table:table-cell>
              <table:table-cell office:value-type="float" office:value="0.541064885943305">
                <text:p>0.541064885943305</text:p>
              </table:table-cell>
              <table:table-cell office:value-type="float" office:value="2398.47257602271">
                <text:p>2398.47257602271</text:p>
              </table:table-cell>
              <table:table-cell office:value-type="float" office:value="0.916364155241549">
                <text:p>0.916364155241549</text:p>
              </table:table-cell>
              <table:table-cell office:value-type="float" office:value="2019.29645820951">
                <text:p>2019.29645820951</text:p>
              </table:table-cell>
              <table:table-cell office:value-type="float" office:value="0.827253934992077">
                <text:p>0.827253934992077</text:p>
              </table:table-cell>
              <table:table-cell office:value-type="float" office:value="2178.12588270758">
                <text:p>2178.12588270758</text:p>
              </table:table-cell>
              <table:table-cell office:value-type="float" office:value="0.900400902056368">
                <text:p>0.900400902056368</text:p>
              </table:table-cell>
              <table:table-cell office:value-type="float" office:value="2274.95675367983">
                <text:p>2274.95675367983</text:p>
              </table:table-cell>
              <table:table-cell office:value-type="float" office:value="0.909980929643704">
                <text:p>0.909980929643704</text:p>
              </table:table-cell>
              <table:table-cell office:value-type="float" office:value="2331.79716685173">
                <text:p>2331.79716685173</text:p>
              </table:table-cell>
              <table:table-cell office:value-type="float" office:value="0.914264208228796">
                <text:p>0.914264208228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65.6058126899">
                <text:p>1865.6058126899</text:p>
              </table:table-cell>
              <table:table-cell office:value-type="float" office:value="0.719722954608031">
                <text:p>0.719722954608031</text:p>
              </table:table-cell>
              <table:table-cell office:value-type="float" office:value="2551.74540195437">
                <text:p>2551.74540195437</text:p>
              </table:table-cell>
              <table:table-cell office:value-type="float" office:value="0.906570911569748">
                <text:p>0.906570911569748</text:p>
              </table:table-cell>
              <table:table-cell office:value-type="float" office:value="2137.77575282444">
                <text:p>2137.77575282444</text:p>
              </table:table-cell>
              <table:table-cell office:value-type="float" office:value="0.840563015252582">
                <text:p>0.840563015252582</text:p>
              </table:table-cell>
              <table:table-cell office:value-type="float" office:value="2314.74086442917">
                <text:p>2314.74086442917</text:p>
              </table:table-cell>
              <table:table-cell office:value-type="float" office:value="0.898345335056918">
                <text:p>0.898345335056918</text:p>
              </table:table-cell>
              <table:table-cell office:value-type="float" office:value="2432.85934598315">
                <text:p>2432.85934598315</text:p>
              </table:table-cell>
              <table:table-cell office:value-type="float" office:value="0.906042188381298">
                <text:p>0.906042188381298</text:p>
              </table:table-cell>
              <table:table-cell office:value-type="float" office:value="2483.93282975309">
                <text:p>2483.93282975309</text:p>
              </table:table-cell>
              <table:table-cell office:value-type="float" office:value="0.908912558122621">
                <text:p>0.908912558122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1.63205263129">
                <text:p>2011.63205263129</text:p>
              </table:table-cell>
              <table:table-cell office:value-type="float" office:value="0.496227990551247">
                <text:p>0.496227990551247</text:p>
              </table:table-cell>
              <table:table-cell office:value-type="float" office:value="2817.16720582197">
                <text:p>2817.16720582197</text:p>
              </table:table-cell>
              <table:table-cell office:value-type="float" office:value="0.908992565237901">
                <text:p>0.908992565237901</text:p>
              </table:table-cell>
              <table:table-cell office:value-type="float" office:value="2331.1024295367">
                <text:p>2331.1024295367</text:p>
              </table:table-cell>
              <table:table-cell office:value-type="float" office:value="0.851440827815267">
                <text:p>0.851440827815267</text:p>
              </table:table-cell>
              <table:table-cell office:value-type="float" office:value="2505.49053719386">
                <text:p>2505.49053719386</text:p>
              </table:table-cell>
              <table:table-cell office:value-type="float" office:value="0.900037787164266">
                <text:p>0.900037787164266</text:p>
              </table:table-cell>
              <table:table-cell office:value-type="float" office:value="2675.93550884705">
                <text:p>2675.93550884705</text:p>
              </table:table-cell>
              <table:table-cell office:value-type="float" office:value="0.905190427015848">
                <text:p>0.905190427015848</text:p>
              </table:table-cell>
              <table:table-cell office:value-type="float" office:value="2785.23264934304">
                <text:p>2785.23264934304</text:p>
              </table:table-cell>
              <table:table-cell office:value-type="float" office:value="0.906962897849259">
                <text:p>0.906962897849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8.26676682458">
                <text:p>2118.26676682458</text:p>
              </table:table-cell>
              <table:table-cell office:value-type="float" office:value="0.743443142548115">
                <text:p>0.743443142548115</text:p>
              </table:table-cell>
              <table:table-cell office:value-type="float" office:value="2724.65725571909">
                <text:p>2724.65725571909</text:p>
              </table:table-cell>
              <table:table-cell office:value-type="float" office:value="0.91369334666654">
                <text:p>0.91369334666654</text:p>
              </table:table-cell>
              <table:table-cell office:value-type="float" office:value="2349.03900773679">
                <text:p>2349.03900773679</text:p>
              </table:table-cell>
              <table:table-cell office:value-type="float" office:value="0.864814868215077">
                <text:p>0.864814868215077</text:p>
              </table:table-cell>
              <table:table-cell office:value-type="float" office:value="2506.47680549045">
                <text:p>2506.47680549045</text:p>
              </table:table-cell>
              <table:table-cell office:value-type="float" office:value="0.896157128154322">
                <text:p>0.896157128154322</text:p>
              </table:table-cell>
              <table:table-cell office:value-type="float" office:value="2623.89227226959">
                <text:p>2623.89227226959</text:p>
              </table:table-cell>
              <table:table-cell office:value-type="float" office:value="0.906905115695896">
                <text:p>0.906905115695896</text:p>
              </table:table-cell>
              <table:table-cell office:value-type="float" office:value="2686.43151098923">
                <text:p>2686.43151098923</text:p>
              </table:table-cell>
              <table:table-cell office:value-type="float" office:value="0.911916764571988">
                <text:p>0.911916764571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1.53927662902">
                <text:p>2251.53927662902</text:p>
              </table:table-cell>
              <table:table-cell office:value-type="float" office:value="0.539578579236741">
                <text:p>0.539578579236741</text:p>
              </table:table-cell>
              <table:table-cell office:value-type="float" office:value="3378.15192522754">
                <text:p>3378.15192522754</text:p>
              </table:table-cell>
              <table:table-cell office:value-type="float" office:value="0.900706851625476">
                <text:p>0.900706851625476</text:p>
              </table:table-cell>
              <table:table-cell office:value-type="float" office:value="2622.81062734195">
                <text:p>2622.81062734195</text:p>
              </table:table-cell>
              <table:table-cell office:value-type="float" office:value="0.85930811798492">
                <text:p>0.85930811798492</text:p>
              </table:table-cell>
              <table:table-cell office:value-type="float" office:value="2903.14858009577">
                <text:p>2903.14858009577</text:p>
              </table:table-cell>
              <table:table-cell office:value-type="float" office:value="0.888987468774033">
                <text:p>0.888987468774033</text:p>
              </table:table-cell>
              <table:table-cell office:value-type="float" office:value="3116.69767144113">
                <text:p>3116.69767144113</text:p>
              </table:table-cell>
              <table:table-cell office:value-type="float" office:value="0.896662699344283">
                <text:p>0.896662699344283</text:p>
              </table:table-cell>
              <table:table-cell office:value-type="float" office:value="3303.52056986405">
                <text:p>3303.52056986405</text:p>
              </table:table-cell>
              <table:table-cell office:value-type="float" office:value="0.89880261914749">
                <text:p>0.89880261914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28.07324086852">
                <text:p>2328.07324086852</text:p>
              </table:table-cell>
              <table:table-cell office:value-type="float" office:value="0.650249971643865">
                <text:p>0.650249971643865</text:p>
              </table:table-cell>
              <table:table-cell office:value-type="float" office:value="3093.08940615986">
                <text:p>3093.08940615986</text:p>
              </table:table-cell>
              <table:table-cell office:value-type="float" office:value="0.916202510917124">
                <text:p>0.916202510917124</text:p>
              </table:table-cell>
              <table:table-cell office:value-type="float" office:value="2642.6912243918">
                <text:p>2642.6912243918</text:p>
              </table:table-cell>
              <table:table-cell office:value-type="float" office:value="0.86508310478033">
                <text:p>0.86508310478033</text:p>
              </table:table-cell>
              <table:table-cell office:value-type="float" office:value="2846.85284328794">
                <text:p>2846.85284328794</text:p>
              </table:table-cell>
              <table:table-cell office:value-type="float" office:value="0.898452567555162">
                <text:p>0.898452567555162</text:p>
              </table:table-cell>
              <table:table-cell office:value-type="float" office:value="2939.23217473974">
                <text:p>2939.23217473974</text:p>
              </table:table-cell>
              <table:table-cell office:value-type="float" office:value="0.909144035566379">
                <text:p>0.909144035566379</text:p>
              </table:table-cell>
              <table:table-cell office:value-type="float" office:value="3052.35842891475">
                <text:p>3052.35842891475</text:p>
              </table:table-cell>
              <table:table-cell office:value-type="float" office:value="0.91384718712016">
                <text:p>0.91384718712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1.88018100022">
                <text:p>2451.88018100022</text:p>
              </table:table-cell>
              <table:table-cell office:value-type="float" office:value="0.570426061740301">
                <text:p>0.570426061740301</text:p>
              </table:table-cell>
              <table:table-cell office:value-type="float" office:value="3722.33313245376">
                <text:p>3722.33313245376</text:p>
              </table:table-cell>
              <table:table-cell office:value-type="float" office:value="0.89732623004035">
                <text:p>0.89732623004035</text:p>
              </table:table-cell>
              <table:table-cell office:value-type="float" office:value="2814.03087553023">
                <text:p>2814.03087553023</text:p>
              </table:table-cell>
              <table:table-cell office:value-type="float" office:value="0.857008536221709">
                <text:p>0.857008536221709</text:p>
              </table:table-cell>
              <table:table-cell office:value-type="float" office:value="3087.33028075604">
                <text:p>3087.33028075604</text:p>
              </table:table-cell>
              <table:table-cell office:value-type="float" office:value="0.889584161333529">
                <text:p>0.889584161333529</text:p>
              </table:table-cell>
              <table:table-cell office:value-type="float" office:value="3297.28232630937">
                <text:p>3297.28232630937</text:p>
              </table:table-cell>
              <table:table-cell office:value-type="float" office:value="0.894821483605101">
                <text:p>0.894821483605101</text:p>
              </table:table-cell>
              <table:table-cell office:value-type="float" office:value="3522.06616314729">
                <text:p>3522.06616314729</text:p>
              </table:table-cell>
              <table:table-cell office:value-type="float" office:value="0.899980316282201">
                <text:p>0.8999803162822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872cm" svg:y="0.316cm" chart:style-name="ch2">
          <text:p>Last Week</text:p>
        </chart:title>
        <chart:legend chart:legend-position="end" svg:x="13.915cm" svg:y="3.703cm" style:legend-expansion="high" chart:style-name="ch3"/>
        <chart:plot-area chart:style-name="ch4" chart:data-source-has-labels="both" svg:x="1.331cm" svg:y="1.301cm" svg:width="12.264cm" svg:height="6.538cm">
          <chartooo:coordinate-region svg:x="2.243cm" svg:y="1.5cm" svg:width="10.98cm" svg:height="5.692cm"/>
          <chart:axis chart:dimension="x" chart:name="primary-x" chart:style-name="ch5" chartooo:axis-type="auto">
            <chart:title svg:x="6.691cm" svg:y="8.019cm" chart:style-name="ch6">
              <text:p>Block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11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dd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.554165175669">
                <text:p>208.554165175669</text:p>
              </table:table-cell>
              <table:table-cell office:value-type="float" office:value="0.949385783942055">
                <text:p>0.949385783942055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950164921272591">
                <text:p>0.950164921272591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95535255590153">
                <text:p>0.955352555901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.855237884939">
                <text:p>330.855237884939</text:p>
              </table:table-cell>
              <table:table-cell office:value-type="float" office:value="0.944127186312616">
                <text:p>0.944127186312616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944774780773542">
                <text:p>0.94477478077354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949703034982855">
                <text:p>0.949703034982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.82030515188">
                <text:p>426.82030515188</text:p>
              </table:table-cell>
              <table:table-cell office:value-type="float" office:value="0.939805287128506">
                <text:p>0.939805287128506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94070618851171">
                <text:p>0.94070618851171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946151199150525">
                <text:p>0.94615119915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.211373447267">
                <text:p>594.211373447267</text:p>
              </table:table-cell>
              <table:table-cell office:value-type="float" office:value="0.93766686541008">
                <text:p>0.93766686541008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938018954162516">
                <text:p>0.938018954162516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943672916051999">
                <text:p>0.943672916051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3.677906053525">
                <text:p>723.677906053525</text:p>
              </table:table-cell>
              <table:table-cell office:value-type="float" office:value="0.934338968522088">
                <text:p>0.934338968522088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936339738563851">
                <text:p>0.936339738563851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939594012026528">
                <text:p>0.939594012026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.666352477854">
                <text:p>836.666352477854</text:p>
              </table:table-cell>
              <table:table-cell office:value-type="float" office:value="0.932644466803298">
                <text:p>0.932644466803298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934458411750608">
                <text:p>0.934458411750608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936490002467789">
                <text:p>0.936490002467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1.14728468638">
                <text:p>1021.14728468638</text:p>
              </table:table-cell>
              <table:table-cell office:value-type="float" office:value="0.931795929018174">
                <text:p>0.931795929018174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932129140047202">
                <text:p>0.932129140047202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937352516361392">
                <text:p>0.93735251636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0.705759388272">
                <text:p>960.705759388272</text:p>
              </table:table-cell>
              <table:table-cell office:value-type="float" office:value="0.926934688540064">
                <text:p>0.926934688540064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92440332526064">
                <text:p>0.92440332526064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936293133415135">
                <text:p>0.936293133415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7.53586760485">
                <text:p>1207.53586760485</text:p>
              </table:table-cell>
              <table:table-cell office:value-type="float" office:value="0.931062761383039">
                <text:p>0.931062761383039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923306075567785">
                <text:p>0.923306075567785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936463452515287">
                <text:p>0.936463452515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7.79336454501">
                <text:p>1267.79336454501</text:p>
              </table:table-cell>
              <table:table-cell office:value-type="float" office:value="0.925218714796837">
                <text:p>0.925218714796837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921814358302961">
                <text:p>0.921814358302961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932977115076399">
                <text:p>0.932977115076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2.4277327224">
                <text:p>1582.4277327224</text:p>
              </table:table-cell>
              <table:table-cell office:value-type="float" office:value="0.925788826626653">
                <text:p>0.925788826626653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920472069765076">
                <text:p>0.920472069765076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931491289766003">
                <text:p>0.931491289766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0.28419463753">
                <text:p>1520.28419463753</text:p>
              </table:table-cell>
              <table:table-cell office:value-type="float" office:value="0.925640912780439">
                <text:p>0.925640912780439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91942287809184">
                <text:p>0.91942287809184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933131546478652">
                <text:p>0.933131546478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6.49356659199">
                <text:p>1756.49356659199</text:p>
              </table:table-cell>
              <table:table-cell office:value-type="float" office:value="0.921609586992415">
                <text:p>0.921609586992415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919018838500644">
                <text:p>0.919018838500644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92933007775391">
                <text:p>0.92933007775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6.62637287492">
                <text:p>1856.62637287492</text:p>
              </table:table-cell>
              <table:table-cell office:value-type="float" office:value="0.911787096883235">
                <text:p>0.911787096883235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918607184032052">
                <text:p>0.918607184032052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929399219212168">
                <text:p>0.929399219212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3.95646580246">
                <text:p>2213.95646580246</text:p>
              </table:table-cell>
              <table:table-cell office:value-type="float" office:value="0.912456323006164">
                <text:p>0.912456323006164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918140747434491">
                <text:p>0.918140747434491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931440463491451">
                <text:p>0.931440463491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6.86059198761">
                <text:p>1956.86059198761</text:p>
              </table:table-cell>
              <table:table-cell office:value-type="float" office:value="0.918487433388121">
                <text:p>0.918487433388121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917880700441224">
                <text:p>0.917880700441224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932774774009801">
                <text:p>0.932774774009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9.4153867581">
                <text:p>2559.4153867581</text:p>
              </table:table-cell>
              <table:table-cell office:value-type="float" office:value="0.91580120570353">
                <text:p>0.91580120570353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915917516749883">
                <text:p>0.915917516749883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921264641465955">
                <text:p>0.921264641465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8.87600041077">
                <text:p>2168.87600041077</text:p>
              </table:table-cell>
              <table:table-cell office:value-type="float" office:value="0.92020596219658">
                <text:p>0.92020596219658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915606155619762">
                <text:p>0.915606155619762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929724095320012">
                <text:p>0.929724095320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4.18445932002">
                <text:p>2744.18445932002</text:p>
              </table:table-cell>
              <table:table-cell office:value-type="float" office:value="0.917233832945154">
                <text:p>0.917233832945154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915339558638433">
                <text:p>0.915339558638433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924619654605448">
                <text:p>0.924619654605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819cm" svg:y="0.316cm" chart:style-name="ch2">
          <text:p>Last Month</text:p>
        </chart:title>
        <chart:legend chart:legend-position="end" svg:x="14.398cm" svg:y="2.956cm" style:legend-expansion="high" chart:style-name="ch3"/>
        <chart:plot-area chart:style-name="ch4" chart:data-source-has-labels="both" svg:x="1.331cm" svg:y="1.301cm" svg:width="12.747cm" svg:height="6.538cm">
          <chartooo:coordinate-region svg:x="2.058cm" svg:y="1.5cm" svg:width="11.648cm" svg:height="5.692cm"/>
          <chart:axis chart:dimension="x" chart:name="primary-x" chart:style-name="ch5" chartooo:axis-type="auto">
            <chart:title svg:x="6.932cm" svg:y="8.019cm" chart:style-name="ch6">
              <text:p>Block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11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series chart:style-name="ch12" chart:values-cell-range-address="local-table.$I$2:.$I$20" chart:label-cell-address="local-table.$I$1" chart:class="chart:scatter">
            <chart:domain table:cell-range-address="local-table.$H$2:.$H$20"/>
            <chart:data-point chart:repeated="19"/>
          </chart:series>
          <chart:series chart:style-name="ch13" chart:values-cell-range-address="local-table.$K$2:.$K$20" chart:label-cell-address="local-table.$K$1" chart:class="chart:scatter">
            <chart:domain table:cell-range-address="local-table.$J$2:.$J$20"/>
            <chart:data-point chart:repeated="19"/>
          </chart:series>
          <chart:series chart:style-name="ch14" chart:values-cell-range-address="local-table.$M$2:.$M$20" chart:label-cell-address="local-table.$M$1" chart:class="chart:scatter">
            <chart:domain table:cell-range-address="local-table.$L$2:.$L$20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x3</text:p>
              </table:table-cell>
              <table:table-cell office:value-type="string">
                <text:p/>
              </table:table-cell>
              <table:table-cell office:value-type="string">
                <text:p>max4</text:p>
              </table:table-cell>
              <table:table-cell office:value-type="string">
                <text:p/>
              </table:table-cell>
              <table:table-cell office:value-type="string">
                <text:p>max5</text:p>
              </table:table-cell>
              <table:table-cell office:value-type="string">
                <text:p/>
              </table:table-cell>
              <table:table-cell office:value-type="string">
                <text:p>max6</text:p>
              </table:table-cell>
              <table:table-cell office:value-type="string">
                <text:p/>
              </table:table-cell>
              <table:table-cell office:value-type="string">
                <text:p>max7</text:p>
              </table:table-cell>
              <table:table-cell office:value-type="string">
                <text:p/>
              </table:table-cell>
              <table:table-cell office:value-type="string">
                <text:p>max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.469636860023">
                <text:p>251.469636860023</text:p>
              </table:table-cell>
              <table:table-cell office:value-type="float" office:value="0.668110948673015">
                <text:p>0.668110948673015</text:p>
              </table:table-cell>
              <table:table-cell office:value-type="float" office:value="282.313601101265">
                <text:p>282.313601101265</text:p>
              </table:table-cell>
              <table:table-cell office:value-type="float" office:value="0.864141430885338">
                <text:p>0.864141430885338</text:p>
              </table:table-cell>
              <table:table-cell office:value-type="float" office:value="298.531030957575">
                <text:p>298.531030957575</text:p>
              </table:table-cell>
              <table:table-cell office:value-type="float" office:value="0.874129818374422">
                <text:p>0.874129818374422</text:p>
              </table:table-cell>
              <table:table-cell office:value-type="float" office:value="306.886545344209">
                <text:p>306.886545344209</text:p>
              </table:table-cell>
              <table:table-cell office:value-type="float" office:value="0.876182582500734">
                <text:p>0.876182582500734</text:p>
              </table:table-cell>
              <table:table-cell office:value-type="float" office:value="311.051020422516">
                <text:p>311.051020422516</text:p>
              </table:table-cell>
              <table:table-cell office:value-type="float" office:value="0.876912869267195">
                <text:p>0.876912869267195</text:p>
              </table:table-cell>
              <table:table-cell office:value-type="float" office:value="313.135660329034">
                <text:p>313.135660329034</text:p>
              </table:table-cell>
              <table:table-cell office:value-type="float" office:value="0.877268251529985">
                <text:p>0.8772682515299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.841184099782">
                <text:p>377.841184099782</text:p>
              </table:table-cell>
              <table:table-cell office:value-type="float" office:value="0.740049106277229">
                <text:p>0.740049106277229</text:p>
              </table:table-cell>
              <table:table-cell office:value-type="float" office:value="420.188540578494">
                <text:p>420.188540578494</text:p>
              </table:table-cell>
              <table:table-cell office:value-type="float" office:value="0.849576187818403">
                <text:p>0.849576187818403</text:p>
              </table:table-cell>
              <table:table-cell office:value-type="float" office:value="446.27183300334">
                <text:p>446.27183300334</text:p>
              </table:table-cell>
              <table:table-cell office:value-type="float" office:value="0.862247001187524">
                <text:p>0.862247001187524</text:p>
              </table:table-cell>
              <table:table-cell office:value-type="float" office:value="458.697259279591">
                <text:p>458.697259279591</text:p>
              </table:table-cell>
              <table:table-cell office:value-type="float" office:value="0.863178483126257">
                <text:p>0.863178483126257</text:p>
              </table:table-cell>
              <table:table-cell office:value-type="float" office:value="464.227701029771">
                <text:p>464.227701029771</text:p>
              </table:table-cell>
              <table:table-cell office:value-type="float" office:value="0.86962988458429">
                <text:p>0.86962988458429</text:p>
              </table:table-cell>
              <table:table-cell office:value-type="float" office:value="470.277858027819">
                <text:p>470.277858027819</text:p>
              </table:table-cell>
              <table:table-cell office:value-type="float" office:value="0.8698326443817">
                <text:p>0.8698326443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.245376239962">
                <text:p>504.245376239962</text:p>
              </table:table-cell>
              <table:table-cell office:value-type="float" office:value="0.619926571991974">
                <text:p>0.619926571991974</text:p>
              </table:table-cell>
              <table:table-cell office:value-type="float" office:value="555.693279055859">
                <text:p>555.693279055859</text:p>
              </table:table-cell>
              <table:table-cell office:value-type="float" office:value="0.843806251500937">
                <text:p>0.843806251500937</text:p>
              </table:table-cell>
              <table:table-cell office:value-type="float" office:value="587.302357794235">
                <text:p>587.302357794235</text:p>
              </table:table-cell>
              <table:table-cell office:value-type="float" office:value="0.857226018566219">
                <text:p>0.857226018566219</text:p>
              </table:table-cell>
              <table:table-cell office:value-type="float" office:value="602.011297736091">
                <text:p>602.011297736091</text:p>
              </table:table-cell>
              <table:table-cell office:value-type="float" office:value="0.860594377206574">
                <text:p>0.860594377206574</text:p>
              </table:table-cell>
              <table:table-cell office:value-type="float" office:value="609.920815673552">
                <text:p>609.920815673552</text:p>
              </table:table-cell>
              <table:table-cell office:value-type="float" office:value="0.862102451145363">
                <text:p>0.862102451145363</text:p>
              </table:table-cell>
              <table:table-cell office:value-type="float" office:value="614.4471965198">
                <text:p>614.4471965198</text:p>
              </table:table-cell>
              <table:table-cell office:value-type="float" office:value="0.863034803269015">
                <text:p>0.863034803269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8.619364019888">
                <text:p>628.619364019888</text:p>
              </table:table-cell>
              <table:table-cell office:value-type="float" office:value="0.604950222804606">
                <text:p>0.604950222804606</text:p>
              </table:table-cell>
              <table:table-cell office:value-type="float" office:value="699.363156716888">
                <text:p>699.363156716888</text:p>
              </table:table-cell>
              <table:table-cell office:value-type="float" office:value="0.811747397597324">
                <text:p>0.811747397597324</text:p>
              </table:table-cell>
              <table:table-cell office:value-type="float" office:value="752.063151174634">
                <text:p>752.063151174634</text:p>
              </table:table-cell>
              <table:table-cell office:value-type="float" office:value="0.805102740969137">
                <text:p>0.805102740969137</text:p>
              </table:table-cell>
              <table:table-cell office:value-type="float" office:value="782.46694480578">
                <text:p>782.46694480578</text:p>
              </table:table-cell>
              <table:table-cell office:value-type="float" office:value="0.835147683964993">
                <text:p>0.835147683964993</text:p>
              </table:table-cell>
              <table:table-cell office:value-type="float" office:value="801.787810049581">
                <text:p>801.787810049581</text:p>
              </table:table-cell>
              <table:table-cell office:value-type="float" office:value="0.859723477821896">
                <text:p>0.859723477821896</text:p>
              </table:table-cell>
              <table:table-cell office:value-type="float" office:value="818.410176671894">
                <text:p>818.410176671894</text:p>
              </table:table-cell>
              <table:table-cell office:value-type="float" office:value="0.86040991793498">
                <text:p>0.86040991793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4.724466039819">
                <text:p>754.724466039819</text:p>
              </table:table-cell>
              <table:table-cell office:value-type="float" office:value="0.69823281054533">
                <text:p>0.69823281054533</text:p>
              </table:table-cell>
              <table:table-cell office:value-type="float" office:value="863.15917656398">
                <text:p>863.15917656398</text:p>
              </table:table-cell>
              <table:table-cell office:value-type="float" office:value="0.798404351492749">
                <text:p>0.798404351492749</text:p>
              </table:table-cell>
              <table:table-cell office:value-type="float" office:value="938.907554025614">
                <text:p>938.907554025614</text:p>
              </table:table-cell>
              <table:table-cell office:value-type="float" office:value="0.837772171330981">
                <text:p>0.837772171330981</text:p>
              </table:table-cell>
              <table:table-cell office:value-type="float" office:value="972.002717373008">
                <text:p>972.002717373008</text:p>
              </table:table-cell>
              <table:table-cell office:value-type="float" office:value="0.85134885767102">
                <text:p>0.85134885767102</text:p>
              </table:table-cell>
              <table:table-cell office:value-type="float" office:value="1005.99018014288">
                <text:p>1005.99018014288</text:p>
              </table:table-cell>
              <table:table-cell office:value-type="float" office:value="0.853144731083445">
                <text:p>0.853144731083445</text:p>
              </table:table-cell>
              <table:table-cell office:value-type="float" office:value="1022.34168184322">
                <text:p>1022.34168184322</text:p>
              </table:table-cell>
              <table:table-cell office:value-type="float" office:value="0.853781259947928">
                <text:p>0.853781259947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2.350816617099">
                <text:p>882.350816617099</text:p>
              </table:table-cell>
              <table:table-cell office:value-type="float" office:value="0.689189783679746">
                <text:p>0.689189783679746</text:p>
              </table:table-cell>
              <table:table-cell office:value-type="float" office:value="993.57450851774">
                <text:p>993.57450851774</text:p>
              </table:table-cell>
              <table:table-cell office:value-type="float" office:value="0.804699511086782">
                <text:p>0.804699511086782</text:p>
              </table:table-cell>
              <table:table-cell office:value-type="float" office:value="1094.28280932961">
                <text:p>1094.28280932961</text:p>
              </table:table-cell>
              <table:table-cell office:value-type="float" office:value="0.825278630071127">
                <text:p>0.825278630071127</text:p>
              </table:table-cell>
              <table:table-cell office:value-type="float" office:value="1139.09407192266">
                <text:p>1139.09407192266</text:p>
              </table:table-cell>
              <table:table-cell office:value-type="float" office:value="0.849407946904192">
                <text:p>0.849407946904192</text:p>
              </table:table-cell>
              <table:table-cell office:value-type="float" office:value="1176.02900046464">
                <text:p>1176.02900046464</text:p>
              </table:table-cell>
              <table:table-cell office:value-type="float" office:value="0.850496819065313">
                <text:p>0.850496819065313</text:p>
              </table:table-cell>
              <table:table-cell office:value-type="float" office:value="1189.609909839">
                <text:p>1189.609909839</text:p>
              </table:table-cell>
              <table:table-cell office:value-type="float" office:value="0.8508701357565">
                <text:p>0.8508701357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8.63973179217">
                <text:p>1018.63973179217</text:p>
              </table:table-cell>
              <table:table-cell office:value-type="float" office:value="0.573367209621055">
                <text:p>0.573367209621055</text:p>
              </table:table-cell>
              <table:table-cell office:value-type="float" office:value="1159.87835016652">
                <text:p>1159.87835016652</text:p>
              </table:table-cell>
              <table:table-cell office:value-type="float" office:value="0.788776177114916">
                <text:p>0.788776177114916</text:p>
              </table:table-cell>
              <table:table-cell office:value-type="float" office:value="1258.49434879486">
                <text:p>1258.49434879486</text:p>
              </table:table-cell>
              <table:table-cell office:value-type="float" office:value="0.838594127309585">
                <text:p>0.838594127309585</text:p>
              </table:table-cell>
              <table:table-cell office:value-type="float" office:value="1343.2162013924">
                <text:p>1343.2162013924</text:p>
              </table:table-cell>
              <table:table-cell office:value-type="float" office:value="0.843426577950519">
                <text:p>0.843426577950519</text:p>
              </table:table-cell>
              <table:table-cell office:value-type="float" office:value="1384.49015197139">
                <text:p>1384.49015197139</text:p>
              </table:table-cell>
              <table:table-cell office:value-type="float" office:value="0.845732865778629">
                <text:p>0.845732865778629</text:p>
              </table:table-cell>
              <table:table-cell office:value-type="float" office:value="1397.80675636797">
                <text:p>1397.80675636797</text:p>
              </table:table-cell>
              <table:table-cell office:value-type="float" office:value="0.84700965894132">
                <text:p>0.84700965894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2.41077490585">
                <text:p>1112.41077490585</text:p>
              </table:table-cell>
              <table:table-cell office:value-type="float" office:value="0.611579493269026">
                <text:p>0.611579493269026</text:p>
              </table:table-cell>
              <table:table-cell office:value-type="float" office:value="1234.12798473113">
                <text:p>1234.12798473113</text:p>
              </table:table-cell>
              <table:table-cell office:value-type="float" office:value="0.813597387114301">
                <text:p>0.813597387114301</text:p>
              </table:table-cell>
              <table:table-cell office:value-type="float" office:value="1297.11123292895">
                <text:p>1297.11123292895</text:p>
              </table:table-cell>
              <table:table-cell office:value-type="float" office:value="0.836669005500556">
                <text:p>0.836669005500556</text:p>
              </table:table-cell>
              <table:table-cell office:value-type="float" office:value="1340.36321568369">
                <text:p>1340.36321568369</text:p>
              </table:table-cell>
              <table:table-cell office:value-type="float" office:value="0.841513940404587">
                <text:p>0.841513940404587</text:p>
              </table:table-cell>
              <table:table-cell office:value-type="float" office:value="1365.6464219602">
                <text:p>1365.6464219602</text:p>
              </table:table-cell>
              <table:table-cell office:value-type="float" office:value="0.843222614522098">
                <text:p>0.843222614522098</text:p>
              </table:table-cell>
              <table:table-cell office:value-type="float" office:value="1380.31410365834">
                <text:p>1380.31410365834</text:p>
              </table:table-cell>
              <table:table-cell office:value-type="float" office:value="0.844393248653605">
                <text:p>0.844393248653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2.86709542328">
                <text:p>1252.86709542328</text:p>
              </table:table-cell>
              <table:table-cell office:value-type="float" office:value="0.71306367011515">
                <text:p>0.71306367011515</text:p>
              </table:table-cell>
              <table:table-cell office:value-type="float" office:value="1451.14156312751">
                <text:p>1451.14156312751</text:p>
              </table:table-cell>
              <table:table-cell office:value-type="float" office:value="0.821054608224848">
                <text:p>0.821054608224848</text:p>
              </table:table-cell>
              <table:table-cell office:value-type="float" office:value="1565.09322301902">
                <text:p>1565.09322301902</text:p>
              </table:table-cell>
              <table:table-cell office:value-type="float" office:value="0.838206803378974">
                <text:p>0.838206803378974</text:p>
              </table:table-cell>
              <table:table-cell office:value-type="float" office:value="1643.4181636726">
                <text:p>1643.4181636726</text:p>
              </table:table-cell>
              <table:table-cell office:value-type="float" office:value="0.84284605680566">
                <text:p>0.84284605680566</text:p>
              </table:table-cell>
              <table:table-cell office:value-type="float" office:value="1673.55623366072">
                <text:p>1673.55623366072</text:p>
              </table:table-cell>
              <table:table-cell office:value-type="float" office:value="0.845023627411941">
                <text:p>0.845023627411941</text:p>
              </table:table-cell>
              <table:table-cell office:value-type="float" office:value="1722.29736251076">
                <text:p>1722.29736251076</text:p>
              </table:table-cell>
              <table:table-cell office:value-type="float" office:value="0.84611338322492">
                <text:p>0.84611338322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4.57184540856">
                <text:p>1384.57184540856</text:p>
              </table:table-cell>
              <table:table-cell office:value-type="float" office:value="0.607349290362259">
                <text:p>0.607349290362259</text:p>
              </table:table-cell>
              <table:table-cell office:value-type="float" office:value="1574.73628226344">
                <text:p>1574.73628226344</text:p>
              </table:table-cell>
              <table:table-cell office:value-type="float" office:value="0.815075962543022">
                <text:p>0.815075962543022</text:p>
              </table:table-cell>
              <table:table-cell office:value-type="float" office:value="1686.21547188076">
                <text:p>1686.21547188076</text:p>
              </table:table-cell>
              <table:table-cell office:value-type="float" office:value="0.836028579475655">
                <text:p>0.836028579475655</text:p>
              </table:table-cell>
              <table:table-cell office:value-type="float" office:value="1751.29334297502">
                <text:p>1751.29334297502</text:p>
              </table:table-cell>
              <table:table-cell office:value-type="float" office:value="0.842291344644482">
                <text:p>0.842291344644482</text:p>
              </table:table-cell>
              <table:table-cell office:value-type="float" office:value="1789.03627918667">
                <text:p>1789.03627918667</text:p>
              </table:table-cell>
              <table:table-cell office:value-type="float" office:value="0.843885814031767">
                <text:p>0.843885814031767</text:p>
              </table:table-cell>
              <table:table-cell office:value-type="float" office:value="1809.63351910246">
                <text:p>1809.63351910246</text:p>
              </table:table-cell>
              <table:table-cell office:value-type="float" office:value="0.844848337526929">
                <text:p>0.844848337526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5.68975430646">
                <text:p>1505.68975430646</text:p>
              </table:table-cell>
              <table:table-cell office:value-type="float" office:value="0.593134510137815">
                <text:p>0.593134510137815</text:p>
              </table:table-cell>
              <table:table-cell office:value-type="float" office:value="1759.05031496834">
                <text:p>1759.05031496834</text:p>
              </table:table-cell>
              <table:table-cell office:value-type="float" office:value="0.815288216224899">
                <text:p>0.815288216224899</text:p>
              </table:table-cell>
              <table:table-cell office:value-type="float" office:value="1952.59406577861">
                <text:p>1952.59406577861</text:p>
              </table:table-cell>
              <table:table-cell office:value-type="float" office:value="0.831883448794758">
                <text:p>0.831883448794758</text:p>
              </table:table-cell>
              <table:table-cell office:value-type="float" office:value="2043.688582096">
                <text:p>2043.688582096</text:p>
              </table:table-cell>
              <table:table-cell office:value-type="float" office:value="0.836583810134336">
                <text:p>0.836583810134336</text:p>
              </table:table-cell>
              <table:table-cell office:value-type="float" office:value="2113.92225536698">
                <text:p>2113.92225536698</text:p>
              </table:table-cell>
              <table:table-cell office:value-type="float" office:value="0.838691067018739">
                <text:p>0.838691067018739</text:p>
              </table:table-cell>
              <table:table-cell office:value-type="float" office:value="2176.31110997481">
                <text:p>2176.31110997481</text:p>
              </table:table-cell>
              <table:table-cell office:value-type="float" office:value="0.839680745128582">
                <text:p>0.839680745128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0.93344122252">
                <text:p>1610.93344122252</text:p>
              </table:table-cell>
              <table:table-cell office:value-type="float" office:value="0.710768284068712">
                <text:p>0.710768284068712</text:p>
              </table:table-cell>
              <table:table-cell office:value-type="float" office:value="1828.82945830899">
                <text:p>1828.82945830899</text:p>
              </table:table-cell>
              <table:table-cell office:value-type="float" office:value="0.806447889399906">
                <text:p>0.806447889399906</text:p>
              </table:table-cell>
              <table:table-cell office:value-type="float" office:value="1955.58959071625">
                <text:p>1955.58959071625</text:p>
              </table:table-cell>
              <table:table-cell office:value-type="float" office:value="0.838075011729758">
                <text:p>0.838075011729758</text:p>
              </table:table-cell>
              <table:table-cell office:value-type="float" office:value="2029.80889509994">
                <text:p>2029.80889509994</text:p>
              </table:table-cell>
              <table:table-cell office:value-type="float" office:value="0.840893540467052">
                <text:p>0.840893540467052</text:p>
              </table:table-cell>
              <table:table-cell office:value-type="float" office:value="2063.23618900265">
                <text:p>2063.23618900265</text:p>
              </table:table-cell>
              <table:table-cell office:value-type="float" office:value="0.841795616901425">
                <text:p>0.841795616901425</text:p>
              </table:table-cell>
              <table:table-cell office:value-type="float" office:value="2086.26979600812">
                <text:p>2086.26979600812</text:p>
              </table:table-cell>
              <table:table-cell office:value-type="float" office:value="0.842122838217743">
                <text:p>0.842122838217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1.76788199781">
                <text:p>1731.76788199781</text:p>
              </table:table-cell>
              <table:table-cell office:value-type="float" office:value="0.49280953549711">
                <text:p>0.49280953549711</text:p>
              </table:table-cell>
              <table:table-cell office:value-type="float" office:value="2019.29645820951">
                <text:p>2019.29645820951</text:p>
              </table:table-cell>
              <table:table-cell office:value-type="float" office:value="0.751770898255518">
                <text:p>0.751770898255518</text:p>
              </table:table-cell>
              <table:table-cell office:value-type="float" office:value="2178.12588270758">
                <text:p>2178.12588270758</text:p>
              </table:table-cell>
              <table:table-cell office:value-type="float" office:value="0.821081198742016">
                <text:p>0.821081198742016</text:p>
              </table:table-cell>
              <table:table-cell office:value-type="float" office:value="2274.95675367983">
                <text:p>2274.95675367983</text:p>
              </table:table-cell>
              <table:table-cell office:value-type="float" office:value="0.829419344545339">
                <text:p>0.829419344545339</text:p>
              </table:table-cell>
              <table:table-cell office:value-type="float" office:value="2331.79716685173">
                <text:p>2331.79716685173</text:p>
              </table:table-cell>
              <table:table-cell office:value-type="float" office:value="0.833390590398483">
                <text:p>0.833390590398483</text:p>
              </table:table-cell>
              <table:table-cell office:value-type="float" office:value="2398.47257602271">
                <text:p>2398.47257602271</text:p>
              </table:table-cell>
              <table:table-cell office:value-type="float" office:value="0.835124967205017">
                <text:p>0.835124967205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65.6058126899">
                <text:p>1865.6058126899</text:p>
              </table:table-cell>
              <table:table-cell office:value-type="float" office:value="0.661264104611233">
                <text:p>0.661264104611233</text:p>
              </table:table-cell>
              <table:table-cell office:value-type="float" office:value="2137.77575282444">
                <text:p>2137.77575282444</text:p>
              </table:table-cell>
              <table:table-cell office:value-type="float" office:value="0.765120575482417">
                <text:p>0.765120575482417</text:p>
              </table:table-cell>
              <table:table-cell office:value-type="float" office:value="2314.74086442917">
                <text:p>2314.74086442917</text:p>
              </table:table-cell>
              <table:table-cell office:value-type="float" office:value="0.818928076911562">
                <text:p>0.818928076911562</text:p>
              </table:table-cell>
              <table:table-cell office:value-type="float" office:value="2432.85934598315">
                <text:p>2432.85934598315</text:p>
              </table:table-cell>
              <table:table-cell office:value-type="float" office:value="0.825154325575213">
                <text:p>0.825154325575213</text:p>
              </table:table-cell>
              <table:table-cell office:value-type="float" office:value="2483.93282975309">
                <text:p>2483.93282975309</text:p>
              </table:table-cell>
              <table:table-cell office:value-type="float" office:value="0.827835851729307">
                <text:p>0.827835851729307</text:p>
              </table:table-cell>
              <table:table-cell office:value-type="float" office:value="2551.74540195437">
                <text:p>2551.74540195437</text:p>
              </table:table-cell>
              <table:table-cell office:value-type="float" office:value="0.824913646709077">
                <text:p>0.824913646709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1.63205263129">
                <text:p>2011.63205263129</text:p>
              </table:table-cell>
              <table:table-cell office:value-type="float" office:value="0.44655626924309">
                <text:p>0.44655626924309</text:p>
              </table:table-cell>
              <table:table-cell office:value-type="float" office:value="2331.1024295367">
                <text:p>2331.1024295367</text:p>
              </table:table-cell>
              <table:table-cell office:value-type="float" office:value="0.778478361164414">
                <text:p>0.778478361164414</text:p>
              </table:table-cell>
              <table:table-cell office:value-type="float" office:value="2505.49053719386">
                <text:p>2505.49053719386</text:p>
              </table:table-cell>
              <table:table-cell office:value-type="float" office:value="0.822131052813185">
                <text:p>0.822131052813185</text:p>
              </table:table-cell>
              <table:table-cell office:value-type="float" office:value="2675.93550884705">
                <text:p>2675.93550884705</text:p>
              </table:table-cell>
              <table:table-cell office:value-type="float" office:value="0.826130442157835">
                <text:p>0.826130442157835</text:p>
              </table:table-cell>
              <table:table-cell office:value-type="float" office:value="2785.23264934304">
                <text:p>2785.23264934304</text:p>
              </table:table-cell>
              <table:table-cell office:value-type="float" office:value="0.827051539066482">
                <text:p>0.827051539066482</text:p>
              </table:table-cell>
              <table:table-cell office:value-type="float" office:value="2817.16720582197">
                <text:p>2817.16720582197</text:p>
              </table:table-cell>
              <table:table-cell office:value-type="float" office:value="0.828838676006957">
                <text:p>0.828838676006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8.26676682458">
                <text:p>2118.26676682458</text:p>
              </table:table-cell>
              <table:table-cell office:value-type="float" office:value="0.686214698218001">
                <text:p>0.686214698218001</text:p>
              </table:table-cell>
              <table:table-cell office:value-type="float" office:value="2349.03900773679">
                <text:p>2349.03900773679</text:p>
              </table:table-cell>
              <table:table-cell office:value-type="float" office:value="0.791535305517672">
                <text:p>0.791535305517672</text:p>
              </table:table-cell>
              <table:table-cell office:value-type="float" office:value="2506.47680549045">
                <text:p>2506.47680549045</text:p>
              </table:table-cell>
              <table:table-cell office:value-type="float" office:value="0.819197894373788">
                <text:p>0.819197894373788</text:p>
              </table:table-cell>
              <table:table-cell office:value-type="float" office:value="2623.89227226959">
                <text:p>2623.89227226959</text:p>
              </table:table-cell>
              <table:table-cell office:value-type="float" office:value="0.828638583568053">
                <text:p>0.828638583568053</text:p>
              </table:table-cell>
              <table:table-cell office:value-type="float" office:value="2686.43151098923">
                <text:p>2686.43151098923</text:p>
              </table:table-cell>
              <table:table-cell office:value-type="float" office:value="0.832851437558391">
                <text:p>0.832851437558391</text:p>
              </table:table-cell>
              <table:table-cell office:value-type="float" office:value="2724.65725571909">
                <text:p>2724.65725571909</text:p>
              </table:table-cell>
              <table:table-cell office:value-type="float" office:value="0.834391332348178">
                <text:p>0.834391332348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1.53927662902">
                <text:p>2251.53927662902</text:p>
              </table:table-cell>
              <table:table-cell office:value-type="float" office:value="0.487414579439323">
                <text:p>0.487414579439323</text:p>
              </table:table-cell>
              <table:table-cell office:value-type="float" office:value="2622.81062734195">
                <text:p>2622.81062734195</text:p>
              </table:table-cell>
              <table:table-cell office:value-type="float" office:value="0.784537656763689">
                <text:p>0.784537656763689</text:p>
              </table:table-cell>
              <table:table-cell office:value-type="float" office:value="2903.14858009577">
                <text:p>2903.14858009577</text:p>
              </table:table-cell>
              <table:table-cell office:value-type="float" office:value="0.80982414809317">
                <text:p>0.80982414809317</text:p>
              </table:table-cell>
              <table:table-cell office:value-type="float" office:value="3116.69767144113">
                <text:p>3116.69767144113</text:p>
              </table:table-cell>
              <table:table-cell office:value-type="float" office:value="0.81591662952582">
                <text:p>0.81591662952582</text:p>
              </table:table-cell>
              <table:table-cell office:value-type="float" office:value="3303.52056986405">
                <text:p>3303.52056986405</text:p>
              </table:table-cell>
              <table:table-cell office:value-type="float" office:value="0.817571167029905">
                <text:p>0.817571167029905</text:p>
              </table:table-cell>
              <table:table-cell office:value-type="float" office:value="3378.15192522754">
                <text:p>3378.15192522754</text:p>
              </table:table-cell>
              <table:table-cell office:value-type="float" office:value="0.819274451480979">
                <text:p>0.819274451480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28.07324086852">
                <text:p>2328.07324086852</text:p>
              </table:table-cell>
              <table:table-cell office:value-type="float" office:value="0.59364020032034">
                <text:p>0.59364020032034</text:p>
              </table:table-cell>
              <table:table-cell office:value-type="float" office:value="2642.6912243918">
                <text:p>2642.6912243918</text:p>
              </table:table-cell>
              <table:table-cell office:value-type="float" office:value="0.791084246040164">
                <text:p>0.791084246040164</text:p>
              </table:table-cell>
              <table:table-cell office:value-type="float" office:value="2846.85284328794">
                <text:p>2846.85284328794</text:p>
              </table:table-cell>
              <table:table-cell office:value-type="float" office:value="0.821687220559602">
                <text:p>0.821687220559602</text:p>
              </table:table-cell>
              <table:table-cell office:value-type="float" office:value="2939.23217473974">
                <text:p>2939.23217473974</text:p>
              </table:table-cell>
              <table:table-cell office:value-type="float" office:value="0.831084249498212">
                <text:p>0.831084249498212</text:p>
              </table:table-cell>
              <table:table-cell office:value-type="float" office:value="3052.35842891475">
                <text:p>3052.35842891475</text:p>
              </table:table-cell>
              <table:table-cell office:value-type="float" office:value="0.835118630413247">
                <text:p>0.835118630413247</text:p>
              </table:table-cell>
              <table:table-cell office:value-type="float" office:value="3093.08940615986">
                <text:p>3093.08940615986</text:p>
              </table:table-cell>
              <table:table-cell office:value-type="float" office:value="0.837222099978429">
                <text:p>0.837222099978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1.88018100022">
                <text:p>2451.88018100022</text:p>
              </table:table-cell>
              <table:table-cell office:value-type="float" office:value="0.514433170525559">
                <text:p>0.514433170525559</text:p>
              </table:table-cell>
              <table:table-cell office:value-type="float" office:value="2814.03087553023">
                <text:p>2814.03087553023</text:p>
              </table:table-cell>
              <table:table-cell office:value-type="float" office:value="0.78162135684525">
                <text:p>0.78162135684525</text:p>
              </table:table-cell>
              <table:table-cell office:value-type="float" office:value="3087.33028075604">
                <text:p>3087.33028075604</text:p>
              </table:table-cell>
              <table:table-cell office:value-type="float" office:value="0.810027177780802">
                <text:p>0.810027177780802</text:p>
              </table:table-cell>
              <table:table-cell office:value-type="float" office:value="3297.28232630937">
                <text:p>3297.28232630937</text:p>
              </table:table-cell>
              <table:table-cell office:value-type="float" office:value="0.813191896049605">
                <text:p>0.813191896049605</text:p>
              </table:table-cell>
              <table:table-cell office:value-type="float" office:value="3522.06616314729">
                <text:p>3522.06616314729</text:p>
              </table:table-cell>
              <table:table-cell office:value-type="float" office:value="0.817847967061466">
                <text:p>0.817847967061466</text:p>
              </table:table-cell>
              <table:table-cell office:value-type="float" office:value="3722.33313245376">
                <text:p>3722.33313245376</text:p>
              </table:table-cell>
              <table:table-cell office:value-type="float" office:value="0.81461351029206">
                <text:p>0.814613510292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819cm" svg:y="0.316cm" chart:style-name="ch2">
          <text:p>Last Month</text:p>
        </chart:title>
        <chart:legend chart:legend-position="end" svg:x="13.915cm" svg:y="3.703cm" style:legend-expansion="high" chart:style-name="ch3"/>
        <chart:plot-area chart:style-name="ch4" chart:data-source-has-labels="both" svg:x="1.331cm" svg:y="1.301cm" svg:width="12.264cm" svg:height="6.538cm">
          <chartooo:coordinate-region svg:x="2.243cm" svg:y="1.5cm" svg:width="10.98cm" svg:height="5.692cm"/>
          <chart:axis chart:dimension="x" chart:name="primary-x" chart:style-name="ch5" chartooo:axis-type="auto">
            <chart:title svg:x="6.691cm" svg:y="8.019cm" chart:style-name="ch6">
              <text:p>Block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series chart:style-name="ch11" chart:values-cell-range-address="local-table.$G$2:.$G$20" chart:label-cell-address="local-table.$G$1" chart:class="chart:scatter">
            <chart:domain table:cell-range-address="local-table.$F$2:.$F$20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dd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.554165175669">
                <text:p>208.554165175669</text:p>
              </table:table-cell>
              <table:table-cell office:value-type="float" office:value="0.88766998001889">
                <text:p>0.88766998001889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89831973141878">
                <text:p>0.89831973141878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889050589466033">
                <text:p>0.8890505894660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.855237884939">
                <text:p>330.855237884939</text:p>
              </table:table-cell>
              <table:table-cell office:value-type="float" office:value="0.877933576350172">
                <text:p>0.87793357635017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888193563435537">
                <text:p>0.888193563435537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879265511502508">
                <text:p>0.879265511502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.82030515188">
                <text:p>426.82030515188</text:p>
              </table:table-cell>
              <table:table-cell office:value-type="float" office:value="0.87073624516189">
                <text:p>0.87073624516189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881100563353129">
                <text:p>0.881100563353129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87147138185703">
                <text:p>0.87147138185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.211373447267">
                <text:p>594.211373447267</text:p>
              </table:table-cell>
              <table:table-cell office:value-type="float" office:value="0.867026072538441">
                <text:p>0.867026072538441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877390771352319">
                <text:p>0.877390771352319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86691129080757">
                <text:p>0.86691129080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3.677906053525">
                <text:p>723.677906053525</text:p>
              </table:table-cell>
              <table:table-cell office:value-type="float" office:value="0.860486484653394">
                <text:p>0.860486484653394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869304859299523">
                <text:p>0.869304859299523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86395118373522">
                <text:p>0.86395118373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.666352477854">
                <text:p>836.666352477854</text:p>
              </table:table-cell>
              <table:table-cell office:value-type="float" office:value="0.856879802103709">
                <text:p>0.856879802103709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864181722590279">
                <text:p>0.864181722590279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860928803032714">
                <text:p>0.860928803032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1.14728468638">
                <text:p>1021.14728468638</text:p>
              </table:table-cell>
              <table:table-cell office:value-type="float" office:value="0.856975269415177">
                <text:p>0.85697526941517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865633385045719">
                <text:p>0.865633385045719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857088175314823">
                <text:p>0.857088175314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0.705759388272">
                <text:p>960.705759388272</text:p>
              </table:table-cell>
              <table:table-cell office:value-type="float" office:value="0.851200382965395">
                <text:p>0.851200382965395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864489739639483">
                <text:p>0.864489739639483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848801003091198">
                <text:p>0.848801003091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7.53586760485">
                <text:p>1207.53586760485</text:p>
              </table:table-cell>
              <table:table-cell office:value-type="float" office:value="0.855525436167974">
                <text:p>0.855525436167974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86394237035131">
                <text:p>0.86394237035131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847006528665422">
                <text:p>0.847006528665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7.79336454501">
                <text:p>1267.79336454501</text:p>
              </table:table-cell>
              <table:table-cell office:value-type="float" office:value="0.84921003847248">
                <text:p>0.84921003847248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859597772777411">
                <text:p>0.859597772777411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845064903209556">
                <text:p>0.845064903209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2.4277327224">
                <text:p>1582.4277327224</text:p>
              </table:table-cell>
              <table:table-cell office:value-type="float" office:value="0.847154693195675">
                <text:p>0.847154693195675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855517541960265">
                <text:p>0.855517541960265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843277135412683">
                <text:p>0.843277135412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0.28419463753">
                <text:p>1520.28419463753</text:p>
              </table:table-cell>
              <table:table-cell office:value-type="float" office:value="0.847144419815523">
                <text:p>0.847144419815523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858514479738659">
                <text:p>0.858514479738659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841716092342424">
                <text:p>0.841716092342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6.49356659199">
                <text:p>1756.49356659199</text:p>
              </table:table-cell>
              <table:table-cell office:value-type="float" office:value="0.841166554843957">
                <text:p>0.841166554843957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851573340674294">
                <text:p>0.851573340674294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841070388806978">
                <text:p>0.841070388806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6.62637287492">
                <text:p>1856.62637287492</text:p>
              </table:table-cell>
              <table:table-cell office:value-type="float" office:value="0.831772046842317">
                <text:p>0.831772046842317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852686120770364">
                <text:p>0.852686120770364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84046600028816">
                <text:p>0.84046600028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3.95646580246">
                <text:p>2213.95646580246</text:p>
              </table:table-cell>
              <table:table-cell office:value-type="float" office:value="0.832989670917882">
                <text:p>0.832989670917882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855489134677669">
                <text:p>0.855489134677669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839802837984891">
                <text:p>0.839802837984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6.86059198761">
                <text:p>1956.86059198761</text:p>
              </table:table-cell>
              <table:table-cell office:value-type="float" office:value="0.841297308788517">
                <text:p>0.841297308788517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858446483657409">
                <text:p>0.858446483657409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839350172096448">
                <text:p>0.839350172096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9.4153867581">
                <text:p>2559.4153867581</text:p>
              </table:table-cell>
              <table:table-cell office:value-type="float" office:value="0.835715520931614">
                <text:p>0.835715520931614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842600536776338">
                <text:p>0.842600536776338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836070138914138">
                <text:p>0.836070138914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8.87600041077">
                <text:p>2168.87600041077</text:p>
              </table:table-cell>
              <table:table-cell office:value-type="float" office:value="0.842010094896485">
                <text:p>0.842010094896485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854410531382687">
                <text:p>0.854410531382687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835544796008548">
                <text:p>0.835544796008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4.18445932002">
                <text:p>2744.18445932002</text:p>
              </table:table-cell>
              <table:table-cell office:value-type="float" office:value="0.835460270679896">
                <text:p>0.835460270679896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844072042199307">
                <text:p>0.844072042199307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835210094388764">
                <text:p>0.8352100943887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004cm" svg:y="0.316cm" chart:style-name="ch2">
          <text:p>Last Year</text:p>
        </chart:title>
        <chart:legend chart:legend-position="end" svg:x="13.915cm" svg:y="3.703cm" style:legend-expansion="high" chart:style-name="ch3"/>
        <chart:plot-area chart:style-name="ch4" chart:data-source-has-labels="both" svg:x="1.331cm" svg:y="1.301cm" svg:width="12.264cm" svg:height="6.538cm">
          <chartooo:coordinate-region svg:x="2.243cm" svg:y="1.5cm" svg:width="10.98cm" svg:height="5.692cm"/>
          <chart:axis chart:dimension="x" chart:name="primary-x" chart:style-name="ch5" chartooo:axis-type="auto">
            <chart:title svg:x="6.691cm" svg:y="8.019cm" chart:style-name="ch6">
              <text:p>BlockSize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E$2:.$E$21" chart:label-cell-address="local-table.$E$1" chart:class="chart:scatter">
            <chart:domain table:cell-range-address="local-table.$D$2:.$D$21"/>
            <chart:data-point chart:repeated="20"/>
          </chart:series>
          <chart:series chart:style-name="ch11" chart:values-cell-range-address="local-table.$G$2:.$G$21" chart:label-cell-address="local-table.$G$1" chart:class="chart:scatter">
            <chart:domain table:cell-range-address="local-table.$F$2:.$F$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dd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.554165175669">
                <text:p>208.554165175669</text:p>
              </table:table-cell>
              <table:table-cell office:value-type="float" office:value="0.411847775139921">
                <text:p>0.411847775139921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416198386585356">
                <text:p>0.416198386585356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451778043448194">
                <text:p>0.4517780434481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.855237884939">
                <text:p>330.855237884939</text:p>
              </table:table-cell>
              <table:table-cell office:value-type="float" office:value="0.368882880267571">
                <text:p>0.36888288026757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379904062476326">
                <text:p>0.379904062476326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411720939995334">
                <text:p>0.411720939995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.82030515188">
                <text:p>426.82030515188</text:p>
              </table:table-cell>
              <table:table-cell office:value-type="float" office:value="0.344884578585953">
                <text:p>0.344884578585953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341801013574054">
                <text:p>0.341801013574054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379335918955925">
                <text:p>0.379335918955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.211373447267">
                <text:p>594.211373447267</text:p>
              </table:table-cell>
              <table:table-cell office:value-type="float" office:value="0.338563539377728">
                <text:p>0.338563539377728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326982721261819">
                <text:p>0.326982721261819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376569983107663">
                <text:p>0.376569983107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3.677906053525">
                <text:p>723.677906053525</text:p>
              </table:table-cell>
              <table:table-cell office:value-type="float" office:value="0.294829430290852">
                <text:p>0.294829430290852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315736881050904">
                <text:p>0.315736881050904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326168240083924">
                <text:p>0.326168240083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.666352477854">
                <text:p>836.666352477854</text:p>
              </table:table-cell>
              <table:table-cell office:value-type="float" office:value="0.276188277571282">
                <text:p>0.276188277571282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305178634413179">
                <text:p>0.305178634413179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305625536298657">
                <text:p>0.305625536298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1.14728468638">
                <text:p>1021.14728468638</text:p>
              </table:table-cell>
              <table:table-cell office:value-type="float" office:value="0.280884142263217">
                <text:p>0.280884142263217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2894690850135">
                <text:p>0.2894690850135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308577540530858">
                <text:p>0.308577540530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0.705759388272">
                <text:p>960.705759388272</text:p>
              </table:table-cell>
              <table:table-cell office:value-type="float" office:value="0.274175287052384">
                <text:p>0.274175287052384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27753515942805">
                <text:p>0.27753515942805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316387456938135">
                <text:p>0.316387456938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7.53586760485">
                <text:p>1207.53586760485</text:p>
              </table:table-cell>
              <table:table-cell office:value-type="float" office:value="0.294126319479427">
                <text:p>0.294126319479427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273126083406264">
                <text:p>0.273126083406264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322937308488977">
                <text:p>0.322937308488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7.79336454501">
                <text:p>1267.79336454501</text:p>
              </table:table-cell>
              <table:table-cell office:value-type="float" office:value="0.278307931519992">
                <text:p>0.278307931519992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262845752215985">
                <text:p>0.262845752215985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303179707406775">
                <text:p>0.303179707406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2.4277327224">
                <text:p>1582.4277327224</text:p>
              </table:table-cell>
              <table:table-cell office:value-type="float" office:value="0.238271226373546">
                <text:p>0.238271226373546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258373575383011">
                <text:p>0.2583735753830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269871828248373">
                <text:p>0.269871828248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0.28419463753">
                <text:p>1520.28419463753</text:p>
              </table:table-cell>
              <table:table-cell office:value-type="float" office:value="0.242833069021711">
                <text:p>0.242833069021711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255676418955581">
                <text:p>0.255676418955581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290412340157775">
                <text:p>0.290412340157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6.49356659199">
                <text:p>1756.49356659199</text:p>
              </table:table-cell>
              <table:table-cell office:value-type="float" office:value="0.223675017242321">
                <text:p>0.223675017242321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253712325778918">
                <text:p>0.253712325778918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247738353757483">
                <text:p>0.247738353757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6.62637287492">
                <text:p>1856.62637287492</text:p>
              </table:table-cell>
              <table:table-cell office:value-type="float" office:value="0.222753540328721">
                <text:p>0.222753540328721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251599536257422">
                <text:p>0.251599536257422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264329206238147">
                <text:p>0.264329206238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3.95646580246">
                <text:p>2213.95646580246</text:p>
              </table:table-cell>
              <table:table-cell office:value-type="float" office:value="0.220295982919656">
                <text:p>0.220295982919656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249849668669168">
                <text:p>0.249849668669168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26822230067725">
                <text:p>0.26822230067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6.86059198761">
                <text:p>1956.86059198761</text:p>
              </table:table-cell>
              <table:table-cell office:value-type="float" office:value="0.258151717954768">
                <text:p>0.258151717954768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248301277856157">
                <text:p>0.248301277856157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297067292475972">
                <text:p>0.297067292475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9.4153867581">
                <text:p>2559.4153867581</text:p>
              </table:table-cell>
              <table:table-cell office:value-type="float" office:value="0.218031534410848">
                <text:p>0.218031534410848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230272169727562">
                <text:p>0.230272169727562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233608090455374">
                <text:p>0.233608090455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8.87600041077">
                <text:p>2168.87600041077</text:p>
              </table:table-cell>
              <table:table-cell office:value-type="float" office:value="0.253086442316972">
                <text:p>0.253086442316972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224646805569581">
                <text:p>0.224646805569581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285956854099546">
                <text:p>0.285956854099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4.18445932002">
                <text:p>2744.18445932002</text:p>
              </table:table-cell>
              <table:table-cell office:value-type="float" office:value="0.208713399349555">
                <text:p>0.208713399349555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223339851047189">
                <text:p>0.22333985104718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230475630095268">
                <text:p>0.230475630095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